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Arial" svg:font-family="Arial"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3.491cm"/>
    </style:style>
    <style:style style:name="Table1.B" style:family="table-column">
      <style:table-column-properties style:column-width="12.412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3.491cm"/>
    </style:style>
    <style:style style:name="Table2.B" style:family="table-column">
      <style:table-column-properties style:column-width="12.412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3cm" fo:margin-left="0cm" fo:margin-top="0cm" fo:margin-bottom="0cm" table:align="left" style:writing-mode="lr-tb"/>
    </style:style>
    <style:style style:name="Table3.A" style:family="table-column">
      <style:table-column-properties style:column-width="3.491cm"/>
    </style:style>
    <style:style style:name="Table3.B" style:family="table-column">
      <style:table-column-properties style:column-width="12.412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3.491cm"/>
    </style:style>
    <style:style style:name="Table4.B" style:family="table-column">
      <style:table-column-properties style:column-width="12.41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5" style:family="table">
      <style:table-properties style:width="15.903cm" fo:margin-left="0cm" fo:margin-top="0cm" fo:margin-bottom="0cm" table:align="left" style:writing-mode="lr-tb"/>
    </style:style>
    <style:style style:name="Table5.A" style:family="table-column">
      <style:table-column-properties style:column-width="3.491cm"/>
    </style:style>
    <style:style style:name="Table5.B" style:family="table-column">
      <style:table-column-properties style:column-width="12.412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6" style:family="table">
      <style:table-properties style:width="15.903cm" fo:margin-left="0cm" fo:margin-top="0cm" fo:margin-bottom="0cm" table:align="left" style:writing-mode="lr-tb"/>
    </style:style>
    <style:style style:name="Table6.A" style:family="table-column">
      <style:table-column-properties style:column-width="3.491cm"/>
    </style:style>
    <style:style style:name="Table6.B" style:family="table-column">
      <style:table-column-properties style:column-width="12.412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7" style:family="table">
      <style:table-properties style:width="15.903cm" fo:margin-left="0cm" fo:margin-top="0cm" fo:margin-bottom="0cm" table:align="left" style:writing-mode="lr-tb"/>
    </style:style>
    <style:style style:name="Table7.A" style:family="table-column">
      <style:table-column-properties style:column-width="3.491cm"/>
    </style:style>
    <style:style style:name="Table7.B" style:family="table-column">
      <style:table-column-properties style:column-width="12.412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Table8" style:family="table">
      <style:table-properties style:width="15.903cm" fo:margin-left="0cm" fo:margin-top="0cm" fo:margin-bottom="0cm" table:align="left" style:writing-mode="lr-tb"/>
    </style:style>
    <style:style style:name="Table8.A" style:family="table-column">
      <style:table-column-properties style:column-width="3.491cm"/>
    </style:style>
    <style:style style:name="Table8.B" style:family="table-column">
      <style:table-column-properties style:column-width="12.412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0"/>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3.491cm"/>
    </style:style>
    <style:style style:name="Table9.B" style:family="table-column">
      <style:table-column-properties style:column-width="12.412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0"/>
    </style:style>
    <style:style style:name="Table10" style:family="table">
      <style:table-properties style:width="15.903cm" fo:margin-left="0cm" fo:margin-top="0cm" fo:margin-bottom="0cm" table:align="left" style:writing-mode="lr-tb"/>
    </style:style>
    <style:style style:name="Table10.A" style:family="table-column">
      <style:table-column-properties style:column-width="3.491cm"/>
    </style:style>
    <style:style style:name="Table10.B" style:family="table-column">
      <style:table-column-properties style:column-width="12.412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0"/>
    </style:style>
    <style:style style:name="Table10.6" style:family="table-row">
      <style:table-row-properties style:min-row-height="0.901cm" fo:keep-together="auto"/>
    </style:style>
    <style:style style:name="Table11" style:family="table">
      <style:table-properties style:width="16.103cm" fo:margin-left="0cm" fo:margin-top="0cm" fo:margin-bottom="0cm" table:align="left" style:writing-mode="lr-tb"/>
    </style:style>
    <style:style style:name="Table11.A" style:family="table-column">
      <style:table-column-properties style:column-width="3.57cm"/>
    </style:style>
    <style:style style:name="Table11.B" style:family="table-column">
      <style:table-column-properties style:column-width="12.532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0"/>
    </style:style>
    <style:style style:name="Table11.6" style:family="table-row">
      <style:table-row-properties style:min-row-height="0.901cm" fo:keep-together="auto"/>
    </style:style>
    <style:style style:name="Table12" style:family="table">
      <style:table-properties style:width="15.903cm" fo:margin-left="0cm" fo:margin-top="0cm" fo:margin-bottom="0cm" table:align="left" style:writing-mode="lr-tb"/>
    </style:style>
    <style:style style:name="Table12.A" style:family="table-column">
      <style:table-column-properties style:column-width="3.491cm"/>
    </style:style>
    <style:style style:name="Table12.B" style:family="table-column">
      <style:table-column-properties style:column-width="12.412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0"/>
    </style:style>
    <style:style style:name="Table13" style:family="table">
      <style:table-properties style:width="15.903cm" fo:margin-left="0cm" fo:margin-top="0cm" fo:margin-bottom="0cm" table:align="left" style:writing-mode="lr-tb"/>
    </style:style>
    <style:style style:name="Table13.A" style:family="table-column">
      <style:table-column-properties style:column-width="3.491cm"/>
    </style:style>
    <style:style style:name="Table13.B" style:family="table-column">
      <style:table-column-properties style:column-width="12.412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0"/>
    </style:style>
    <style:style style:name="Table13.6" style:family="table-row">
      <style:table-row-properties style:min-row-height="0.901cm" fo:keep-together="auto"/>
    </style:style>
    <style:style style:name="Table14" style:family="table">
      <style:table-properties style:width="15.903cm" fo:margin-left="0cm" fo:margin-top="0cm" fo:margin-bottom="0cm" table:align="left" style:writing-mode="lr-tb"/>
    </style:style>
    <style:style style:name="Table14.A" style:family="table-column">
      <style:table-column-properties style:column-width="3.491cm"/>
    </style:style>
    <style:style style:name="Table14.B" style:family="table-column">
      <style:table-column-properties style:column-width="12.412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0"/>
    </style:style>
    <style:style style:name="Table14.6" style:family="table-row">
      <style:table-row-properties style:min-row-height="0.901cm" fo:keep-together="auto"/>
    </style:style>
    <style:style style:name="Table15" style:family="table">
      <style:table-properties style:width="15.903cm" fo:margin-left="0cm" fo:margin-top="0cm" fo:margin-bottom="0cm" table:align="left" style:writing-mode="lr-tb"/>
    </style:style>
    <style:style style:name="Table15.A" style:family="table-column">
      <style:table-column-properties style:column-width="3.491cm"/>
    </style:style>
    <style:style style:name="Table15.B" style:family="table-column">
      <style:table-column-properties style:column-width="12.412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0"/>
    </style:style>
    <style:style style:name="Table19" style:family="table">
      <style:table-properties style:width="15.903cm" fo:margin-left="0cm" fo:margin-top="0cm" fo:margin-bottom="0cm" table:align="left" style:writing-mode="lr-tb"/>
    </style:style>
    <style:style style:name="Table19.A" style:family="table-column">
      <style:table-column-properties style:column-width="3.491cm"/>
    </style:style>
    <style:style style:name="Table19.B" style:family="table-column">
      <style:table-column-properties style:column-width="12.412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0"/>
    </style:style>
    <style:style style:name="Table20" style:family="table">
      <style:table-properties style:width="15.903cm" fo:margin-left="0cm" fo:margin-top="0cm" fo:margin-bottom="0cm" table:align="left" style:writing-mode="lr-tb"/>
    </style:style>
    <style:style style:name="Table20.A" style:family="table-column">
      <style:table-column-properties style:column-width="3.491cm"/>
    </style:style>
    <style:style style:name="Table20.B" style:family="table-column">
      <style:table-column-properties style:column-width="12.412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0"/>
    </style:style>
    <style:style style:name="Table21" style:family="table">
      <style:table-properties style:width="15.903cm" fo:margin-left="0cm" fo:margin-top="0cm" fo:margin-bottom="0cm" table:align="left" style:writing-mode="lr-tb"/>
    </style:style>
    <style:style style:name="Table21.A" style:family="table-column">
      <style:table-column-properties style:column-width="3.491cm"/>
    </style:style>
    <style:style style:name="Table21.B" style:family="table-column">
      <style:table-column-properties style:column-width="12.412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0"/>
    </style:style>
    <style:style style:name="Table22" style:family="table">
      <style:table-properties style:width="15.903cm" fo:margin-left="0cm" fo:margin-top="0cm" fo:margin-bottom="0cm" table:align="left" style:writing-mode="lr-tb"/>
    </style:style>
    <style:style style:name="Table22.A" style:family="table-column">
      <style:table-column-properties style:column-width="3.491cm"/>
    </style:style>
    <style:style style:name="Table22.B" style:family="table-column">
      <style:table-column-properties style:column-width="12.412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0"/>
    </style:style>
    <style:style style:name="Table22.6" style:family="table-row">
      <style:table-row-properties style:min-row-height="1.05cm" fo:keep-together="auto"/>
    </style:style>
    <style:style style:name="Table23" style:family="table">
      <style:table-properties style:width="15.903cm" fo:margin-left="0cm" fo:margin-top="0cm" fo:margin-bottom="0cm" table:align="left" style:writing-mode="lr-tb"/>
    </style:style>
    <style:style style:name="Table23.A" style:family="table-column">
      <style:table-column-properties style:column-width="3.491cm"/>
    </style:style>
    <style:style style:name="Table23.B" style:family="table-column">
      <style:table-column-properties style:column-width="12.412cm"/>
    </style:style>
    <style:style style:name="Table23.1" style:family="table-row">
      <style:table-row-properties fo:keep-together="auto"/>
    </style:style>
    <style:style style:name="Table23.A1" style:family="table-cell">
      <style:table-cell-properties fo:padding-left="0.199cm" fo:padding-right="0.191cm" fo:padding-top="0cm" fo:padding-bottom="0cm" fo:border="0.5pt solid #000000"/>
    </style:style>
    <style:style style:name="Table24" style:family="table">
      <style:table-properties style:width="15.903cm" fo:margin-left="0cm" fo:margin-top="0cm" fo:margin-bottom="0cm" table:align="left" style:writing-mode="lr-tb"/>
    </style:style>
    <style:style style:name="Table24.A" style:family="table-column">
      <style:table-column-properties style:column-width="3.491cm"/>
    </style:style>
    <style:style style:name="Table24.B" style:family="table-column">
      <style:table-column-properties style:column-width="12.412cm"/>
    </style:style>
    <style:style style:name="Table24.1" style:family="table-row">
      <style:table-row-properties fo:keep-together="auto"/>
    </style:style>
    <style:style style:name="Table24.A1" style:family="table-cell">
      <style:table-cell-properties fo:padding-left="0.199cm" fo:padding-right="0.191cm" fo:padding-top="0cm" fo:padding-bottom="0cm" fo:border="0.5pt solid #000000"/>
    </style:style>
    <style:style style:name="Table25" style:family="table">
      <style:table-properties style:width="15.903cm" fo:margin-left="0cm" fo:margin-top="0cm" fo:margin-bottom="0cm" table:align="left" style:writing-mode="lr-tb"/>
    </style:style>
    <style:style style:name="Table25.A" style:family="table-column">
      <style:table-column-properties style:column-width="3.491cm"/>
    </style:style>
    <style:style style:name="Table25.B" style:family="table-column">
      <style:table-column-properties style:column-width="12.412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0"/>
    </style:style>
    <style:style style:name="Table26" style:family="table">
      <style:table-properties style:width="15.903cm" fo:margin-left="0cm" fo:margin-top="0cm" fo:margin-bottom="0cm" table:align="left" style:writing-mode="lr-tb"/>
    </style:style>
    <style:style style:name="Table26.A" style:family="table-column">
      <style:table-column-properties style:column-width="3.491cm"/>
    </style:style>
    <style:style style:name="Table26.B" style:family="table-column">
      <style:table-column-properties style:column-width="12.412cm"/>
    </style:style>
    <style:style style:name="Table26.1" style:family="table-row">
      <style:table-row-properties fo:keep-together="auto"/>
    </style:style>
    <style:style style:name="Table26.A1" style:family="table-cell">
      <style:table-cell-properties fo:padding-left="0.199cm" fo:padding-right="0.191cm" fo:padding-top="0cm" fo:padding-bottom="0cm" fo:border="0.5pt solid #000000"/>
    </style:style>
    <style:style style:name="Table27" style:family="table">
      <style:table-properties style:width="15.903cm" fo:margin-left="0cm" fo:margin-top="0cm" fo:margin-bottom="0cm" table:align="left" style:writing-mode="lr-tb"/>
    </style:style>
    <style:style style:name="Table27.A" style:family="table-column">
      <style:table-column-properties style:column-width="3.491cm"/>
    </style:style>
    <style:style style:name="Table27.B" style:family="table-column">
      <style:table-column-properties style:column-width="12.412cm"/>
    </style:style>
    <style:style style:name="Table27.1" style:family="table-row">
      <style:table-row-properties fo:keep-together="auto"/>
    </style:style>
    <style:style style:name="Table27.A1" style:family="table-cell">
      <style:table-cell-properties fo:padding-left="0.199cm" fo:padding-right="0.191cm" fo:padding-top="0cm" fo:padding-bottom="0cm" fo:border="0.5pt solid #000000"/>
    </style:style>
    <style:style style:name="Table28" style:family="table">
      <style:table-properties style:width="15.903cm" fo:margin-left="0cm" fo:margin-top="0cm" fo:margin-bottom="0cm" table:align="left" style:writing-mode="lr-tb"/>
    </style:style>
    <style:style style:name="Table28.A" style:family="table-column">
      <style:table-column-properties style:column-width="3.491cm"/>
    </style:style>
    <style:style style:name="Table28.B" style:family="table-column">
      <style:table-column-properties style:column-width="12.412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0"/>
    </style:style>
    <style:style style:name="Table29" style:family="table">
      <style:table-properties style:width="15.903cm" fo:margin-left="0cm" fo:margin-top="0cm" fo:margin-bottom="0cm" table:align="left" style:writing-mode="lr-tb"/>
    </style:style>
    <style:style style:name="Table29.A" style:family="table-column">
      <style:table-column-properties style:column-width="3.491cm"/>
    </style:style>
    <style:style style:name="Table29.B" style:family="table-column">
      <style:table-column-properties style:column-width="12.412cm"/>
    </style:style>
    <style:style style:name="Table29.1" style:family="table-row">
      <style:table-row-properties fo:keep-together="auto"/>
    </style:style>
    <style:style style:name="Table29.A1" style:family="table-cell">
      <style:table-cell-properties fo:padding-left="0.199cm" fo:padding-right="0.191cm" fo:padding-top="0cm" fo:padding-bottom="0cm" fo:border="0.5pt solid #000000"/>
    </style:style>
    <style:style style:name="Table16" style:family="table">
      <style:table-properties style:width="17cm" fo:margin-left="0cm" table:align="left"/>
    </style:style>
    <style:style style:name="Table16.A" style:family="table-column">
      <style:table-column-properties style:column-width="5.099cm"/>
    </style:style>
    <style:style style:name="Table16.B" style:family="table-column">
      <style:table-column-properties style:column-width="11.901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2" style:family="table-row">
      <style:table-row-properties style:min-row-height="1.757cm" style:use-optimal-row-height="false"/>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05cm" fo:margin-left="0.116cm" table:align="left"/>
    </style:style>
    <style:style style:name="Table17.A" style:family="table-column">
      <style:table-column-properties style:column-width="5.186cm"/>
    </style:style>
    <style:style style:name="Table17.B" style:family="table-column">
      <style:table-column-properties style:column-width="11.719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2" style:family="table-row">
      <style:table-row-properties style:min-row-height="1.757cm"/>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1.077cm" fo:margin-left="-0.018cm" fo:margin-top="0cm" fo:margin-bottom="0cm" table:align="left" style:writing-mode="lr-tb"/>
    </style:style>
    <style:style style:name="Table18.A" style:family="table-column">
      <style:table-column-properties style:column-width="6.103cm"/>
    </style:style>
    <style:style style:name="Table18.B" style:family="table-column">
      <style:table-column-properties style:column-width="2.432cm"/>
    </style:style>
    <style:style style:name="Table18.C" style:family="table-column">
      <style:table-column-properties style:column-width="2.542cm"/>
    </style:style>
    <style:style style:name="Table18.1" style:family="table-row">
      <style:table-row-properties style:min-row-height="0.556cm" fo:keep-together="auto"/>
    </style:style>
    <style:style style:name="Table18.A1" style:family="table-cell">
      <style:table-cell-properties style:vertical-align="bottom" fo:padding-left="0.191cm" fo:padding-right="0.191cm" fo:padding-top="0cm" fo:padding-bottom="0cm" fo:border-left="1pt solid #000000" fo:border-right="0.5pt solid #000000" fo:border-top="1pt solid #000000" fo:border-bottom="1pt solid #000000"/>
    </style:style>
    <style:style style:name="Table18.B1" style:family="table-cell">
      <style:table-cell-properties style:vertical-align="bottom" fo:padding-left="0.191cm" fo:padding-right="0.191cm" fo:padding-top="0cm" fo:padding-bottom="0cm" fo:border-left="none" fo:border-right="0.5pt solid #000000" fo:border-top="1pt solid #000000" fo:border-bottom="1pt solid #000000"/>
    </style:style>
    <style:style style:name="Table18.C1" style:family="table-cell">
      <style:table-cell-properties style:vertical-align="bottom" fo:padding-left="0.191cm" fo:padding-right="0.191cm" fo:padding-top="0cm" fo:padding-bottom="0cm" fo:border-left="none" fo:border-right="1pt solid #000000" fo:border-top="1pt solid #000000" fo:border-bottom="1pt solid #000000"/>
    </style:style>
    <style:style style:name="Table18.2" style:family="table-row">
      <style:table-row-properties style:min-row-height="0.529cm" fo:keep-together="auto"/>
    </style:style>
    <style:style style:name="Table18.A2" style:family="table-cell">
      <style:table-cell-properties style:vertical-align="bottom" fo:background-color="#ff0000" fo:padding-left="0.191cm" fo:padding-right="0.191cm" fo:padding-top="0cm" fo:padding-bottom="0cm" fo:border-left="0.5pt solid #000000" fo:border-right="0.5pt solid #000000" fo:border-top="none" fo:border-bottom="0.5pt solid #000000">
        <style:background-image/>
      </style:table-cell-properties>
    </style:style>
    <style:style style:name="Table18.B2" style:family="table-cell">
      <style:table-cell-properties style:vertical-align="bottom" fo:background-color="#ff0000" fo:padding-left="0.191cm" fo:padding-right="0.191cm" fo:padding-top="0cm" fo:padding-bottom="0cm" fo:border-left="none" fo:border-right="0.5pt solid #000000" fo:border-top="none" fo:border-bottom="0.5pt solid #000000">
        <style:background-image/>
      </style:table-cell-properties>
    </style:style>
    <style:style style:name="Table18.A3" style:family="table-cell">
      <style:table-cell-properties style:vertical-align="bottom" fo:background-color="#00b0f0" fo:padding-left="0.191cm" fo:padding-right="0.191cm" fo:padding-top="0cm" fo:padding-bottom="0cm" fo:border-left="0.5pt solid #000000" fo:border-right="0.5pt solid #000000" fo:border-top="none" fo:border-bottom="0.5pt solid #000000">
        <style:background-image/>
      </style:table-cell-properties>
    </style:style>
    <style:style style:name="Table18.B3" style:family="table-cell">
      <style:table-cell-properties style:vertical-align="bottom" fo:background-color="#00b0f0" fo:padding-left="0.191cm" fo:padding-right="0.191cm" fo:padding-top="0cm" fo:padding-bottom="0cm" fo:border-left="none" fo:border-right="0.5pt solid #000000" fo:border-top="none" fo:border-bottom="0.5pt solid #000000">
        <style:background-image/>
      </style:table-cell-properties>
    </style:style>
    <style:style style:name="Table18.A4" style:family="table-cell">
      <style:table-cell-properties style:vertical-align="bottom" fo:background-color="#ffff00" fo:padding-left="0.191cm" fo:padding-right="0.191cm" fo:padding-top="0cm" fo:padding-bottom="0cm" fo:border-left="0.5pt solid #000000" fo:border-right="0.5pt solid #000000" fo:border-top="none" fo:border-bottom="0.5pt solid #000000">
        <style:background-image/>
      </style:table-cell-properties>
    </style:style>
    <style:style style:name="Table18.B4" style:family="table-cell">
      <style:table-cell-properties style:vertical-align="bottom" fo:background-color="#ffff00" fo:padding-left="0.191cm" fo:padding-right="0.191cm" fo:padding-top="0cm" fo:padding-bottom="0cm" fo:border-left="none" fo:border-right="0.5pt solid #000000" fo:border-top="none" fo:border-bottom="0.5pt solid #000000">
        <style:background-image/>
      </style:table-cell-properties>
    </style:style>
    <style:style style:name="Table18.A10" style:family="table-cell">
      <style:table-cell-properties style:vertical-align="bottom" fo:background-color="#92d050" fo:padding-left="0.191cm" fo:padding-right="0.191cm" fo:padding-top="0cm" fo:padding-bottom="0cm" fo:border-left="0.5pt solid #000000" fo:border-right="0.5pt solid #000000" fo:border-top="none" fo:border-bottom="0.5pt solid #000000">
        <style:background-image/>
      </style:table-cell-properties>
    </style:style>
    <style:style style:name="Table18.B10" style:family="table-cell">
      <style:table-cell-properties style:vertical-align="bottom" fo:background-color="#92d050" fo:padding-left="0.191cm" fo:padding-right="0.191cm" fo:padding-top="0cm" fo:padding-bottom="0cm" fo:border-left="none" fo:border-right="0.5pt solid #000000" fo:border-top="none" fo:border-bottom="0.5pt solid #000000">
        <style:background-image/>
      </style:table-cell-properties>
    </style:style>
    <style:style style:name="Table18.A16" style:family="table-cell">
      <style:table-cell-properties style:vertical-align="bottom" fo:background-color="#a5a5a5" fo:padding-left="0.191cm" fo:padding-right="0.191cm" fo:padding-top="0cm" fo:padding-bottom="0cm" fo:border-left="0.5pt solid #000000" fo:border-right="0.5pt solid #000000" fo:border-top="none" fo:border-bottom="0.5pt solid #000000">
        <style:background-image/>
      </style:table-cell-properties>
    </style:style>
    <style:style style:name="Table18.B16" style:family="table-cell">
      <style:table-cell-properties style:vertical-align="bottom" fo:background-color="#a5a5a5" fo:padding-left="0.191cm" fo:padding-right="0.191cm" fo:padding-top="0cm" fo:padding-bottom="0cm" fo:border-left="none" fo:border-right="0.5pt solid #000000" fo:border-top="none" fo:border-bottom="0.5pt solid #000000">
        <style:background-image/>
      </style:table-cell-properties>
    </style:style>
    <style:style style:name="P1" style:family="paragraph" style:parent-style-name="Standard">
      <style:text-properties style:font-name="Times New Roman" officeooo:paragraph-rsid="00111d1a"/>
    </style:style>
    <style:style style:name="P2" style:family="paragraph" style:parent-style-name="Table_20_Contents">
      <style:paragraph-properties fo:text-align="justify" style:justify-single-word="false"/>
      <style:text-properties officeooo:paragraph-rsid="0015fe3b"/>
    </style:style>
    <style:style style:name="P3" style:family="paragraph" style:parent-style-name="Standard">
      <style:paragraph-properties fo:text-align="justify" style:justify-single-word="false"/>
      <style:text-properties style:font-name="Times New Roman" officeooo:paragraph-rsid="0018221e"/>
    </style:style>
    <style:style style:name="P4" style:family="paragraph" style:parent-style-name="Standard">
      <style:paragraph-properties fo:text-align="justify" style:justify-single-word="false"/>
      <style:text-properties style:font-name="Times New Roman" officeooo:paragraph-rsid="00111d1a"/>
    </style:style>
    <style:style style:name="P5" style:family="paragraph" style:parent-style-name="Standard">
      <style:paragraph-properties fo:break-before="page"/>
      <style:text-properties officeooo:paragraph-rsid="00147e88"/>
    </style:style>
    <style:style style:name="P6" style:family="paragraph" style:parent-style-name="List_20_Paragraph" style:list-style-name="WWNum2">
      <style:text-properties officeooo:paragraph-rsid="00147e88"/>
    </style:style>
    <style:style style:name="P7" style:family="paragraph" style:parent-style-name="Standard">
      <style:text-properties officeooo:paragraph-rsid="00147e88"/>
    </style:style>
    <style:style style:name="P8" style:family="paragraph" style:parent-style-name="Standard">
      <style:text-properties fo:font-weight="bold" officeooo:paragraph-rsid="00147e88" style:font-weight-asian="bold"/>
    </style:style>
    <style:style style:name="P9" style:family="paragraph" style:parent-style-name="Standard">
      <style:text-properties officeooo:paragraph-rsid="00147e88" fo:background-color="#eeeeee"/>
    </style:style>
    <style:style style:name="P10" style:family="paragraph" style:parent-style-name="List_20_Paragraph">
      <style:paragraph-properties fo:text-align="justify" style:justify-single-word="false" fo:break-before="page"/>
      <style:text-properties style:font-name="Times New Roman" officeooo:rsid="00111d1a" officeooo:paragraph-rsid="00147e88"/>
    </style:style>
    <style:style style:name="P11" style:family="paragraph" style:parent-style-name="List_20_Paragraph">
      <style:paragraph-properties fo:text-align="justify" style:justify-single-word="false"/>
      <style:text-properties style:font-name="Times New Roman" officeooo:paragraph-rsid="00147e88"/>
    </style:style>
    <style:style style:name="P12" style:family="paragraph" style:parent-style-name="Standard">
      <style:text-properties style:font-name="Times New Roman" officeooo:rsid="00111d1a" officeooo:paragraph-rsid="00111d1a"/>
    </style:style>
    <style:style style:name="P13" style:family="paragraph" style:parent-style-name="List_20_Paragraph" style:list-style-name="WWNum5">
      <style:text-properties style:font-name="Times New Roman" officeooo:paragraph-rsid="00111d1a"/>
    </style:style>
    <style:style style:name="P14" style:family="paragraph" style:parent-style-name="List_20_Paragraph" style:list-style-name="WWNum5">
      <style:paragraph-properties fo:text-align="justify" style:justify-single-word="false"/>
      <style:text-properties style:font-name="Times New Roman" officeooo:rsid="00111d1a" officeooo:paragraph-rsid="00111d1a"/>
    </style:style>
    <style:style style:name="P15" style:family="paragraph" style:parent-style-name="Standard">
      <style:text-properties style:text-underline-style="solid" style:text-underline-width="auto" style:text-underline-color="font-color" fo:font-weight="bold" officeooo:paragraph-rsid="00147e88" style:font-weight-asian="bold"/>
    </style:style>
    <style:style style:name="P16" style:family="paragraph" style:parent-style-name="Standard">
      <style:text-properties fo:font-style="italic" fo:font-weight="bold" officeooo:paragraph-rsid="00147e88" style:font-style-asian="italic" style:font-weight-asian="bold"/>
    </style:style>
    <style:style style:name="P17" style:family="paragraph" style:parent-style-name="Standard">
      <style:text-properties fo:font-weight="bold" officeooo:paragraph-rsid="00147e88" style:font-weight-asian="bold"/>
    </style:style>
    <style:style style:name="P18" style:family="paragraph" style:parent-style-name="Standard">
      <style:text-properties fo:font-weight="bold" officeooo:paragraph-rsid="00147e88" fo:background-color="#eeeeee" style:font-weight-asian="bold"/>
    </style:style>
    <style:style style:name="P19"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111d1a" officeooo:paragraph-rsid="00147e88" fo:background-color="#eeeeee" style:font-weight-asian="bold"/>
    </style:style>
    <style:style style:name="P20"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1adf15" officeooo:paragraph-rsid="001adf15" fo:background-color="#eeeeee" style:font-weight-asian="bold"/>
    </style:style>
    <style:style style:name="P21" style:family="paragraph" style:parent-style-name="Standard">
      <style:text-properties style:font-name="Times New Roman" officeooo:rsid="00111d1a" officeooo:paragraph-rsid="00111d1a"/>
    </style:style>
    <style:style style:name="P22" style:family="paragraph" style:parent-style-name="Standard">
      <style:paragraph-properties fo:text-align="justify" style:justify-single-word="false"/>
      <style:text-properties style:font-name="Times New Roman" officeooo:rsid="00111d1a" officeooo:paragraph-rsid="00111d1a"/>
    </style:style>
    <style:style style:name="P23" style:family="paragraph" style:parent-style-name="Standard">
      <style:text-properties style:font-name="Times New Roman" officeooo:paragraph-rsid="00111d1a"/>
    </style:style>
    <style:style style:name="P24" style:family="paragraph" style:parent-style-name="Standard">
      <style:paragraph-properties fo:text-align="justify" style:justify-single-word="false"/>
      <style:text-properties style:font-name="Times New Roman" officeooo:paragraph-rsid="0018221e"/>
    </style:style>
    <style:style style:name="P25" style:family="paragraph" style:parent-style-name="Standard">
      <style:paragraph-properties fo:text-align="justify" style:justify-single-word="false"/>
      <style:text-properties style:font-name="Times New Roman" officeooo:paragraph-rsid="00111d1a"/>
    </style:style>
    <style:style style:name="P26" style:family="paragraph" style:parent-style-name="Standard">
      <style:paragraph-properties fo:text-align="justify" style:justify-single-word="false"/>
      <style:text-properties style:font-name="Times New Roman" fo:font-weight="bold" officeooo:paragraph-rsid="00111d1a" style:font-weight-asian="bold"/>
    </style:style>
    <style:style style:name="P27" style:family="paragraph" style:parent-style-name="Standard">
      <style:text-properties style:font-name="Times New Roman" fo:font-weight="bold" officeooo:paragraph-rsid="00111d1a" style:font-weight-asian="bold"/>
    </style:style>
    <style:style style:name="P28" style:family="paragraph" style:parent-style-name="Standard">
      <style:text-properties style:font-name="Times New Roman" fo:font-style="italic" style:text-underline-style="solid" style:text-underline-width="auto" style:text-underline-color="font-color" fo:font-weight="bold" officeooo:paragraph-rsid="00111d1a" style:font-style-asian="italic" style:font-weight-asian="bold"/>
    </style:style>
    <style:style style:name="P29"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officeooo:paragraph-rsid="00111d1a" style:font-size-asian="12pt" style:font-style-asian="italic"/>
    </style:style>
    <style:style style:name="P30" style:family="paragraph" style:parent-style-name="Standard">
      <style:text-properties style:font-name="Times New Roman" fo:font-weight="normal" officeooo:rsid="0018dae2" officeooo:paragraph-rsid="00111d1a" style:font-weight-asian="normal" style:font-weight-complex="normal"/>
    </style:style>
    <style:style style:name="P31" style:family="paragraph" style:parent-style-name="Standard">
      <style:paragraph-properties fo:text-align="center" style:justify-single-word="false"/>
      <style:text-properties style:font-name="Times New Roman" fo:font-size="22pt" officeooo:rsid="00111d1a" officeooo:paragraph-rsid="00111d1a" style:font-size-asian="22pt" style:font-size-complex="22pt"/>
    </style:style>
    <style:style style:name="P32" style:family="paragraph" style:parent-style-name="Standard">
      <style:text-properties officeooo:paragraph-rsid="00147e88"/>
    </style:style>
    <style:style style:name="P33" style:family="paragraph" style:parent-style-name="Standard">
      <style:text-properties officeooo:paragraph-rsid="0018ebdb"/>
    </style:style>
    <style:style style:name="P34" style:family="paragraph" style:parent-style-name="Standard">
      <style:text-properties officeooo:paragraph-rsid="00147e88" fo:background-color="#eeeeee"/>
    </style:style>
    <style:style style:name="P35" style:family="paragraph" style:parent-style-name="Standard">
      <style:paragraph-properties fo:margin-top="0cm" fo:margin-bottom="0cm" loext:contextual-spacing="false" fo:line-height="100%"/>
      <style:text-properties fo:color="#ff0000" officeooo:paragraph-rsid="00147e88"/>
    </style:style>
    <style:style style:name="P36" style:family="paragraph" style:parent-style-name="Standard">
      <style:paragraph-properties fo:margin-top="0cm" fo:margin-bottom="0cm" loext:contextual-spacing="false" fo:line-height="100%" fo:text-align="end" style:justify-single-word="false"/>
      <style:text-properties fo:color="#000000" style:font-name="Times New Roman" officeooo:paragraph-rsid="00111d1a" style:font-name-asian="Times New Roman1" style:language-asian="en" style:country-asian="GB" style:font-name-complex="Times New Roman1"/>
    </style:style>
    <style:style style:name="P37" style:family="paragraph" style:parent-style-name="Standard">
      <style:paragraph-properties fo:margin-top="0cm" fo:margin-bottom="0cm" loext:contextual-spacing="false" fo:line-height="100%"/>
      <style:text-properties fo:color="#000000" style:font-name="Times New Roman" officeooo:paragraph-rsid="00111d1a" style:font-name-asian="Times New Roman1" style:language-asian="en" style:country-asian="GB" style:font-name-complex="Times New Roman1"/>
    </style:style>
    <style:style style:name="P38" style:family="paragraph" style:parent-style-name="Standard">
      <style:paragraph-properties fo:margin-top="0cm" fo:margin-bottom="0cm" loext:contextual-spacing="false" fo:line-height="100%"/>
      <style:text-properties officeooo:paragraph-rsid="00147e88"/>
    </style:style>
    <style:style style:name="P39" style:family="paragraph" style:parent-style-name="Standard" style:list-style-name="WWNum1">
      <loext:graphic-properties draw:fill="solid" draw:fill-color="#ffffff"/>
      <style:paragraph-properties fo:margin-left="1.058cm" fo:margin-right="0cm" fo:margin-top="0.494cm" fo:margin-bottom="0.265cm" loext:contextual-spacing="false" fo:line-height="100%" fo:text-indent="-0.635cm" style:auto-text-indent="false" fo:background-color="#ffffff"/>
      <style:text-properties style:font-name="Times New Roman" officeooo:paragraph-rsid="00111d1a"/>
    </style:style>
    <style:style style:name="P40" style:family="paragraph" style:parent-style-name="Standard" style:list-style-name="WWNum1">
      <loext:graphic-properties draw:fill="solid" draw:fill-color="#ffffff"/>
      <style:paragraph-properties fo:margin-top="0cm" fo:margin-bottom="0.265cm" loext:contextual-spacing="false" fo:line-height="100%" fo:background-color="#ffffff"/>
      <style:text-properties style:font-name="Times New Roman" officeooo:paragraph-rsid="00111d1a"/>
    </style:style>
    <style:style style:name="P41" style:family="paragraph" style:parent-style-name="Standard" style:list-style-name="WWNum1">
      <loext:graphic-properties draw:fill="solid" draw:fill-color="#ffffff"/>
      <style:paragraph-properties fo:margin-top="0cm" fo:margin-bottom="0.265cm" loext:contextual-spacing="false" fo:line-height="100%" fo:background-color="#ffffff"/>
      <style:text-properties officeooo:paragraph-rsid="00111d1a"/>
    </style:style>
    <style:style style:name="P42" style:family="paragraph" style:parent-style-name="Standard">
      <style:paragraph-properties fo:text-align="justify" style:justify-single-word="false" fo:break-before="page"/>
      <style:text-properties style:font-name="Times New Roman" officeooo:rsid="00111d1a" officeooo:paragraph-rsid="00111d1a"/>
    </style:style>
    <style:style style:name="P43" style:family="paragraph" style:parent-style-name="Standard">
      <style:paragraph-properties fo:break-before="page"/>
      <style:text-properties style:font-name="Times New Roman" officeooo:rsid="00111d1a" officeooo:paragraph-rsid="00111d1a"/>
    </style:style>
    <style:style style:name="P44" style:family="paragraph" style:parent-style-name="Standard">
      <style:paragraph-properties fo:text-align="justify" style:justify-single-word="false" fo:break-before="page"/>
      <style:text-properties fo:color="#ce181e" style:font-name="Times New Roman" fo:font-weight="bold" officeooo:rsid="0018221e" officeooo:paragraph-rsid="0018221e" style:font-weight-asian="bold"/>
    </style:style>
    <style:style style:name="P45" style:family="paragraph" style:parent-style-name="Standard">
      <style:paragraph-properties fo:break-before="page"/>
      <style:text-properties officeooo:paragraph-rsid="00147e88"/>
    </style:style>
    <style:style style:name="P46" style:family="paragraph" style:parent-style-name="Standard">
      <loext:graphic-properties draw:fill="solid" draw:fill-color="#ffffff"/>
      <style:paragraph-properties fo:margin-top="0.494cm" fo:margin-bottom="0.265cm" loext:contextual-spacing="false" fo:line-height="100%" fo:background-color="#ffffff"/>
      <style:text-properties fo:color="#000000" style:font-name="Times New Roman" fo:font-size="11.5pt" officeooo:paragraph-rsid="00111d1a" style:font-name-asian="Times New Roman1" style:font-size-asian="11.5pt" style:language-asian="en" style:country-asian="GB" style:font-name-complex="Arial1" style:font-size-complex="11.5pt"/>
    </style:style>
    <style:style style:name="P47" style:family="paragraph" style:parent-style-name="Standard">
      <style:paragraph-properties fo:margin-left="0cm" fo:margin-right="0cm" fo:text-align="justify" style:justify-single-word="false" fo:text-indent="0cm" style:auto-text-indent="false"/>
      <style:text-properties style:font-name="Times New Roman" fo:font-weight="bold" officeooo:rsid="00111d1a" officeooo:paragraph-rsid="00111d1a" style:font-weight-asian="bold"/>
    </style:style>
    <style:style style:name="P48" style:family="paragraph" style:parent-style-name="Text_20_body">
      <style:paragraph-properties fo:text-align="justify" style:justify-single-word="false"/>
      <style:text-properties style:font-name="Times New Roman" officeooo:rsid="0014f5da" officeooo:paragraph-rsid="00111d1a"/>
    </style:style>
    <style:style style:name="P49" style:family="paragraph" style:parent-style-name="Text_20_body">
      <style:paragraph-properties fo:text-align="justify" style:justify-single-word="false" fo:break-before="page"/>
      <style:text-properties style:font-name="Times New Roman" officeooo:rsid="00111d1a" officeooo:paragraph-rsid="00111d1a"/>
    </style:style>
    <style:style style:name="P50" style:family="paragraph" style:parent-style-name="Table_20_Contents">
      <style:paragraph-properties fo:text-align="justify" style:justify-single-word="false"/>
      <style:text-properties style:font-name="Times New Roman" officeooo:rsid="00111d1a" officeooo:paragraph-rsid="00138704"/>
    </style:style>
    <style:style style:name="P51" style:family="paragraph" style:parent-style-name="Table_20_Contents">
      <style:paragraph-properties fo:text-align="justify" style:justify-single-word="false"/>
      <style:text-properties style:font-name="Times New Roman" officeooo:rsid="00111d1a" officeooo:paragraph-rsid="00111d1a"/>
    </style:style>
    <style:style style:name="P52" style:family="paragraph" style:parent-style-name="Table_20_Contents">
      <style:paragraph-properties fo:text-align="justify" style:justify-single-word="false"/>
      <style:text-properties style:font-name="Times New Roman" officeooo:paragraph-rsid="0015fe3b"/>
    </style:style>
    <style:style style:name="P53" style:family="paragraph" style:parent-style-name="Table_20_Contents">
      <style:text-properties style:font-name="Times New Roman" officeooo:paragraph-rsid="00111d1a"/>
    </style:style>
    <style:style style:name="P54" style:family="paragraph" style:parent-style-name="Table_20_Contents">
      <style:text-properties style:font-name="Times New Roman" officeooo:rsid="001adf15" officeooo:paragraph-rsid="001adf15"/>
    </style:style>
    <style:style style:name="P55" style:family="paragraph" style:parent-style-name="Table_20_Contents">
      <style:text-properties style:font-name="Times New Roman" officeooo:rsid="001adf15" officeooo:paragraph-rsid="001adf15" fo:background-color="#ffff00"/>
    </style:style>
    <style:style style:name="P56" style:family="paragraph" style:parent-style-name="Table_20_Contents">
      <style:text-properties style:font-name="Times New Roman" fo:font-weight="normal" officeooo:rsid="0024ad51" officeooo:paragraph-rsid="00111d1a" style:font-weight-asian="normal" style:font-weight-complex="normal"/>
    </style:style>
    <style:style style:name="P57" style:family="paragraph" style:parent-style-name="Table_20_Contents">
      <style:text-properties style:font-name="Times New Roman" fo:font-weight="normal" officeooo:rsid="00225bef" officeooo:paragraph-rsid="00111d1a" style:font-weight-asian="normal" style:font-weight-complex="normal"/>
    </style:style>
    <style:style style:name="P58" style:family="paragraph" style:parent-style-name="Table_20_Contents">
      <style:text-properties style:font-name="Times New Roman" fo:font-weight="normal" officeooo:rsid="0020e5e5" officeooo:paragraph-rsid="00111d1a" style:font-weight-asian="normal" style:font-weight-complex="normal"/>
    </style:style>
    <style:style style:name="P59" style:family="paragraph" style:parent-style-name="Table_20_Contents">
      <style:text-properties style:font-name="Times New Roman" fo:font-weight="normal" officeooo:rsid="0020318d" officeooo:paragraph-rsid="00111d1a" style:font-weight-asian="normal" style:font-weight-complex="normal"/>
    </style:style>
    <style:style style:name="P60" style:family="paragraph" style:parent-style-name="Table_20_Contents">
      <style:text-properties style:font-name="Times New Roman" fo:font-weight="normal" officeooo:rsid="001d887b" officeooo:paragraph-rsid="00111d1a" style:font-weight-asian="normal" style:font-weight-complex="normal"/>
    </style:style>
    <style:style style:name="P61" style:family="paragraph" style:parent-style-name="Table_20_Contents">
      <style:text-properties style:font-name="Times New Roman" fo:font-weight="bold" officeooo:rsid="0024ad51" officeooo:paragraph-rsid="00111d1a" style:font-weight-asian="bold" style:font-weight-complex="bold"/>
    </style:style>
    <style:style style:name="P62" style:family="paragraph" style:parent-style-name="Table_20_Contents">
      <style:text-properties style:font-name="Times New Roman" fo:font-weight="bold" officeooo:rsid="0014f5da" officeooo:paragraph-rsid="00111d1a" style:font-weight-asian="bold" style:font-weight-complex="bold"/>
    </style:style>
    <style:style style:name="P63" style:family="paragraph" style:parent-style-name="Table_20_Contents">
      <style:text-properties style:font-name="Times New Roman" fo:font-weight="bold" officeooo:rsid="0020e5e5" officeooo:paragraph-rsid="00111d1a" style:font-weight-asian="bold" style:font-weight-complex="bold"/>
    </style:style>
    <style:style style:name="P64" style:family="paragraph" style:parent-style-name="Table_20_Contents">
      <style:text-properties style:font-name="Times New Roman" fo:font-weight="bold" officeooo:rsid="0020318d" officeooo:paragraph-rsid="00111d1a" style:font-weight-asian="bold" style:font-weight-complex="bold"/>
    </style:style>
    <style:style style:name="P65" style:family="paragraph" style:parent-style-name="Table_20_Contents">
      <style:text-properties style:font-name="Times New Roman" fo:font-weight="bold" officeooo:rsid="001d887b" officeooo:paragraph-rsid="00111d1a" style:font-weight-asian="bold" style:font-weight-complex="bold"/>
    </style:style>
    <style:style style:name="P66" style:family="paragraph" style:parent-style-name="Table_20_Contents">
      <style:text-properties style:font-name="Times New Roman" fo:font-weight="bold" officeooo:paragraph-rsid="00111d1a" style:font-weight-asian="bold" style:font-weight-complex="bold"/>
    </style:style>
    <style:style style:name="P67" style:family="paragraph" style:parent-style-name="Table_20_Contents">
      <style:paragraph-properties fo:text-align="justify" style:justify-single-word="false"/>
      <style:text-properties style:text-underline-style="solid" style:text-underline-width="auto" style:text-underline-color="font-color" fo:font-weight="bold" officeooo:paragraph-rsid="0015fe3b" style:text-underline-mode="continuous" style:text-overline-mode="continuous" style:text-line-through-mode="continuous" style:font-weight-asian="bold" style:font-weight-complex="bold"/>
    </style:style>
    <style:style style:name="P68" style:family="paragraph" style:parent-style-name="Table_20_Contents">
      <style:paragraph-properties fo:text-align="justify" style:justify-single-word="false"/>
      <style:text-properties style:text-underline-style="solid" style:text-underline-width="auto" style:text-underline-color="font-color" fo:font-weight="bold" officeooo:rsid="0017ac27" officeooo:paragraph-rsid="0015fe3b" style:font-weight-asian="bold" style:font-weight-complex="bold"/>
    </style:style>
    <style:style style:name="P69" style:family="paragraph" style:parent-style-name="Table_20_Contents">
      <style:paragraph-properties fo:text-align="justify" style:justify-single-word="false"/>
      <style:text-properties officeooo:paragraph-rsid="0015fe3b"/>
    </style:style>
    <style:style style:name="P70" style:family="paragraph" style:parent-style-name="Table_20_Contents">
      <style:paragraph-properties fo:text-align="justify" style:justify-single-word="false"/>
      <style:text-properties officeooo:rsid="001baca7" officeooo:paragraph-rsid="0015fe3b"/>
    </style:style>
    <style:style style:name="P71" style:family="paragraph" style:parent-style-name="Table_20_Contents">
      <style:paragraph-properties fo:text-align="justify" style:justify-single-word="false"/>
      <style:text-properties officeooo:paragraph-rsid="0015fe3b" fo:background-color="#fff200"/>
    </style:style>
    <style:style style:name="P72" style:family="paragraph" style:parent-style-name="Table_20_Contents">
      <style:paragraph-properties fo:text-align="justify" style:justify-single-word="false" fo:break-before="page"/>
      <style:text-properties style:font-name="Times New Roman" officeooo:rsid="00111d1a" officeooo:paragraph-rsid="00111d1a"/>
    </style:style>
    <style:style style:name="P73" style:family="paragraph" style:parent-style-name="Table_20_Contents" style:master-page-name="MP0">
      <style:paragraph-properties fo:text-align="justify" style:justify-single-word="false" style:page-number="auto" fo:break-before="page"/>
      <style:text-properties style:text-underline-style="solid" style:text-underline-width="auto" style:text-underline-color="font-color" fo:font-weight="bold" officeooo:paragraph-rsid="0015fe3b" style:text-underline-mode="continuous" style:text-overline-mode="continuous" style:text-line-through-mode="continuous" style:font-weight-asian="bold" style:font-weight-complex="bold"/>
    </style:style>
    <style:style style:name="P74" style:family="paragraph" style:parent-style-name="List_20_Paragraph" style:list-style-name="WWNum2">
      <style:text-properties officeooo:paragraph-rsid="00147e88"/>
    </style:style>
    <style:style style:name="P75" style:family="paragraph" style:parent-style-name="List_20_Paragraph" style:list-style-name="WWNum2">
      <style:text-properties officeooo:paragraph-rsid="0018ebdb"/>
    </style:style>
    <style:style style:name="P76" style:family="paragraph" style:parent-style-name="List_20_Paragraph" style:list-style-name="WWNum2">
      <style:text-properties style:font-name="Times New Roman" officeooo:paragraph-rsid="00111d1a"/>
    </style:style>
    <style:style style:name="P77" style:family="paragraph" style:parent-style-name="List_20_Paragraph" style:list-style-name="WWNum1">
      <style:paragraph-properties fo:text-align="justify" style:justify-single-word="false"/>
      <style:text-properties style:font-name="Times New Roman" officeooo:paragraph-rsid="00111d1a"/>
    </style:style>
    <style:style style:name="P78" style:family="paragraph" style:parent-style-name="List_20_Paragraph">
      <style:paragraph-properties fo:text-align="justify" style:justify-single-word="false"/>
      <style:text-properties style:font-name="Times New Roman" officeooo:paragraph-rsid="00147e88"/>
    </style:style>
    <style:style style:name="P79" style:family="paragraph" style:parent-style-name="List_20_Paragraph" style:list-style-name="WWNum5">
      <style:text-properties style:font-name="Times New Roman" officeooo:paragraph-rsid="00111d1a"/>
    </style:style>
    <style:style style:name="P80" style:family="paragraph" style:parent-style-name="List_20_Paragraph" style:list-style-name="WWNum5">
      <style:text-properties style:font-name="Times New Roman" officeooo:paragraph-rsid="001cca0e"/>
    </style:style>
    <style:style style:name="P81" style:family="paragraph" style:parent-style-name="List_20_Paragraph" style:list-style-name="WWNum5">
      <style:paragraph-properties fo:text-align="justify" style:justify-single-word="false"/>
      <style:text-properties style:font-name="Times New Roman" officeooo:rsid="00111d1a" officeooo:paragraph-rsid="00111d1a"/>
    </style:style>
    <style:style style:name="P82" style:family="paragraph" style:parent-style-name="List_20_Paragraph">
      <style:paragraph-properties fo:text-align="justify" style:justify-single-word="false" fo:break-before="page"/>
      <style:text-properties style:font-name="Times New Roman" officeooo:rsid="00111d1a" officeooo:paragraph-rsid="00147e88"/>
    </style:style>
    <style:style style:name="P83" style:family="paragraph" style:parent-style-name="List_20_Paragraph" style:list-style-name="WWNum5">
      <style:paragraph-properties fo:margin-left="0cm" fo:margin-right="0cm" fo:text-align="justify" style:justify-single-word="false" fo:text-indent="0cm" style:auto-text-indent="false" fo:break-before="page"/>
      <style:text-properties style:font-name="Times New Roman" officeooo:rsid="00111d1a" officeooo:paragraph-rsid="00111d1a"/>
    </style:style>
    <style:style style:name="T1" style:family="text">
      <style:text-properties officeooo:rsid="0015fe3b"/>
    </style:style>
    <style:style style:name="T2" style:family="text">
      <style:text-properties officeooo:rsid="001684da"/>
    </style:style>
    <style:style style:name="T3" style:family="text">
      <style:text-properties officeooo:rsid="0018221e"/>
    </style:style>
    <style:style style:name="T4" style:family="text">
      <style:text-properties officeooo:rsid="0018ebdb"/>
    </style:style>
    <style:style style:name="T5" style:family="text">
      <style:text-properties fo:font-size="12pt" fo:font-style="italic" style:font-size-asian="12pt" style:font-style-asian="italic"/>
    </style:style>
    <style:style style:name="T6" style:family="text">
      <style:text-properties fo:font-size="12pt" fo:font-style="italic" style:text-underline-style="solid" style:text-underline-width="auto" style:text-underline-color="font-color" style:font-size-asian="12pt" style:font-style-asian="italic"/>
    </style:style>
    <style:style style:name="T7" style:family="text">
      <style:text-properties fo:font-weight="bold" style:font-weight-asian="bold"/>
    </style:style>
    <style:style style:name="T8" style:family="text">
      <style:text-properties fo:color="#ff0000"/>
    </style:style>
    <style:style style:name="T9" style:family="text">
      <style:text-properties officeooo:rsid="0022d4d8"/>
    </style:style>
    <style:style style:name="T10" style:family="text">
      <style:text-properties officeooo:rsid="001a9980"/>
    </style:style>
    <style:style style:name="T11" style:family="text">
      <style:text-properties officeooo:rsid="001e9485"/>
    </style:style>
    <style:style style:name="T12" style:family="text">
      <style:text-properties officeooo:rsid="0020e5e5"/>
    </style:style>
    <style:style style:name="T13" style:family="text">
      <style:text-properties fo:background-color="#fff200" loext:char-shading-value="0"/>
    </style:style>
    <style:style style:name="T14" style:family="text">
      <style:text-properties officeooo:rsid="0021b50f" fo:background-color="#fff200" loext:char-shading-value="0"/>
    </style:style>
    <style:style style:name="T15" style:family="text">
      <style:text-properties fo:background-color="#fff200" loext:char-shading-value="0"/>
    </style:style>
    <style:style style:name="T16" style:family="text">
      <style:text-properties officeooo:rsid="0018221e" fo:background-color="#fff200" loext:char-shading-value="0"/>
    </style:style>
    <style:style style:name="T17" style:family="text">
      <style:text-properties officeooo:rsid="0021b50f"/>
    </style:style>
    <style:style style:name="T18" style:family="text">
      <style:text-properties officeooo:rsid="0024ef18"/>
    </style:style>
    <style:style style:name="T19" style:family="text">
      <style:text-properties fo:font-size="12pt" fo:font-style="italic" style:text-underline-style="solid" style:text-underline-width="auto" style:text-underline-color="font-color" style:font-size-asian="12pt" style:font-style-asian="italic"/>
    </style:style>
    <style:style style:name="T20" style:family="text">
      <style:text-properties fo:font-size="12pt" fo:font-style="italic" style:font-size-asian="12pt" style:font-style-asian="italic"/>
    </style:style>
    <style:style style:name="T21" style:family="text">
      <style:text-properties fo:color="#000000" fo:font-size="11.5pt" style:font-name-asian="Times New Roman1" style:font-size-asian="11.5pt" style:language-asian="en" style:country-asian="GB" style:font-name-complex="Arial1" style:font-size-complex="11.5pt"/>
    </style:style>
    <style:style style:name="T22" style:family="text">
      <style:text-properties fo:color="#000000" fo:font-size="11.5pt" fo:font-style="italic" style:font-name-asian="Times New Roman1" style:font-size-asian="11.5pt" style:language-asian="en" style:country-asian="GB" style:font-style-asian="italic" style:font-name-complex="Arial1" style:font-size-complex="11.5pt" style:font-style-complex="italic"/>
    </style:style>
    <style:style style:name="T23" style:family="text">
      <style:text-properties fo:color="#000000" fo:font-size="11.5pt" fo:font-weight="bold" style:font-name-asian="Times New Roman1" style:font-size-asian="11.5pt" style:language-asian="en" style:country-asian="GB" style:font-weight-asian="bold" style:font-name-complex="Arial1" style:font-size-complex="11.5pt"/>
    </style:style>
    <style:style style:name="T24" style:family="text">
      <style:text-properties fo:color="#000000" style:font-name="Times New Roman" fo:font-size="11.5pt" style:font-name-asian="Times New Roman1" style:font-size-asian="11.5pt" style:language-asian="en" style:country-asian="GB" style:font-name-complex="Arial1" style:font-size-complex="11.5pt"/>
    </style:style>
    <style:style style:name="T25" style:family="text">
      <style:text-properties fo:color="#000000" style:font-name="Times New Roman" fo:font-size="11.5pt" fo:font-weight="bold" style:font-name-asian="Times New Roman1" style:font-size-asian="11.5pt" style:language-asian="en" style:country-asian="GB" style:font-weight-asian="bold" style:font-name-complex="Arial1" style:font-size-complex="11.5pt"/>
    </style:style>
    <style:style style:name="T26" style:family="text">
      <style:text-properties fo:color="#000000" style:font-name="Times New Roman" fo:font-size="11.5pt" fo:font-style="italic" style:font-name-asian="Times New Roman1" style:font-size-asian="11.5pt" style:language-asian="en" style:country-asian="GB" style:font-style-asian="italic" style:font-name-complex="Arial1" style:font-size-complex="11.5pt" style:font-style-complex="italic"/>
    </style:style>
    <style:style style:name="T27" style:family="text">
      <style:text-properties fo:color="#222222" fo:font-weight="bold" fo:background-color="#ffffff" loext:char-shading-value="0" style:font-weight-asian="bold" style:font-name-complex="Arial1" style:font-weight-complex="bold"/>
    </style:style>
    <style:style style:name="T28" style:family="text">
      <style:text-properties fo:color="#323232" fo:background-color="#ffffff" loext:char-shading-value="0" style:font-name-complex="Helvetica1"/>
    </style:style>
    <style:style style:name="T29" style:family="text">
      <style:text-properties fo:color="#323232" fo:font-weight="bold" fo:background-color="#ffffff" loext:char-shading-value="0" style:font-weight-asian="bold" style:font-name-complex="Helvetica1"/>
    </style:style>
    <style:style style:name="T30" style:family="text">
      <style:text-properties fo:color="#323232" style:font-name-complex="Helvetica1"/>
    </style:style>
    <style:style style:name="T31" style:family="text">
      <style:text-properties fo:color="#323232" style:font-name="Times New Roman" fo:background-color="#ffffff" loext:char-shading-value="0" style:font-name-complex="Helvetica1"/>
    </style:style>
    <style:style style:name="T32" style:family="text">
      <style:text-properties fo:color="#323232" style:font-name="Times New Roman" fo:font-weight="bold" fo:background-color="#ffffff" loext:char-shading-value="0" style:font-weight-asian="bold" style:font-name-complex="Helvetica1"/>
    </style:style>
    <style:style style:name="T33" style:family="text">
      <style:text-properties fo:color="#323232" style:font-name="Times New Roman" style:font-name-complex="Helvetica1"/>
    </style:style>
    <style:style style:name="T34" style:family="text">
      <style:text-properties style:font-name-complex="Arial1"/>
    </style:style>
    <style:style style:name="T35" style:family="text">
      <style:text-properties fo:background-color="#ffffff" loext:char-shading-value="0" style:font-name-complex="Helvetica1"/>
    </style:style>
    <style:style style:name="T36" style:family="text">
      <style:text-properties fo:font-size="11.5pt" style:font-name-asian="Times New Roman1" style:font-size-asian="11.5pt" style:language-asian="en" style:country-asian="GB" style:font-name-complex="Arial1" style:font-size-complex="11.5pt"/>
    </style:style>
    <style:style style:name="T37" style:family="text">
      <style:text-properties style:font-name="Times New Roman"/>
    </style:style>
    <style:style style:name="T38" style:family="text">
      <style:text-properties style:font-name="Times New Roman" style:font-name-complex="Arial1"/>
    </style:style>
    <style:style style:name="T39" style:family="text">
      <style:text-properties style:font-name="Times New Roman" fo:background-color="#ffffff" loext:char-shading-value="0" style:font-name-complex="Helvetica1"/>
    </style:style>
    <style:style style:name="T40" style:family="text">
      <style:text-properties style:font-name="Times New Roman" fo:font-size="11.5pt" style:font-name-asian="Times New Roman1" style:font-size-asian="11.5pt" style:language-asian="en" style:country-asian="GB" style:font-name-complex="Arial1" style:font-size-complex="11.5pt"/>
    </style:style>
    <style:style style:name="T41" style:family="text">
      <style:text-properties officeooo:rsid="0017ac27"/>
    </style:style>
    <style:style style:name="T42" style:family="text">
      <style:text-properties officeooo:rsid="0013d900"/>
    </style:style>
    <style:style style:name="T43" style:family="text">
      <style:text-properties officeooo:rsid="001b9b37"/>
    </style:style>
    <style:style style:name="T44" style:family="text">
      <style:text-properties officeooo:rsid="001a3b74"/>
    </style:style>
    <style:style style:name="T45" style:family="text">
      <style:text-properties officeooo:rsid="0014de99"/>
    </style:style>
    <style:style style:name="T46" style:family="text">
      <style:text-properties officeooo:rsid="001939b8"/>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199095" style:font-weight-asian="normal" style:font-weight-complex="normal"/>
    </style:style>
    <style:style style:name="T49" style:family="text">
      <style:text-properties style:text-underline-style="none" fo:font-weight="normal" officeooo:rsid="001a3b74" style:font-weight-asian="normal" style:font-weight-complex="normal"/>
    </style:style>
    <style:style style:name="T50" style:family="text">
      <style:text-properties style:text-underline-style="none" fo:font-weight="normal" officeooo:rsid="001684da" style:font-weight-asian="normal" style:font-weight-complex="normal"/>
    </style:style>
    <style:style style:name="T51" style:family="text">
      <style:text-properties style:text-underline-style="none" fo:font-weight="normal" officeooo:rsid="001adf15" style:font-weight-asian="normal" style:font-weight-complex="normal"/>
    </style:style>
    <style:style style:name="T52" style:family="text">
      <style:text-properties fo:background-color="#ff3333" loext:char-shading-value="0"/>
    </style:style>
    <style:style style:name="T53" style:family="text">
      <style:text-properties officeooo:rsid="0015fe3b"/>
    </style:style>
    <style:style style:name="T54" style:family="text">
      <style:text-properties officeooo:rsid="001684da"/>
    </style:style>
    <style:style style:name="T55" style:family="text">
      <style:text-properties officeooo:rsid="0018221e"/>
    </style:style>
    <style:style style:name="T56" style:family="text">
      <style:text-properties officeooo:rsid="0018ebdb"/>
    </style:style>
    <style:style style:name="T57" style:family="text">
      <style:text-properties fo:background-color="#eeeeee" loext:char-shading-value="0"/>
    </style:style>
    <style:style style:name="T58" style:family="text">
      <style:text-properties officeooo:rsid="001adf15"/>
    </style:style>
    <style:style style:name="T59" style:family="text">
      <style:text-properties fo:font-weight="normal" style:font-weight-asian="normal" style:font-weight-complex="normal"/>
    </style:style>
    <style:style style:name="T60" style:family="text">
      <style:text-properties officeooo:rsid="001adf15" fo:background-color="#ffff00" loext:char-shading-value="0"/>
    </style:style>
    <style:style style:name="T61" style:family="text">
      <style:text-properties officeooo:rsid="001adf15" fo:background-color="#ffff00" loext:char-shading-value="0"/>
    </style:style>
    <style:style style:name="T62" style:family="text">
      <style:text-properties officeooo:rsid="001cca0e"/>
    </style:style>
  </office:automatic-styles>
  <office:body>
    <office:text text:use-soft-page-breaks="true">
      <office:forms form:automatic-focus="false" form:apply-design-mode="false"/>
      <text:tracked-changes>
        <text:changed-region xml:id="ct94174697582336" text:id="ct94174697582336">
          <text:insertion>
            <office:change-info>
              <dc:creator>Unknown Author</dc:creator>
              <dc:date>2018-11-15T10:25:46</dc:date>
            </office:change-info>
          </text:insertion>
        </text:changed-region>
        <text:changed-region xml:id="ct94174696436976" text:id="ct94174696436976">
          <text:deletion>
            <office:change-info>
              <dc:creator>Unknown Author</dc:creator>
              <dc:date>2018-11-15T10:16:42</dc:date>
            </office:change-info>
            <text:p text:style-name="P1"><text:span text:style-name="T1">ll</text:span></text:p>
          </text:deletion>
        </text:changed-region>
        <text:changed-region xml:id="ct94174697773696" text:id="ct94174697773696">
          <text:insertion>
            <office:change-info>
              <dc:creator>Unknown Author</dc:creator>
              <dc:date>2018-11-15T10:16:42</dc:date>
            </office:change-info>
          </text:insertion>
        </text:changed-region>
        <text:changed-region xml:id="ct94174698722864" text:id="ct94174698722864">
          <text:insertion>
            <office:change-info>
              <dc:creator>Unknown Author</dc:creator>
              <dc:date>2018-11-15T11:02:47</dc:date>
            </office:change-info>
          </text:insertion>
        </text:changed-region>
        <text:changed-region xml:id="ct94174643385024" text:id="ct94174643385024">
          <text:insertion>
            <office:change-info>
              <dc:creator>Unknown Author</dc:creator>
              <dc:date>2018-11-15T11:02:48</dc:date>
            </office:change-info>
          </text:insertion>
        </text:changed-region>
        <text:changed-region xml:id="ct94174699384400" text:id="ct94174699384400">
          <text:insertion>
            <office:change-info>
              <dc:creator>Unknown Author</dc:creator>
              <dc:date>2018-11-15T11:02:50</dc:date>
            </office:change-info>
          </text:insertion>
        </text:changed-region>
        <text:changed-region xml:id="ct94174696000288" text:id="ct94174696000288">
          <text:insertion>
            <office:change-info>
              <dc:creator>Unknown Author</dc:creator>
              <dc:date>2018-11-15T10:17:49</dc:date>
            </office:change-info>
          </text:insertion>
        </text:changed-region>
        <text:changed-region xml:id="ct94174698915888" text:id="ct94174698915888">
          <text:insertion>
            <office:change-info>
              <dc:creator>Unknown Author</dc:creator>
              <dc:date>2018-11-15T10:25:35</dc:date>
            </office:change-info>
          </text:insertion>
        </text:changed-region>
        <text:changed-region xml:id="ct94174698732192" text:id="ct94174698732192">
          <text:insertion>
            <office:change-info>
              <dc:creator>Unknown Author</dc:creator>
              <dc:date>2018-11-15T10:19:47</dc:date>
            </office:change-info>
          </text:insertion>
        </text:changed-region>
        <text:changed-region xml:id="ct94174691418864" text:id="ct94174691418864">
          <text:format-change>
            <office:change-info>
              <dc:creator>Unknown Author</dc:creator>
              <dc:date>2018-11-15T10:21:21</dc:date>
            </office:change-info>
          </text:format-change>
        </text:changed-region>
        <text:changed-region xml:id="ct94174698693456" text:id="ct94174698693456">
          <text:insertion>
            <office:change-info>
              <dc:creator>Unknown Author</dc:creator>
              <dc:date>2018-11-15T10:20:29</dc:date>
            </office:change-info>
          </text:insertion>
        </text:changed-region>
        <text:changed-region xml:id="ct94174688055632" text:id="ct94174688055632">
          <text:insertion>
            <office:change-info>
              <dc:creator>Unknown Author</dc:creator>
              <dc:date>2018-11-15T10:23:21</dc:date>
            </office:change-info>
          </text:insertion>
        </text:changed-region>
        <text:changed-region xml:id="ct94174698716096" text:id="ct94174698716096">
          <text:deletion>
            <office:change-info>
              <dc:creator>Unknown Author</dc:creator>
              <dc:date>2018-11-15T10:23:21</dc:date>
            </office:change-info>
            <text:p text:style-name="P2"><text:span text:style-name="T2">modern</text:span></text:p>
          </text:deletion>
        </text:changed-region>
        <text:changed-region xml:id="ct94174696464752" text:id="ct94174696464752">
          <text:insertion>
            <office:change-info>
              <dc:creator>Unknown Author</dc:creator>
              <dc:date>2018-11-15T10:24:38</dc:date>
            </office:change-info>
          </text:insertion>
        </text:changed-region>
        <text:changed-region xml:id="ct94174698712096" text:id="ct94174698712096">
          <text:insertion>
            <office:change-info>
              <dc:creator>Unknown Author</dc:creator>
              <dc:date>2018-11-15T10:24:49</dc:date>
            </office:change-info>
          </text:insertion>
        </text:changed-region>
        <text:changed-region xml:id="ct94174698981424" text:id="ct94174698981424">
          <text:insertion>
            <office:change-info>
              <dc:creator>Unknown Author</dc:creator>
              <dc:date>2018-11-15T10:24:58</dc:date>
            </office:change-info>
          </text:insertion>
        </text:changed-region>
        <text:changed-region xml:id="ct94174698976464" text:id="ct94174698976464">
          <text:insertion>
            <office:change-info>
              <dc:creator>Unknown Author</dc:creator>
              <dc:date>2018-11-15T10:25:25</dc:date>
            </office:change-info>
          </text:insertion>
        </text:changed-region>
        <text:changed-region xml:id="ct94174698698000" text:id="ct94174698698000">
          <text:insertion>
            <office:change-info>
              <dc:creator>Unknown Author</dc:creator>
              <dc:date>2018-11-15T10:25:54</dc:date>
            </office:change-info>
          </text:insertion>
        </text:changed-region>
        <text:changed-region xml:id="ct94174678854256" text:id="ct94174678854256">
          <text:format-change>
            <office:change-info>
              <dc:creator>Unknown Author</dc:creator>
              <dc:date>2018-11-15T10:27:34</dc:date>
            </office:change-info>
          </text:format-change>
        </text:changed-region>
        <text:changed-region xml:id="ct94174691336176" text:id="ct94174691336176">
          <text:format-change>
            <office:change-info>
              <dc:creator>Unknown Author</dc:creator>
              <dc:date>2018-11-15T10:30:02</dc:date>
            </office:change-info>
          </text:format-change>
        </text:changed-region>
        <text:changed-region xml:id="ct94174695930912" text:id="ct94174695930912">
          <text:insertion>
            <office:change-info>
              <dc:creator>Unknown Author</dc:creator>
              <dc:date>2018-11-15T10:29:50</dc:date>
            </office:change-info>
          </text:insertion>
        </text:changed-region>
        <text:changed-region xml:id="ct94174697403280" text:id="ct94174697403280">
          <text:insertion>
            <office:change-info>
              <dc:creator>Unknown Author</dc:creator>
              <dc:date>2018-11-15T10:34:52</dc:date>
            </office:change-info>
          </text:insertion>
        </text:changed-region>
        <text:changed-region xml:id="ct94174698998592" text:id="ct94174698998592">
          <text:insertion>
            <office:change-info>
              <dc:creator>Unknown Author</dc:creator>
              <dc:date>2018-11-15T10:30:11</dc:date>
            </office:change-info>
          </text:insertion>
        </text:changed-region>
        <text:changed-region xml:id="ct94174692659680" text:id="ct94174692659680">
          <text:insertion>
            <office:change-info>
              <dc:creator>Unknown Author</dc:creator>
              <dc:date>2018-11-15T10:30:52</dc:date>
            </office:change-info>
          </text:insertion>
        </text:changed-region>
        <text:changed-region xml:id="ct94174643917600" text:id="ct94174643917600">
          <text:deletion>
            <office:change-info>
              <dc:creator>Unknown Author</dc:creator>
              <dc:date>2018-11-15T10:30:55</dc:date>
            </office:change-info>
            <text:p text:style-name="P3">(manager?)</text:p>
          </text:deletion>
        </text:changed-region>
        <text:changed-region xml:id="ct94174694763376" text:id="ct94174694763376">
          <text:insertion>
            <office:change-info>
              <dc:creator>Unknown Author</dc:creator>
              <dc:date>2018-11-15T10:30:56</dc:date>
            </office:change-info>
          </text:insertion>
        </text:changed-region>
        <text:changed-region xml:id="ct94174690917552" text:id="ct94174690917552">
          <text:insertion>
            <office:change-info>
              <dc:creator>Unknown Author</dc:creator>
              <dc:date>2018-11-15T10:31:35</dc:date>
            </office:change-info>
          </text:insertion>
        </text:changed-region>
        <text:changed-region xml:id="ct94174700706880" text:id="ct94174700706880">
          <text:format-change>
            <office:change-info>
              <dc:creator>Unknown Author</dc:creator>
              <dc:date>2018-11-15T10:32:11</dc:date>
            </office:change-info>
          </text:format-change>
        </text:changed-region>
        <text:changed-region xml:id="ct94174650030224" text:id="ct94174650030224">
          <text:insertion>
            <office:change-info>
              <dc:creator>Unknown Author</dc:creator>
              <dc:date>2018-11-15T10:32:38</dc:date>
            </office:change-info>
          </text:insertion>
        </text:changed-region>
        <text:changed-region xml:id="ct94174698829232" text:id="ct94174698829232">
          <text:insertion>
            <office:change-info>
              <dc:creator>Unknown Author</dc:creator>
              <dc:date>2018-11-15T10:32:43</dc:date>
            </office:change-info>
          </text:insertion>
        </text:changed-region>
        <text:changed-region xml:id="ct94174697485568" text:id="ct94174697485568">
          <text:insertion>
            <office:change-info>
              <dc:creator>Unknown Author</dc:creator>
              <dc:date>2018-11-15T10:34:00</dc:date>
            </office:change-info>
          </text:insertion>
        </text:changed-region>
        <text:changed-region xml:id="ct94174698852128" text:id="ct94174698852128">
          <text:insertion>
            <office:change-info>
              <dc:creator>Unknown Author</dc:creator>
              <dc:date>2018-11-15T10:33:55</dc:date>
            </office:change-info>
          </text:insertion>
        </text:changed-region>
        <text:changed-region xml:id="ct94174694747904" text:id="ct94174694747904">
          <text:deletion>
            <office:change-info>
              <dc:creator>Unknown Author</dc:creator>
              <dc:date>2018-11-15T10:33:55</dc:date>
            </office:change-info>
            <text:p text:style-name="P4"><text:span text:style-name="T3">(manager?)</text:span></text:p>
          </text:deletion>
        </text:changed-region>
        <text:changed-region xml:id="ct94174699181840" text:id="ct94174699181840">
          <text:insertion>
            <office:change-info>
              <dc:creator>Unknown Author</dc:creator>
              <dc:date>2018-11-15T10:34:32</dc:date>
            </office:change-info>
          </text:insertion>
        </text:changed-region>
        <text:changed-region xml:id="ct94174643460256" text:id="ct94174643460256">
          <text:insertion>
            <office:change-info>
              <dc:creator>Unknown Author</dc:creator>
              <dc:date>2018-11-15T10:53:44</dc:date>
            </office:change-info>
          </text:insertion>
        </text:changed-region>
        <text:changed-region xml:id="ct94174700980832" text:id="ct94174700980832">
          <text:insertion>
            <office:change-info>
              <dc:creator>Unknown Author</dc:creator>
              <dc:date>2018-11-15T10:53:47</dc:date>
            </office:change-info>
          </text:insertion>
        </text:changed-region>
        <text:changed-region xml:id="ct94174699552928" text:id="ct94174699552928">
          <text:insertion>
            <office:change-info>
              <dc:creator>Unknown Author</dc:creator>
              <dc:date>2018-11-15T10:37:07</dc:date>
            </office:change-info>
          </text:insertion>
        </text:changed-region>
        <text:changed-region xml:id="ct94174679279168" text:id="ct94174679279168">
          <text:deletion>
            <office:change-info>
              <dc:creator>Unknown Author</dc:creator>
              <dc:date>2018-11-15T10:37:07</dc:date>
            </office:change-info>
            <text:p text:style-name="P4"><text:span text:style-name="T4">basically</text:span></text:p>
          </text:deletion>
        </text:changed-region>
        <text:changed-region xml:id="ct94174692419424" text:id="ct94174692419424">
          <text:insertion>
            <office:change-info>
              <dc:creator>Unknown Author</dc:creator>
              <dc:date>2018-11-15T10:53:51</dc:date>
            </office:change-info>
          </text:insertion>
        </text:changed-region>
        <text:changed-region xml:id="ct94174700287312" text:id="ct94174700287312">
          <text:deletion>
            <office:change-info>
              <dc:creator>Unknown Author</dc:creator>
              <dc:date>2018-11-15T10:43:07</dc:date>
            </office:change-info>
            <text:p text:style-name="P5">Terminology (for Jake):</text:p>
            <text:list xml:id="list1696548994" text:style-name="WWNum2">
              <text:list-item>
                <text:p text:style-name="P6">Public webpage- a webpage intended to be accessed by a user</text:p>
              </text:list-item>
              <text:list-item>
                <text:p text:style-name="P6">Icons/links</text:p>
              </text:list-item>
              <text:list-item>
                <text:p text:style-name="P6">Fields and attributes</text:p>
              </text:list-item>
              <text:list-item>
                <text:p text:style-name="P6">Post (e.g. updates/news)</text:p>
              </text:list-item>
              <text:list-item>
                <text:p text:style-name="P6">Webpage/webpage</text:p>
              </text:list-item>
              <text:list-item>
                <text:p text:style-name="P6">Message prompt</text:p>
              </text:list-item>
              <text:list-item>
                <text:p text:style-name="P6">Admin- Back-End</text:p>
              </text:list-item>
              <text:list-item>
                <text:p text:style-name="P6">User- Front-End</text:p>
              </text:list-item>
              <text:list-item>
                <text:p text:style-name="P6">carousel</text:p>
              </text:list-item>
            </text:list>
            <text:p text:style-name="P7"/>
          </text:deletion>
        </text:changed-region>
        <text:changed-region xml:id="ct94174700666080" text:id="ct94174700666080">
          <text:deletion>
            <office:change-info>
              <dc:creator>Unknown Author</dc:creator>
              <dc:date>2018-11-15T10:43:41</dc:date>
            </office:change-info>
            <text:p text:style-name="P8">Notes to editor:</text:p>
            <text:p text:style-name="P7">That which is red is that which I am uncertain of, e.g. whether it should be there, whether it is right word to use and so on.</text:p>
            <text:p text:style-name="P7">I have not filled in all of the exception handling because I am uncertain of it, perhaps you can fill in some of those I left out if you think of anything that would work.</text:p>
            <text:p text:style-name="P7">I may have missed some of the dependencies by mistake (since there are so many functions here), please check these.</text:p>
            <text:p text:style-name="P7">Please either let me know or add to this list if you think of any functions that I may have forgotten/not thought of.</text:p>
          </text:deletion>
        </text:changed-region>
        <text:changed-region xml:id="ct94174678062672" text:id="ct94174678062672">
          <text:format-change>
            <office:change-info>
              <dc:creator>Unknown Author</dc:creator>
              <dc:date>2018-11-15T10:43:49</dc:date>
            </office:change-info>
          </text:format-change>
        </text:changed-region>
        <text:changed-region xml:id="ct94174651432560" text:id="ct94174651432560">
          <text:deletion>
            <office:change-info>
              <dc:creator>Unknown Author</dc:creator>
              <dc:date>2018-11-15T10:43:59</dc:date>
            </office:change-info>
            <text:p text:style-name="P9"/>
            <text:p text:style-name="P9">Do I need to include contribution matrix in the schedule?</text:p>
          </text:deletion>
        </text:changed-region>
        <text:changed-region xml:id="ct94174699912416" text:id="ct94174699912416">
          <text:format-change>
            <office:change-info>
              <dc:creator>Unknown Author</dc:creator>
              <dc:date>2018-11-15T10:43:49</dc:date>
            </office:change-info>
          </text:format-change>
        </text:changed-region>
        <text:changed-region xml:id="ct94174694605232" text:id="ct94174694605232">
          <text:insertion>
            <office:change-info>
              <dc:creator>Unknown Author</dc:creator>
              <dc:date>2018-11-15T10:44:23</dc:date>
            </office:change-info>
          </text:insertion>
        </text:changed-region>
        <text:changed-region xml:id="ct94174699960864" text:id="ct94174699960864">
          <text:format-change>
            <office:change-info>
              <dc:creator>Unknown Author</dc:creator>
              <dc:date>2018-11-15T10:43:49</dc:date>
            </office:change-info>
          </text:format-change>
        </text:changed-region>
        <text:changed-region xml:id="ct94174651500544" text:id="ct94174651500544">
          <text:insertion>
            <office:change-info>
              <dc:creator>Unknown Author</dc:creator>
              <dc:date>2018-11-15T10:45:24</dc:date>
            </office:change-info>
          </text:insertion>
        </text:changed-region>
        <text:changed-region xml:id="ct94174691424688" text:id="ct94174691424688">
          <text:format-change>
            <office:change-info>
              <dc:creator>Unknown Author</dc:creator>
              <dc:date>2018-11-15T10:43:49</dc:date>
            </office:change-info>
          </text:format-change>
        </text:changed-region>
        <text:changed-region xml:id="ct94174700580768" text:id="ct94174700580768">
          <text:insertion>
            <office:change-info>
              <dc:creator>Unknown Author</dc:creator>
              <dc:date>2018-11-15T10:46:43</dc:date>
            </office:change-info>
          </text:insertion>
        </text:changed-region>
        <text:changed-region xml:id="ct94174694483040" text:id="ct94174694483040">
          <text:deletion>
            <office:change-info>
              <dc:creator>Unknown Author</dc:creator>
              <dc:date>2018-11-15T10:47:25</dc:date>
            </office:change-info>
            <text:p text:style-name="P10">Non functional requirements:</text:p>
          </text:deletion>
        </text:changed-region>
        <text:changed-region xml:id="ct94174700349904" text:id="ct94174700349904">
          <text:deletion>
            <office:change-info>
              <dc:creator>Unknown Author</dc:creator>
              <dc:date>2018-11-15T10:47:27</dc:date>
            </office:change-info>
            <text:p text:style-name="P11"><text:s/></text:p>
          </text:deletion>
        </text:changed-region>
        <text:changed-region xml:id="ct94174678536320" text:id="ct94174678536320">
          <text:insertion>
            <office:change-info>
              <dc:creator>Unknown Author</dc:creator>
              <dc:date>2018-11-15T10:47:53</dc:date>
            </office:change-info>
          </text:insertion>
        </text:changed-region>
        <text:changed-region xml:id="ct94174700905488" text:id="ct94174700905488">
          <text:insertion>
            <office:change-info>
              <dc:creator>Unknown Author</dc:creator>
              <dc:date>2018-11-15T10:48:00</dc:date>
            </office:change-info>
          </text:insertion>
        </text:changed-region>
        <text:changed-region xml:id="ct94174700342672" text:id="ct94174700342672">
          <text:insertion>
            <office:change-info>
              <dc:creator>Unknown Author</dc:creator>
              <dc:date>2018-11-15T10:48:53</dc:date>
            </office:change-info>
          </text:insertion>
        </text:changed-region>
        <text:changed-region xml:id="ct94174651629984" text:id="ct94174651629984">
          <text:insertion>
            <office:change-info>
              <dc:creator>Unknown Author</dc:creator>
              <dc:date>2018-11-15T10:49:21</dc:date>
            </office:change-info>
          </text:insertion>
        </text:changed-region>
        <text:changed-region xml:id="ct94174700173296" text:id="ct94174700173296">
          <text:insertion>
            <office:change-info>
              <dc:creator>Unknown Author</dc:creator>
              <dc:date>2018-11-15T10:50:32</dc:date>
            </office:change-info>
          </text:insertion>
        </text:changed-region>
        <text:changed-region xml:id="ct94174694701824" text:id="ct94174694701824">
          <text:insertion>
            <office:change-info>
              <dc:creator>Unknown Author</dc:creator>
              <dc:date>2018-11-15T10:51:00</dc:date>
            </office:change-info>
          </text:insertion>
        </text:changed-region>
        <text:changed-region xml:id="ct94174643597824" text:id="ct94174643597824">
          <text:insertion>
            <office:change-info>
              <dc:creator>Unknown Author</dc:creator>
              <dc:date>2018-11-15T10:52:58</dc:date>
            </office:change-info>
          </text:insertion>
        </text:changed-region>
        <text:changed-region xml:id="ct94174680812672" text:id="ct94174680812672">
          <text:insertion>
            <office:change-info>
              <dc:creator>Unknown Author</dc:creator>
              <dc:date>2018-11-15T10:52:34</dc:date>
            </office:change-info>
          </text:insertion>
        </text:changed-region>
        <text:changed-region xml:id="ct94174651488640" text:id="ct94174651488640">
          <text:insertion>
            <office:change-info>
              <dc:creator>Unknown Author</dc:creator>
              <dc:date>2018-11-15T10:53:03</dc:date>
            </office:change-info>
          </text:insertion>
        </text:changed-region>
        <text:changed-region xml:id="ct94174700231440" text:id="ct94174700231440">
          <text:insertion>
            <office:change-info>
              <dc:creator>Unknown Author</dc:creator>
              <dc:date>2018-11-15T10:55:55</dc:date>
            </office:change-info>
          </text:insertion>
        </text:changed-region>
        <text:changed-region xml:id="ct94174643331664" text:id="ct94174643331664">
          <text:insertion>
            <office:change-info>
              <dc:creator>Unknown Author</dc:creator>
              <dc:date>2018-11-15T10:56:00</dc:date>
            </office:change-info>
          </text:insertion>
        </text:changed-region>
        <text:changed-region xml:id="ct94174694324480" text:id="ct94174694324480">
          <text:insertion>
            <office:change-info>
              <dc:creator>Unknown Author</dc:creator>
              <dc:date>2018-11-15T10:53:03</dc:date>
            </office:change-info>
          </text:insertion>
        </text:changed-region>
        <text:changed-region xml:id="ct94174699563216" text:id="ct94174699563216">
          <text:insertion>
            <office:change-info>
              <dc:creator>Unknown Author</dc:creator>
              <dc:date>2018-11-15T10:53:06</dc:date>
            </office:change-info>
          </text:insertion>
        </text:changed-region>
        <text:changed-region xml:id="ct94174671967680" text:id="ct94174671967680">
          <text:insertion>
            <office:change-info>
              <dc:creator>Unknown Author</dc:creator>
              <dc:date>2018-11-15T10:53:08</dc:date>
            </office:change-info>
          </text:insertion>
        </text:changed-region>
        <text:changed-region xml:id="ct94174695400640" text:id="ct94174695400640">
          <text:insertion>
            <office:change-info>
              <dc:creator>Unknown Author</dc:creator>
              <dc:date>2018-11-15T11:00:38</dc:date>
            </office:change-info>
          </text:insertion>
        </text:changed-region>
        <text:changed-region xml:id="ct94174700041232" text:id="ct94174700041232">
          <text:deletion>
            <office:change-info>
              <dc:creator>Unknown Author</dc:creator>
              <dc:date>2018-11-15T11:00:38</dc:date>
            </office:change-info>
            <text:p text:style-name="P12"><text:span text:style-name="T5"><text:s text:c="4"/></text:span><text:span text:style-name="T6">Terms</text:span></text:p>
            <text:list xml:id="list2754670034" text:style-name="WWNum5">
              <text:list-item>
                <text:p text:style-name="P13">UI – User Interface</text:p>
              </text:list-item>
              <text:list-item>
                <text:p text:style-name="P13">HTML – Hypertext Mark-up Language</text:p>
              </text:list-item>
              <text:list-item>
                <text:p text:style-name="P13">Public page - a page intended to be accessed by a user.</text:p>
              </text:list-item>
              <text:list-item>
                <text:p text:style-name="P13">Icons – small images used for presentation.</text:p>
              </text:list-item>
              <text:list-item>
                <text:p text:style-name="P13">Links – routes to files, webpages, etc on the internet.</text:p>
              </text:list-item>
              <text:list-item>
                <text:p text:style-name="P13">Fields - pieces of data which correspond to a field, and user.</text:p>
              </text:list-item>
              <text:list-item>
                <text:p text:style-name="P13">Attributes – type of field.</text:p>
              </text:list-item>
              <text:list-item>
                <text:p text:style-name="P13">Webpage – a page which the user can view in their browser.</text:p>
              </text:list-item>
              <text:list-item>
                <text:p text:style-name="P13">Admin- Back-End – a user with higher access privileges. Can login and make changes to the site.</text:p>
              </text:list-item>
              <text:list-item>
                <text:p text:style-name="P13">User- Front-End – a user who can view the site, but not make changes or view confidential information.</text:p>
              </text:list-item>
              <text:list-item>
                <text:p text:style-name="P13">Carousel – a method of displaying images; works by scrolling through all the images horizontally.</text:p>
              </text:list-item>
              <text:list-item>
                <text:p text:style-name="P13">Response Time – time taken for the page to load on the user’s browser.</text:p>
              </text:list-item>
              <text:list-item>
                <text:p text:style-name="P13">Data – information stored on a subject.</text:p>
              </text:list-item>
              <text:list-item>
                <text:p text:style-name="P13">Bugs – errors in code leading to unintended consequences.</text:p>
              </text:list-item>
              <text:list-item>
                <text:p text:style-name="P13">Server – computer/set of computers which hosts the webpages.</text:p>
              </text:list-item>
              <text:list-item>
                <text:p text:style-name="P13">Form – a set of inputs for the user to put data into the system.</text:p>
              </text:list-item>
              <text:list-item>
                <text:p text:style-name="P13">Scalability – changes in resolution do not result in certain aspects of the page becoming unusable.</text:p>
              </text:list-item>
              <text:list-item>
                <text:p text:style-name="P13">Hardware – e.g computers; physical machines.</text:p>
              </text:list-item>
              <text:list-item>
                <text:p text:style-name="P13">Off-site – not on the local machine.</text:p>
              </text:list-item>
              <text:list-item>
                <text:p text:style-name="P13">CSS – cascading style sheets. Used for styling.</text:p>
              </text:list-item>
              <text:list-item>
                <text:p text:style-name="P13">Javascript – scripting language used for automation and other effects.</text:p>
              </text:list-item>
              <text:list-item>
                <text:p text:style-name="P13">Integrated Development Environment – an application used for developing interactive applications, websites, etc.</text:p>
              </text:list-item>
              <text:list-item>
                <text:p text:style-name="P13">SublimeText – text editor</text:p>
              </text:list-item>
              <text:list-item>
                <text:p text:style-name="P13">Bootstrap – framework for presentation of websites.</text:p>
              </text:list-item>
              <text:list-item>
                <text:p text:style-name="P13">GitHub – version control system for code.</text:p>
              </text:list-item>
              <text:list-item>
                <text:p text:style-name="P13">BitBucket and SourceForge – alternative to GitHub</text:p>
              </text:list-item>
              <text:list-item>
                <text:p text:style-name="P13"><text:s/>VCS – version control system.</text:p>
              </text:list-item>
              <text:list-item>
                <text:p text:style-name="P13">Postman – testing application for server.</text:p>
              </text:list-item>
              <text:list-item>
                <text:p text:style-name="P13">Cloud – hosted on the internet. Distributed across many servers which are connected to the internet.</text:p>
              </text:list-item>
              <text:list-item>
                <text:p text:style-name="P13">SSL Heartbleed – SSL(Secure Sockets Layer, now TLS) vulnerability</text:p>
              </text:list-item>
              <text:list-item>
                <text:p text:style-name="P13">TLS – Transport Security Layer.</text:p>
              </text:list-item>
              <text:list-item>
                <text:p text:style-name="P13">GDPR – Data protection regulations</text:p>
              </text:list-item>
              <text:list-item>
                <text:p text:style-name="P13">Codebase – all of our code.</text:p>
              </text:list-item>
              <text:list-item>
                <text:p text:style-name="P13">Git Version Control – See GitHub.</text:p>
              </text:list-item>
              <text:list-item>
                <text:p text:style-name="P13">Front-end – website design which the user will see</text:p>
              </text:list-item>
              <text:list-item>
                <text:p text:style-name="P13">Back-end – the server and administrators page to edit the front-end.</text:p>
              </text:list-item>
              <text:list-item>
                <text:p text:style-name="P13">User base – the set of all users.</text:p>
              </text:list-item>
              <text:list-item>
                <text:p text:style-name="P13">Deliverables – discrete items which contribute towards the overall system.</text:p>
              </text:list-item>
              <text:list-item>
                <text:p text:style-name="P13">Prototype – a small section of the system, generally done in iterations.</text:p>
              </text:list-item>
              <text:list-item>
                <text:p text:style-name="P13">Drop-down menu – a type of menu which when a button is hovered over, drops down with a list of options.</text:p>
              </text:list-item>
              <text:list-item>
                <text:p text:style-name="P13">Framework – a set of functions which can be used to simplify development.</text:p>
              </text:list-item>
              <text:list-item>
                <text:p text:style-name="P13">PHP – programming language used on the back-end for servers.</text:p>
              </text:list-item>
              <text:list-item>
                <text:p text:style-name="P14">Database – a persistent storage location for various data.</text:p>
              </text:list-item>
            </text:list>
            <text:p text:style-name="P12"><text:span text:style-name="T6"/></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Requirements Specification</text:p>
      <text:p text:style-name="P31">for</text:p>
      <text:p text:style-name="P31">Beyond Limits</text:p>
      <text:p text:style-name="P31"/>
      <text:p text:style-name="P31">16/11/2018</text:p>
      <text:p text:style-name="P31">Version 1.0</text:p>
      <text:p text:style-name="P31"/>
      <text:p text:style-name="P31">Prepared by</text:p>
      <text:p text:style-name="P31">Group 18</text:p>
      <text:p text:style-name="P31">Christous <text:span text:style-name="T62">Mavropolous</text:span></text:p>
      <text:p text:style-name="P31">Francisco <text:span text:style-name="T62">Vasconcelos</text:span></text:p>
      <text:p text:style-name="P31">Jake <text:span text:style-name="T62">Mortimer</text:span></text:p>
      <text:p text:style-name="P31">Kristian <text:span text:style-name="T62">Nilsson</text:span></text:p>
      <text:p text:style-name="P31">Matt <text:span text:style-name="T62">Redmond</text:span></text:p>
      <text:p text:style-name="P43">Overview and Justification:</text:p>
      <text:p text:style-name="P1"><text:change-start text:change-id="ct94174697582336"/><text:tab/><text:change-end text:change-id="ct94174697582336"/>We have been tasked with designing a website for the UK-based Charity Beyond Limits. They do most of their publicity work using a Facebook Group, as their current website is fairly rudimentary, set up using the free Blog Design tool, WordPress. Our job is to take the elements that they have set up for that and create a brand new website using our own original code. This website needs to provide them wi<text:change text:change-id="ct94174696436976"/><text:change-start text:change-id="ct94174697773696"/><text:span text:style-name="T1">th</text:span><text:change-end text:change-id="ct94174697773696"/> all the functions they’ll need to maintain their charity: donating money to their organisation, allowing volunteers to contact them for opportunities, etc.</text:p>
      <text:p text:style-name="P1"><text:change-start text:change-id="ct94174698722864"/><text:tab/><text:change-end text:change-id="ct94174698722864"/>Beyond Limits, founded by Susan Sadler, looks to help people who are down on their luck. Families living in poverty, abuse victims, and people with learning difficulties. Beyond Limits bring these people to a safe environment in the countryside, where they can give them support and resources. The website needs to reflect this with its functions.</text:p>
      <text:p text:style-name="P1"><text:change-start text:change-id="ct94174643385024"/><text:tab/><text:change-end text:change-id="ct94174643385024"/>Mrs Sadler grew up homeless on the streets and, over many years, managed to create a life for herself. She wants the website’s aesthetics to symbolise the “journey” that she took as she believes it’s a key part in why she wants to help people and why the charity is set up in the first place.</text:p>
      <text:p text:style-name="P12"><text:change-start text:change-id="ct94174699384400"/><text:tab/><text:change-end text:change-id="ct94174699384400"/>We will have to work together a<text:change-start text:change-id="ct94174696000288"/><text:span text:style-name="T2">s a</text:span><text:change-end text:change-id="ct94174696000288"/> cohesive team in order to finish this project, with everyone contributing and bringing their own unique skills to the table. The website will be developed from both the front-end and the back-end.</text:p>
      <text:p text:style-name="P12"><text:span text:style-name="T52"/></text:p>
      <text:p text:style-name="P73">Project Description and Boundaries</text:p>
      <text:p text:style-name="P2"><text:tab/><text:span text:style-name="T41">The project is t</text:span>o develop a fully-functioning <text:span text:style-name="T41">new </text:span>website under the specifications of the charity Beyond Limits. The website should be simple to use for both the visitors and the administrators <text:span text:style-name="T41">which are our clients</text:span>. The project also involves creating a system for the administrators to be able to edit aspects of the website. <text:span text:style-name="T42">That system will also incorporate a database in which the client will be able to store data about the people they help and potentially information that is essential for their annual report. </text:span>The project doesn’t involve creating a server to host the website or help them in other areas such as branding or marketing.</text:p>
      <text:p text:style-name="P67">User Base <text:span text:style-name="T43">(Stakeholders)</text:span></text:p>
      <text:p text:style-name="P2"><text:change-start text:change-id="ct94174698915888"/><text:tab/><text:change-end text:change-id="ct94174698915888"/>The main stakeholders are the general public and admins (with special privileges). The public will consist of:</text:p>
      <text:p text:style-name="P2">1. People who seek help from the charity</text:p>
      <text:p text:style-name="P2">2. Potential volunteers that need to find information and apply through the website</text:p>
      <text:p text:style-name="P2">3. Volunteers who need to access the website for various reasons (<text:change-start text:change-id="ct94174698732192"/><text:span text:style-name="T2">eg.</text:span><text:change-end text:change-id="ct94174698732192"/>getting health and safety files)</text:p>
      <text:p text:style-name="P2">4, The administrators; the 3 people who have access to restricted parts of the website containing confidential information, and tools to edit parts of the website.<text:change-start text:change-id="ct94174691418864"/></text:p>
      <text:p text:style-name="P71">Generally, we expect the user base to have limited technical expertise, as the charity revolves around helping underprivileged individuals that don’t always have access to technology.<text:change-end text:change-id="ct94174691418864"/></text:p>
      <text:p text:style-name="P70">Overall, since their Facebook group has about 1000 members, we can expect at least that many <text:change-start text:change-id="ct94174698693456"/><text:span text:style-name="T2">unique visitors </text:span><text:change-end text:change-id="ct94174698693456"/>to be using the website.</text:p>
      <text:p text:style-name="P67">Product Vision</text:p>
      <text:p text:style-name="P2">A website that is modern and appealing while at the same time simple and minimalistic. Navigation should be intuitive and there shouldn’t be any clutter. The admin page should follow similar rules <text:span text:style-name="T44">so that the client would not be deterred when updating the website.</text:span></text:p>
      <text:p text:style-name="P67">Project Deliverables, Features and Tasks.</text:p>
      <text:p text:style-name="P2"><text:span text:style-name="T45"><text:tab/>Team 18</text:span> will be split into two <text:span text:style-name="T41">sub-</text:span>teams, one responsible for the front-end and the other responsible for the back-end of the website. The first team will oversee the design and style of the website. This design should be <text:change-start text:change-id="ct94174688055632"/><text:span text:style-name="T2">intuitive</text:span><text:change-end text:change-id="ct94174688055632"/><text:change text:change-id="ct94174698716096"/> and functional so that navigation and general use of the <text:span text:style-name="T46">different pages</text:span> is simple enough for everybody to use. </text:p>
      <text:p text:style-name="P2"><text:tab/>The second <text:span text:style-name="T41">sub-</text:span>team is tasked to create a system on the website through which the administrators (our client) will be able to control and edit aspects of the website in order to customize existing content, add, and remove content. <text:span text:style-name="T46">A login page will be created </text:span>that has <text:span text:style-name="T45">accounts for the administrators so that only they will be able to access the tools to edit the website</text:span>. <text:span text:style-name="T46">A database</text:span> will also be <text:span text:style-name="T46">created </text:span>that the administrators can access. <text:span text:style-name="T46">The database needs to have functions to </text:span>store, sort and search information about all the people that <text:span text:style-name="T46">the charity has </text:span>helped. <text:span text:style-name="T46">Furthermore, through the administrators’ page, the client will be able to access and control the database through a series of forms and fields.</text:span> <text:span text:style-name="T42">Furthermore, the client will need to have a guide on how to use the features stated above so that they can effectively use their website and the tools provided to them.</text:span></text:p>
      <text:p text:style-name="P68">Benefits and Overall Goals</text:p>
      <text:p text:style-name="P68"><text:span text:style-name="T47"><text:tab/></text:span><text:span text:style-name="T48">The client is not using their current website as </text:span><text:change-start text:change-id="ct94174696464752"/><text:span text:style-name="T50">they feel </text:span><text:change-end text:change-id="ct94174696464752"/><text:span text:style-name="T48">it does not represent them </text:span><text:change-start text:change-id="ct94174698712096"/><text:span text:style-name="T50">and their vision, </text:span><text:change-end text:change-id="ct94174698712096"/><text:span text:style-name="T48">and it</text:span><text:change-start text:change-id="ct94174698981424"/><text:span text:style-name="T48">’</text:span><text:change-end text:change-id="ct94174698981424"/><text:span text:style-name="T48">s hard </text:span><text:span text:style-name="T49">for them to change it. The benefits of a new, easy-to-use website would be that the administrators would not find it difficult to create and post events or access the database which would encourage them to actively use the website. Thus, it will be easier for people to find out more about the charity which would extend the charity’s reach.</text:span></text:p>
      <text:p text:style-name="P67">Features for Future Releases</text:p>
      <text:p text:style-name="P2"><text:change-start text:change-id="ct94174698976464"/><text:tab/><text:change-end text:change-id="ct94174698976464"/>At a later stage in development, an archive feature can be implemented so that the <text:span text:style-name="T44">administrators</text:span> of the website can store information that will be useful when composing the annual report. Also, the code for the website should be documented extensively and have comments to explain the different functions so that future development is easier, even by another group.</text:p>
      <text:p text:style-name="P52"/>
      <text:p text:style-name="P72">System Description:</text:p>
      <text:p text:style-name="P51"><text:change-start text:change-id="ct94174698698000"/><text:tab/><text:change-end text:change-id="ct94174698698000"/><text:change-start text:change-id="ct94174678854256"/><text:span text:style-name="T15">Our project is to make a website for our client, BeyondLimits, which is a ‘journey’. The site also has to be easily maintainable by someone who may not have a great knowledge of web design.</text:span><text:change-end text:change-id="ct94174678854256"/></text:p>
      <text:p text:style-name="P4">Some systems similar to this that we have done research into are: Christians against Poverty website, WordPress, and Facebook. I will give a brief description of each system, the reason for this choice of system to compare to, and discuss what is useful/not useful about these systems to our client:</text:p>
      <text:list xml:id="list110352149568109" text:continue-list="list1696548994" text:style-name="WWNum2">
        <text:list-item>
          <text:p text:style-name="P76"><text:span text:style-name="T7">Christians Against Poverty(Front-End)<text:line-break/></text:span>The client said that they really liked the Christians against poverty page because it is easy to find the content that you are looking for. They expressed that they were a fan of the drop-down menus because, once again, it reduced clutter and made the site easier to navigate. However, one concern they did highlight was the amount of scrolling that one had to do on the website. This is classic of websites which house too much information on each page. This can be easily remedied on the site we create by further decomposing each section; only a small, ‘digestible’ amount of information appears on each page.</text:p>
        </text:list-item>
        <text:list-item>
          <text:p text:style-name="P76"><text:span text:style-name="T7">WordPress(Page Maintenance/Back-End)<text:line-break/></text:span>WordPress is the framework that is currently used by the charity for their website. It is a PHP framework which is combined with the ability to edit content on the website at will. WordPress also provides statistics about the number of views to the site, etc. They also boast dozens of themes for your website(which need to be paid for), and guarantee that your site will be mobile-friendly.<text:line-break/>WordPress allows for the website to be altered on the fly; all the content, images, titles, etc. This is a very useful feature: for someone who doesn’t know anything about how to make manual alterations to their site, if left the site would quickly become outdated. This is definitely something that we could improve upon: from their current site we can see that it has been rarely updated. This is apparently due to the fact that they don’t feel comfortable editing the website. This has led them to be predominantly based on Facebook(which we will come to later).<text:line-break/>WordPress is very generic; it is not made for a specific client but tries to accommodate many possible clients. This is a simple, and quick website solution for many, however, the limited number of themes and lack of variety means that truly outstanding websites are hard to make. The client wants the website to be a ‘journey’, this is definitely not possible on WordPress. The number of themes and other customisation options are restricted by your plan; whether you are premium or standard user. Even if you have the maximum number of customisation options you are still limited in the number of design choices that you can make; this is due to the overwhelming minimalist design of WordPress themes.</text:p>
        </text:list-item>
        <text:list-item>
          <text:p text:style-name="P76"><text:span text:style-name="T7">Facebook(Groups)<text:line-break/></text:span>Facebook is being used as a research source because the client has expressed that they use it as a way to communicate with the community. Therefore, we would like to make use of the best features of Facebook groups, as highlighted by the client. The client said that Facebook was “easy to find and communicate” for organising events, etc. They also liked the way that they could delete items to avoid clutter. They also use Facebook for communicating with people who want to get in touch but don’t want to feature on the website. We would like to make the events page, and blog page easier to update by making use of similar features to Facebook, and it may also be possible to create a feature to allow private communication with people who don’t want to appear on the website itself. The pages would have a button to delete each post, as defined by the user’s session; only <text:change-start text:change-id="ct94174691336176"/><text:span text:style-name="T15">Susan</text:span><text:change-end text:change-id="ct94174691336176"/><text:change-start text:change-id="ct94174695930912"/><text:span text:style-name="T15"> </text:span><text:span text:style-name="T16">(Mrs Sadler?)</text:span><text:change-end text:change-id="ct94174695930912"/> and the other admins would be able to make these changes.</text:p>
        </text:list-item>
      </text:list>
      <text:p text:style-name="P26"/>
      <text:p text:style-name="P26"/>
      <text:p text:style-name="P44"><text:change-start text:change-id="ct94174697403280"/>I feel this is a bit too much of a wall of text, I’ve tried to break it up with indentations and splitting paragraphs.</text:p>
      <text:p text:style-name="P26"><text:change-end text:change-id="ct94174697403280"/>System Build</text:p>
      <text:p text:style-name="P3"><text:change-start text:change-id="ct94174698998592"/><text:tab/><text:change-end text:change-id="ct94174698998592"/>As regards the front-end (the design of the website) we are going to make the website very free-flowing; all pages will be transferred between with smooth transitions. This will help with the ethos of a ‘journey’. The first page that the user sees will be the home page; this will include links to all other sections of the site, as well as, potentially, an introduction to the site by the owner of the charity. Some more pages that will be included will be the testimonials page, volunteering page, donations page, contact us page, events page, blog page, <text:s/>pictures page, and a FAQ page. The testimonials page will include volunteer testimonials about their experience at the charity, as well as testimonials from people whose lives have been made better by the charity. It would be vital to include a testimonial from the charity<text:change-start text:change-id="ct94174692659680"/><text:span text:style-name="T3">s’</text:span><text:change-end text:change-id="ct94174692659680"/> <text:change text:change-id="ct94174643917600"/><text:change-start text:change-id="ct94174694763376"/><text:span text:style-name="T3">founder</text:span><text:change-end text:change-id="ct94174694763376"/> about her story and how she got to where she is: this would be very inspiring and would take any individual, who seeks the help from BeyondLimits, on a ‘journey’. The volunteering page would include a way for prospective volunteers to get in contact with the charity in order to apply for a role. It could include some notices for current volunteers as well. The donations page would be quite simple and would include an API to PayPal which would allow people to donate to the charity. It could also include a video explaining what the funds will be used for; why they are necessary. <text:change-start text:change-id="ct94174690917552"/></text:p>
      <text:p text:style-name="P3"><text:change-end text:change-id="ct94174690917552"/>The client was very keen on running competitions; the competitions will be part of the events page which can be updated from the admin panel but would include any competitions people can get involved in. The pictures page would include all the pictures provided by the client and would show the users of the site what a magical place the retreat is; once again taking them on a ‘journey’. The FAQ page would include questions and answers that the charity is asked a lot. This is necessary because the client stated that they are asked the same few questions quite frequently. The blog page will include a set of posts from <text:change-start text:change-id="ct94174700706880"/><text:span text:style-name="T15">Susan</text:span><text:change-end text:change-id="ct94174700706880"/> or the volunteers about updates in the charity. This will be updated from the admin page, these posts can be created, edited, and deleted. <text:bookmark text:name="_GoBack"/>In the footer of the website there will be links to other charities suitable for BeyondLimit’s audience, an example of this being the Samaritans. The site will also feature links to social media; the users of the site can view activity on the charities social media accounts, and when the client adds to the blog their social media will be updated accordingly.</text:p>
      <text:p text:style-name="P4"><text:change-start text:change-id="ct94174650030224"/><text:tab/><text:change-end text:change-id="ct94174650030224"/>Regarding the back-end<text:change-start text:change-id="ct94174698829232"/>,<text:change-end text:change-id="ct94174698829232"/> we need to setup the server correctly to host the website and handle all requests from the front-end, and we will need to create an admin panel. The admin panel will be the majority of the work. This will be similar to WordPress in that the client will be able to edit and add elements on/to the site. The client, or someone working at the charity, will be able to add events; these will take on some template and the client can add in the required text. This will require correspondence with the client to determine the types of events they have which will dictate the templates that we make. Another function of the admin panel will be the ability to add to the blog page. This will add the content to the blog page as well as post directly to their social media to inform their followers of the new blog post. The entire backend also requires us to make the admin panel secure; only providing access to a select few user accounts. We have been asked to make 3 user accounts as well as one account for the charity<text:change-start text:change-id="ct94174697485568"/>’<text:span text:style-name="T3">s</text:span><text:change-end text:change-id="ct94174697485568"/> <text:change-start text:change-id="ct94174698852128"/><text:span text:style-name="T3">founder</text:span><text:change-end text:change-id="ct94174698852128"/><text:change text:change-id="ct94174694747904"/>. These will have varying permission as to what they can change/add.<text:change-start text:change-id="ct94174699181840"/></text:p>
      <text:p text:style-name="P4"><text:change-end text:change-id="ct94174699181840"/></text:p>
      <text:p text:style-name="P4">Some additional tasks that we would like to add to the system, if possible, are:</text:p>
      <text:list xml:id="list2688694501" text:style-name="WWNum1">
        <text:list-item>
          <text:p text:style-name="P77">A booking system for people to see if there is space to stay at the retreat overnight;</text:p>
        </text:list-item>
        <text:list-item>
          <text:p text:style-name="P77">An archiving system for annual reports; and</text:p>
        </text:list-item>
        <text:list-item>
          <text:p text:style-name="P77">A simple method of electronic data input for the charity to make the change into fully electronic data storage.</text:p>
        </text:list-item>
      </text:list>
      <text:p text:style-name="P4"><text:change-start text:change-id="ct94174643460256"/><text:tab/><text:change-end text:change-id="ct94174643460256"/>The booking system would be an additional page and would be connected to a separate data structure. This would hold the information as to whether there are rooms available and allow people to make a reservation by putting in their email and name. There would then be an automated confirmation email to make sure that they are a real person. Once the user had confirmed the <text:soft-page-break/>booking the data structure on the server would be updated and thus the booking page would be updated accordingly. </text:p>
      <text:p text:style-name="P4"><text:change-start text:change-id="ct94174700980832"/><text:tab/><text:change-end text:change-id="ct94174700980832"/>The archiving system would <text:change-start text:change-id="ct94174699552928"/><text:span text:style-name="T4">most likely</text:span><text:change-end text:change-id="ct94174699552928"/><text:change text:change-id="ct94174679279168"/> be a database/repository. We would make this look much nicer than a simple file storage system. The client would also have access to features such as create folders, upload, delete, etc. If this was to primarily be for annual reports then we could make this into a timeline on which the reports are attached along it by year. The client would need to be able to read/download these files as well. This would be behind a login screen which would use the same user accounts described above for the admin page. It is unsure at the moment whether the client has a clear format for each annual report; if this is not the case and this feature is implemented then one would need to be created. The client also made it clear that if they were to make the move to electronic data storage then all of the fields that are stored on the database would need to be editable, as well as being able to add fields. This would potentially be a feature for future releases because at the minute we are unsure as to how it would be implemented, and how complex it would be.</text:p>
      <text:p text:style-name="P4"><text:change-start text:change-id="ct94174692419424"/><text:tab/><text:change-end text:change-id="ct94174692419424"/>At the moment, the client stores all records on paper. We could attempt to make a data input section which was simple and easy to use. We would do this by, using the formats of documents provided by the client, making a simple form which when the requisite data is input, it will create a PDF with the information on the document. This PDF can then be stored on the server and can be accessed in some way. These documents would have to be backed up on local storage devices to prevent any risk of losing large amounts of critical information. This could be an option for future releases.</text:p>
      <text:p text:style-name="P51"/>
      <text:p text:style-name="P72">Solution requirements:</text:p>
      <text:p text:style-name="P50">Functional requirements:</text:p>
      <text:p text:style-name="P15">Website User Features:</text:p>
      <table:table table:name="Table1" table:style-name="Table1">
        <table:table-column table:style-name="Table1.A"/>
        <table:table-column table:style-name="Table1.B"/>
        <table:table-row table:style-name="Table1.1">
          <table:table-cell table:style-name="Table1.A1" office:value-type="string">
            <text:p text:style-name="P38">ID, type and title</text:p>
          </table:table-cell>
          <table:table-cell table:style-name="Table1.A1" office:value-type="string">
            <text:p text:style-name="P38">U1- Online help form</text:p>
          </table:table-cell>
        </table:table-row>
        <table:table-row table:style-name="Table1.1">
          <table:table-cell table:style-name="Table1.A1" office:value-type="string">
            <text:p text:style-name="P38">Description</text:p>
          </table:table-cell>
          <table:table-cell table:style-name="Table1.A1" office:value-type="string">
            <text:p text:style-name="P38">A web-bound form filled in using text inputs (email address, name, age, comments) and tick boxes (for what help the user needs). Only one box may be ticked. The filled-in form will be automatically sent through email to the client when a “submit” button is pressed and an email confirming a successful submission will be sent to the email address given, if the email given is valid.</text:p>
          </table:table-cell>
        </table:table-row>
        <table:table-row table:style-name="Table1.1">
          <table:table-cell table:style-name="Table1.A1" office:value-type="string">
            <text:p text:style-name="P38">Priority</text:p>
          </table:table-cell>
          <table:table-cell table:style-name="Table1.A1" office:value-type="string">
            <text:p text:style-name="P38">High</text:p>
          </table:table-cell>
        </table:table-row>
        <table:table-row table:style-name="Table1.1">
          <table:table-cell table:style-name="Table1.A1" office:value-type="string">
            <text:p text:style-name="P38">Dependencies</text:p>
          </table:table-cell>
          <table:table-cell table:style-name="Table1.A1" office:value-type="string">
            <text:p text:style-name="P38">“How We Can Help” webpage</text:p>
          </table:table-cell>
        </table:table-row>
        <table:table-row table:style-name="Table1.1">
          <table:table-cell table:style-name="Table1.A1" office:value-type="string">
            <text:p text:style-name="P38">Expected results</text:p>
          </table:table-cell>
          <table:table-cell table:style-name="Table1.A1" office:value-type="string">
            <text:p text:style-name="P38">A validly filled-in form (valid email address, name and help needed filled in) will be sent to the client through email and a submission success conformation will be sent through email to the user.</text:p>
          </table:table-cell>
        </table:table-row>
        <table:table-row table:style-name="Table1.1">
          <table:table-cell table:style-name="Table1.A1" office:value-type="string">
            <text:p text:style-name="P38">Exception handling</text:p>
          </table:table-cell>
          <table:table-cell table:style-name="Table1.A1" office:value-type="string">
            <text:p text:style-name="P38">If the form is filled in erroneously (e.g. not a valid email address), the erroneous field will be highlighted red. All fields will remember the information input until a submission is successful or the user leaves the webpage.</text:p>
          </table:table-cell>
        </table:table-row>
      </table:table>
      <text:p text:style-name="P7"/>
      <text:p text:style-name="P7"/>
      <table:table table:name="Table2" table:style-name="Table2">
        <table:table-column table:style-name="Table2.A"/>
        <table:table-column table:style-name="Table2.B"/>
        <table:table-row table:style-name="Table2.1">
          <table:table-cell table:style-name="Table2.A1" office:value-type="string">
            <text:p text:style-name="P38">ID, type and title</text:p>
          </table:table-cell>
          <table:table-cell table:style-name="Table2.A1" office:value-type="string">
            <text:p text:style-name="P38">U2- Access/Menu Bar</text:p>
          </table:table-cell>
        </table:table-row>
        <table:table-row table:style-name="Table2.1">
          <table:table-cell table:style-name="Table2.A1" office:value-type="string">
            <text:p text:style-name="P38">Description</text:p>
          </table:table-cell>
          <table:table-cell table:style-name="Table2.A1" office:value-type="string">
            <text:p text:style-name="P38">A collection of links at the top of every webpage, featuring hyperlinks to all “<text:span text:style-name="T8">primary</text:span>” public webpages (e.g. Home, FAQ, How we can help, etc.). Hyperlink text will change shade/colour when hovered over.</text:p>
          </table:table-cell>
        </table:table-row>
        <table:table-row table:style-name="Table2.1">
          <table:table-cell table:style-name="Table2.A1" office:value-type="string">
            <text:p text:style-name="P38">Priority</text:p>
          </table:table-cell>
          <table:table-cell table:style-name="Table2.A1" office:value-type="string">
            <text:p text:style-name="P38">High</text:p>
          </table:table-cell>
        </table:table-row>
        <table:table-row table:style-name="Table2.1">
          <table:table-cell table:style-name="Table2.A1" office:value-type="string">
            <text:p text:style-name="P38">Dependencies</text:p>
          </table:table-cell>
          <table:table-cell table:style-name="Table2.A1" office:value-type="string">
            <text:p text:style-name="P38">The other webpages it links to must exist.</text:p>
          </table:table-cell>
        </table:table-row>
        <table:table-row table:style-name="Table2.1">
          <table:table-cell table:style-name="Table2.A1" office:value-type="string">
            <text:p text:style-name="P38">Expected results</text:p>
          </table:table-cell>
          <table:table-cell table:style-name="Table2.A1" office:value-type="string">
            <text:p text:style-name="P38">Each hyperlink will go to the appropriate webpage (e.g. clicking “Home” will take the user to the home webpage) when clicked on.</text:p>
          </table:table-cell>
        </table:table-row>
        <table:table-row table:style-name="Table2.1">
          <table:table-cell table:style-name="Table2.A1" office:value-type="string">
            <text:p text:style-name="P38">Exception handling</text:p>
          </table:table-cell>
          <table:table-cell table:style-name="Table2.A1" office:value-type="string">
            <text:p text:style-name="P38">If the user clicks on more than one hyperlink, the last one clicked will be the one used.</text:p>
          </table:table-cell>
        </table:table-row>
      </table:table>
      <text:p text:style-name="P7"/>
      <table:table table:name="Table3" table:style-name="Table3">
        <table:table-column table:style-name="Table3.A"/>
        <table:table-column table:style-name="Table3.B"/>
        <table:table-row table:style-name="Table3.1">
          <table:table-cell table:style-name="Table3.A1" office:value-type="string">
            <text:p text:style-name="P38">ID, type and title</text:p>
          </table:table-cell>
          <table:table-cell table:style-name="Table3.A1" office:value-type="string">
            <text:p text:style-name="P38">U3- Webpages</text:p>
          </table:table-cell>
        </table:table-row>
        <table:table-row table:style-name="Table3.1">
          <table:table-cell table:style-name="Table3.A1" office:value-type="string">
            <text:p text:style-name="P38">Description</text:p>
          </table:table-cell>
          <table:table-cell table:style-name="Table3.A1" office:value-type="string">
            <text:p text:style-name="P38">HTML webpages accessed when visiting the website. These will have the ability that given any public webpage, <text:span text:style-name="T8">all other public webpages will be accessible through a path through the website. </text:span></text:p>
          </table:table-cell>
        </table:table-row>
        <table:table-row table:style-name="Table3.1">
          <table:table-cell table:style-name="Table3.A1" office:value-type="string">
            <text:p text:style-name="P38">Priority</text:p>
          </table:table-cell>
          <table:table-cell table:style-name="Table3.A1" office:value-type="string">
            <text:p text:style-name="P38">High</text:p>
          </table:table-cell>
        </table:table-row>
        <table:table-row table:style-name="Table3.1">
          <table:table-cell table:style-name="Table3.A1" office:value-type="string">
            <text:p text:style-name="P38">Dependencies</text:p>
          </table:table-cell>
          <table:table-cell table:style-name="Table3.A1" office:value-type="string">
            <text:p text:style-name="P38">U2</text:p>
          </table:table-cell>
        </table:table-row>
        <table:table-row table:style-name="Table3.1">
          <table:table-cell table:style-name="Table3.A1" office:value-type="string">
            <text:p text:style-name="P38">Expected results</text:p>
          </table:table-cell>
          <table:table-cell table:style-name="Table3.A1" office:value-type="string">
            <text:p text:style-name="P38">A user will be able to reach any public webpage on the website starting from any other webpage exclusively through the website.</text:p>
          </table:table-cell>
        </table:table-row>
        <table:table-row table:style-name="Table3.1">
          <table:table-cell table:style-name="Table3.A1" office:value-type="string">
            <text:p text:style-name="P38">Exception handling</text:p>
          </table:table-cell>
          <table:table-cell table:style-name="Table3.A1" office:value-type="string">
            <text:p text:style-name="P38">If a webpage cannot be loaded or an error occurs, the user will automatically be taken to a “404” webpage telling them an error has occurred and they should either refresh or try again later.</text:p>
          </table:table-cell>
        </table:table-row>
      </table:table>
      <text:p text:style-name="P7"/>
      <table:table table:name="Table4" table:style-name="Table4">
        <table:table-column table:style-name="Table4.A"/>
        <table:table-column table:style-name="Table4.B"/>
        <table:table-row table:style-name="Table4.1">
          <table:table-cell table:style-name="Table4.A1" office:value-type="string">
            <text:p text:style-name="P38">ID, type and title</text:p>
          </table:table-cell>
          <table:table-cell table:style-name="Table4.A1" office:value-type="string">
            <text:p text:style-name="P38">U4- Video feature</text:p>
          </table:table-cell>
        </table:table-row>
        <table:table-row table:style-name="Table4.1">
          <table:table-cell table:style-name="Table4.A1" office:value-type="string">
            <text:p text:style-name="P38">Description</text:p>
          </table:table-cell>
          <table:table-cell table:style-name="Table4.A1" office:value-type="string">
            <text:p text:style-name="P38">Will play/pause a video when clicked on,<text:span text:style-name="T8"> will feature a way to rewind/fast forward the video and will also feature sound controls. It is to be featured on the home webpage.</text:span></text:p>
          </table:table-cell>
        </table:table-row>
        <table:table-row table:style-name="Table4.1">
          <table:table-cell table:style-name="Table4.A1" office:value-type="string">
            <text:p text:style-name="P38">Priority</text:p>
          </table:table-cell>
          <table:table-cell table:style-name="Table4.A1" office:value-type="string">
            <text:p text:style-name="P38">Low</text:p>
          </table:table-cell>
        </table:table-row>
        <table:table-row table:style-name="Table4.1">
          <table:table-cell table:style-name="Table4.A1" office:value-type="string">
            <text:p text:style-name="P38">Dependencies</text:p>
          </table:table-cell>
          <table:table-cell table:style-name="Table4.A1" office:value-type="string">
            <text:p text:style-name="P38">N/A</text:p>
          </table:table-cell>
        </table:table-row>
        <table:table-row table:style-name="Table4.1">
          <table:table-cell table:style-name="Table4.A1" office:value-type="string">
            <text:p text:style-name="P38">Expected results</text:p>
          </table:table-cell>
          <table:table-cell table:style-name="Table4.A1" office:value-type="string">
            <text:p text:style-name="P38">When clicked on, the intended video will play/pause.</text:p>
          </table:table-cell>
        </table:table-row>
        <text:soft-page-break/>
        <table:table-row table:style-name="Table4.1">
          <table:table-cell table:style-name="Table4.A1" office:value-type="string">
            <text:p text:style-name="P38">Exception handling</text:p>
          </table:table-cell>
          <table:table-cell table:style-name="Table4.A1" office:value-type="string">
            <text:p text:style-name="P38">If the video cannot be played after the video player is already loaded then display an error message, if the video player itself cannot be loaded then replace it with a block of text conveying the same meaning.</text:p>
          </table:table-cell>
        </table:table-row>
      </table:table>
      <text:p text:style-name="P7"/>
      <table:table table:name="Table5" table:style-name="Table5">
        <table:table-column table:style-name="Table5.A"/>
        <table:table-column table:style-name="Table5.B"/>
        <table:table-row table:style-name="Table5.1">
          <table:table-cell table:style-name="Table5.A1" office:value-type="string">
            <text:p text:style-name="P38">ID, type and title</text:p>
          </table:table-cell>
          <table:table-cell table:style-name="Table5.A1" office:value-type="string">
            <text:p text:style-name="P38">U5- “More Info”</text:p>
          </table:table-cell>
        </table:table-row>
        <table:table-row table:style-name="Table5.1">
          <table:table-cell table:style-name="Table5.A1" office:value-type="string">
            <text:p text:style-name="P38">Description</text:p>
          </table:table-cell>
          <table:table-cell table:style-name="Table5.A1" office:value-type="string">
            <text:p text:style-name="P38">On webpages with too much information to be fit onto the chosen height, this feature will automatically hide the excess information and replace it with the text “More Info” which, when clicked on, will reveal the excess information.</text:p>
          </table:table-cell>
        </table:table-row>
        <table:table-row table:style-name="Table5.1">
          <table:table-cell table:style-name="Table5.A1" office:value-type="string">
            <text:p text:style-name="P38">Priority</text:p>
          </table:table-cell>
          <table:table-cell table:style-name="Table5.A1" office:value-type="string">
            <text:p text:style-name="P38">Medium</text:p>
          </table:table-cell>
        </table:table-row>
        <table:table-row table:style-name="Table5.1">
          <table:table-cell table:style-name="Table5.A1" office:value-type="string">
            <text:p text:style-name="P38">Dependencies</text:p>
          </table:table-cell>
          <table:table-cell table:style-name="Table5.A1" office:value-type="string">
            <text:p text:style-name="P38">U3</text:p>
          </table:table-cell>
        </table:table-row>
        <table:table-row table:style-name="Table5.1">
          <table:table-cell table:style-name="Table5.A1" office:value-type="string">
            <text:p text:style-name="P38">Expected results</text:p>
          </table:table-cell>
          <table:table-cell table:style-name="Table5.A1" office:value-type="string">
            <text:p text:style-name="P38">When “More Info” is clicked, all hidden information will be revealed to the user.</text:p>
          </table:table-cell>
        </table:table-row>
        <table:table-row table:style-name="Table5.1">
          <table:table-cell table:style-name="Table5.A1" office:value-type="string">
            <text:p text:style-name="P38">Exception handling</text:p>
          </table:table-cell>
          <table:table-cell table:style-name="Table5.A1" office:value-type="string">
            <text:p text:style-name="P38">If a problem is detected, the hidden information will be revealed automatically. <text:span text:style-name="T8">!!!!!!!!!!!!!!!!!!!!!!!!!!!!!!!!!!!!!!!!!!!!!!!!!!!!!!!!!!!!!!!!!!!!</text:span></text:p>
          </table:table-cell>
        </table:table-row>
      </table:table>
      <text:p text:style-name="P7"/>
      <table:table table:name="Table6" table:style-name="Table6">
        <table:table-column table:style-name="Table6.A"/>
        <table:table-column table:style-name="Table6.B"/>
        <table:table-row table:style-name="Table6.1">
          <table:table-cell table:style-name="Table6.A1" office:value-type="string">
            <text:p text:style-name="P38">ID, type and title</text:p>
          </table:table-cell>
          <table:table-cell table:style-name="Table6.A1" office:value-type="string">
            <text:p text:style-name="P38">U6- Animation</text:p>
          </table:table-cell>
        </table:table-row>
        <table:table-row table:style-name="Table6.1">
          <table:table-cell table:style-name="Table6.A1" office:value-type="string">
            <text:p text:style-name="P38">Description</text:p>
          </table:table-cell>
          <table:table-cell table:style-name="Table6.A1" office:value-type="string">
            <text:p text:style-name="P38">When certain icons/links are clicked on/hovered over, an associated animation will play (e.g. fireworks or confetti).</text:p>
          </table:table-cell>
        </table:table-row>
        <table:table-row table:style-name="Table6.1">
          <table:table-cell table:style-name="Table6.A1" office:value-type="string">
            <text:p text:style-name="P38">Priority</text:p>
          </table:table-cell>
          <table:table-cell table:style-name="Table6.A1" office:value-type="string">
            <text:p text:style-name="P38">Low</text:p>
          </table:table-cell>
        </table:table-row>
        <table:table-row table:style-name="Table6.1">
          <table:table-cell table:style-name="Table6.A1" office:value-type="string">
            <text:p text:style-name="P38">Dependencies</text:p>
          </table:table-cell>
          <table:table-cell table:style-name="Table6.A1" office:value-type="string">
            <text:p text:style-name="P38">N/A</text:p>
          </table:table-cell>
        </table:table-row>
        <table:table-row table:style-name="Table6.1">
          <table:table-cell table:style-name="Table6.A1" office:value-type="string">
            <text:p text:style-name="P38">Expected results</text:p>
          </table:table-cell>
          <table:table-cell table:style-name="Table6.A1" office:value-type="string">
            <text:p text:style-name="P38">Chosen icons will play an animation when hovered over or clicked on.</text:p>
          </table:table-cell>
        </table:table-row>
        <table:table-row table:style-name="Table6.1">
          <table:table-cell table:style-name="Table6.A1" office:value-type="string">
            <text:p text:style-name="P38">Exception handling</text:p>
          </table:table-cell>
          <table:table-cell table:style-name="Table6.A1" office:value-type="string">
            <text:p text:style-name="P38">If an animation is taking greater than a specified time to load, it shouldn’t play (for those with slower computers).</text:p>
          </table:table-cell>
        </table:table-row>
      </table:table>
      <text:p text:style-name="P7"/>
      <table:table table:name="Table7" table:style-name="Table7">
        <table:table-column table:style-name="Table7.A"/>
        <table:table-column table:style-name="Table7.B"/>
        <table:table-row table:style-name="Table7.1">
          <table:table-cell table:style-name="Table7.A1" office:value-type="string">
            <text:p text:style-name="P38">ID, type and title</text:p>
          </table:table-cell>
          <table:table-cell table:style-name="Table7.A1" office:value-type="string">
            <text:p text:style-name="P38">U7- Carousel</text:p>
          </table:table-cell>
        </table:table-row>
        <table:table-row table:style-name="Table7.1">
          <table:table-cell table:style-name="Table7.A1" office:value-type="string">
            <text:p text:style-name="P38">Description</text:p>
          </table:table-cell>
          <table:table-cell table:style-name="Table7.A1" office:value-type="string">
            <text:p text:style-name="P38">Several images are cycled between, changing approximately every 10 seconds. There will be 2 arrow buttons, the left to go backwards and the right to go forwards (<text:span text:style-name="T8">for users who may take longer to read</text:span>).</text:p>
          </table:table-cell>
        </table:table-row>
        <table:table-row table:style-name="Table7.1">
          <table:table-cell table:style-name="Table7.A1" office:value-type="string">
            <text:p text:style-name="P38">Priority</text:p>
          </table:table-cell>
          <table:table-cell table:style-name="Table7.A1" office:value-type="string">
            <text:p text:style-name="P38">Medium</text:p>
          </table:table-cell>
        </table:table-row>
        <table:table-row table:style-name="Table7.1">
          <table:table-cell table:style-name="Table7.A1" office:value-type="string">
            <text:p text:style-name="P38">Dependencies</text:p>
          </table:table-cell>
          <table:table-cell table:style-name="Table7.A1" office:value-type="string">
            <text:p text:style-name="P38">U3</text:p>
          </table:table-cell>
        </table:table-row>
        <table:table-row table:style-name="Table7.1">
          <table:table-cell table:style-name="Table7.A1" office:value-type="string">
            <text:p text:style-name="P38">Expected results</text:p>
          </table:table-cell>
          <table:table-cell table:style-name="Table7.A1" office:value-type="string">
            <text:p text:style-name="P38">The carousel will display each image for approximately 10 seconds.</text:p>
          </table:table-cell>
        </table:table-row>
        <table:table-row table:style-name="Table7.1">
          <table:table-cell table:style-name="Table7.A1" office:value-type="string">
            <text:p text:style-name="P38">Exception handling</text:p>
          </table:table-cell>
          <table:table-cell table:style-name="Table7.A1" office:value-type="string">
            <text:p text:style-name="P38">If the carousel cannot be loaded by a user, the first image should replace it as a static image.</text:p>
          </table:table-cell>
        </table:table-row>
      </table:table>
      <text:p text:style-name="P7"/>
      <table:table table:name="Table8" table:style-name="Table8">
        <table:table-column table:style-name="Table8.A"/>
        <table:table-column table:style-name="Table8.B"/>
        <table:table-row table:style-name="Table8.1">
          <table:table-cell table:style-name="Table8.A1" office:value-type="string">
            <text:p text:style-name="P38">ID, type and title</text:p>
          </table:table-cell>
          <table:table-cell table:style-name="Table8.A1" office:value-type="string">
            <text:p text:style-name="P38">U8- Donation Button</text:p>
          </table:table-cell>
        </table:table-row>
        <table:table-row table:style-name="Table8.1">
          <table:table-cell table:style-name="Table8.A1" office:value-type="string">
            <text:p text:style-name="P38">Description</text:p>
          </table:table-cell>
          <table:table-cell table:style-name="Table8.A1" office:value-type="string">
            <text:p text:style-name="P38">A button that when pressed will take the user to a donation menu allowing them to choose their method of donation (e.g. PayPal).</text:p>
          </table:table-cell>
        </table:table-row>
        <table:table-row table:style-name="Table8.1">
          <table:table-cell table:style-name="Table8.A1" office:value-type="string">
            <text:p text:style-name="P38">Priority</text:p>
          </table:table-cell>
          <table:table-cell table:style-name="Table8.A1" office:value-type="string">
            <text:p text:style-name="P38">High</text:p>
          </table:table-cell>
        </table:table-row>
        <table:table-row table:style-name="Table8.1">
          <table:table-cell table:style-name="Table8.A1" office:value-type="string">
            <text:p text:style-name="P38">Dependencies</text:p>
          </table:table-cell>
          <table:table-cell table:style-name="Table8.A1" office:value-type="string">
            <text:p text:style-name="P38">N/A</text:p>
          </table:table-cell>
        </table:table-row>
        <table:table-row table:style-name="Table8.1">
          <table:table-cell table:style-name="Table8.A1" office:value-type="string">
            <text:p text:style-name="P38">Expected results</text:p>
          </table:table-cell>
          <table:table-cell table:style-name="Table8.A1" office:value-type="string">
            <text:p text:style-name="P38">The user will be able to donate to the client through clicking the button.</text:p>
          </table:table-cell>
        </table:table-row>
        <table:table-row table:style-name="Table8.1">
          <table:table-cell table:style-name="Table8.A1" office:value-type="string">
            <text:p text:style-name="P38">Exception handling</text:p>
          </table:table-cell>
          <table:table-cell table:style-name="Table8.A1" office:value-type="string">
            <text:p text:style-name="P35">If the transaction is a failure, the user will be emailed that it failed.</text:p>
          </table:table-cell>
        </table:table-row>
      </table:table>
      <text:p text:style-name="P7"/>
      <text:p text:style-name="P15">Admin Features:</text:p>
      <text:p text:style-name="P16">Database Features:</text:p>
      <table:table table:name="Table9" table:style-name="Table9">
        <table:table-column table:style-name="Table9.A"/>
        <table:table-column table:style-name="Table9.B"/>
        <table:table-row table:style-name="Table9.1">
          <table:table-cell table:style-name="Table9.A1" office:value-type="string">
            <text:p text:style-name="P38">ID, type and title</text:p>
          </table:table-cell>
          <table:table-cell table:style-name="Table9.A1" office:value-type="string">
            <text:p text:style-name="P38">AD1- Database</text:p>
          </table:table-cell>
        </table:table-row>
        <table:table-row table:style-name="Table9.1">
          <table:table-cell table:style-name="Table9.A1" office:value-type="string">
            <text:p text:style-name="P38">Description</text:p>
          </table:table-cell>
          <table:table-cell table:style-name="Table9.A1" office:value-type="string">
            <text:p text:style-name="P38">A database featuring a table of all donations received by Beyond <text:soft-page-break/>Limits and a table of all <text:span text:style-name="T8">cases </text:span>accepted by Beyond Limits. For the purposes of annual reports.</text:p>
          </table:table-cell>
        </table:table-row>
        <table:table-row table:style-name="Table9.1">
          <table:table-cell table:style-name="Table9.A1" office:value-type="string">
            <text:p text:style-name="P38">Priority</text:p>
          </table:table-cell>
          <table:table-cell table:style-name="Table9.A1" office:value-type="string">
            <text:p text:style-name="P38">High</text:p>
          </table:table-cell>
        </table:table-row>
        <table:table-row table:style-name="Table9.1">
          <table:table-cell table:style-name="Table9.A1" office:value-type="string">
            <text:p text:style-name="P38">Dependencies</text:p>
          </table:table-cell>
          <table:table-cell table:style-name="Table9.A1" office:value-type="string">
            <text:p text:style-name="P38">N/A</text:p>
          </table:table-cell>
        </table:table-row>
        <table:table-row table:style-name="Table9.1">
          <table:table-cell table:style-name="Table9.A1" office:value-type="string">
            <text:p text:style-name="P38">Expected results</text:p>
          </table:table-cell>
          <table:table-cell table:style-name="Table9.A1" office:value-type="string">
            <text:p text:style-name="P38">The database will contain an accurate account of all donations and cases accepted.</text:p>
          </table:table-cell>
        </table:table-row>
        <table:table-row table:style-name="Table9.1">
          <table:table-cell table:style-name="Table9.A1" office:value-type="string">
            <text:p text:style-name="P38">Exception handling</text:p>
          </table:table-cell>
          <table:table-cell table:style-name="Table9.A1" office:value-type="string">
            <text:p text:style-name="P38"/>
          </table:table-cell>
        </table:table-row>
      </table:table>
      <text:p text:style-name="P7"/>
      <table:table table:name="Table10" table:style-name="Table10">
        <table:table-column table:style-name="Table10.A"/>
        <table:table-column table:style-name="Table10.B"/>
        <table:table-row table:style-name="Table10.1">
          <table:table-cell table:style-name="Table10.A1" office:value-type="string">
            <text:p text:style-name="P38">ID, type and title</text:p>
          </table:table-cell>
          <table:table-cell table:style-name="Table10.A1" office:value-type="string">
            <text:p text:style-name="P38">AD2- Add Field to Database</text:p>
          </table:table-cell>
        </table:table-row>
        <table:table-row table:style-name="Table10.1">
          <table:table-cell table:style-name="Table10.A1" office:value-type="string">
            <text:p text:style-name="P38">Description</text:p>
          </table:table-cell>
          <table:table-cell table:style-name="Table10.A1" office:value-type="string">
            <text:p text:style-name="P38">The Admin will have the ability to add a new field to any table in the database.</text:p>
          </table:table-cell>
        </table:table-row>
        <table:table-row table:style-name="Table10.1">
          <table:table-cell table:style-name="Table10.A1" office:value-type="string">
            <text:p text:style-name="P38">Priority</text:p>
          </table:table-cell>
          <table:table-cell table:style-name="Table10.A1" office:value-type="string">
            <text:p text:style-name="P38">High</text:p>
          </table:table-cell>
        </table:table-row>
        <table:table-row table:style-name="Table10.1">
          <table:table-cell table:style-name="Table10.A1" office:value-type="string">
            <text:p text:style-name="P38">Dependencies</text:p>
          </table:table-cell>
          <table:table-cell table:style-name="Table10.A1" office:value-type="string">
            <text:p text:style-name="P38">A1</text:p>
          </table:table-cell>
        </table:table-row>
        <table:table-row table:style-name="Table10.1">
          <table:table-cell table:style-name="Table10.A1" office:value-type="string">
            <text:p text:style-name="P38">Expected results</text:p>
          </table:table-cell>
          <table:table-cell table:style-name="Table10.A1" office:value-type="string">
            <text:p text:style-name="P38">When they add a field, a blank field will appear at the top of the database table. </text:p>
          </table:table-cell>
        </table:table-row>
        <table:table-row table:style-name="Table10.6">
          <table:table-cell table:style-name="Table10.A1" office:value-type="string">
            <text:p text:style-name="P38">Exception handling</text:p>
          </table:table-cell>
          <table:table-cell table:style-name="Table10.A1" office:value-type="string">
            <text:p text:style-name="P35">If a field is added by mistake, they will be able to undo it by typing Ctrl+z (or clicking “undo”).</text:p>
          </table:table-cell>
        </table:table-row>
      </table:table>
      <text:p text:style-name="P7"/>
      <table:table table:name="Table11" table:style-name="Table11">
        <table:table-column table:style-name="Table11.A"/>
        <table:table-column table:style-name="Table11.B"/>
        <table:table-row table:style-name="Table11.1">
          <table:table-cell table:style-name="Table11.A1" office:value-type="string">
            <text:p text:style-name="P38">ID, type and title</text:p>
          </table:table-cell>
          <table:table-cell table:style-name="Table11.A1" office:value-type="string">
            <text:p text:style-name="P38">AD3- Delete Field to Database</text:p>
          </table:table-cell>
        </table:table-row>
        <table:table-row table:style-name="Table11.1">
          <table:table-cell table:style-name="Table11.A1" office:value-type="string">
            <text:p text:style-name="P38">Description</text:p>
          </table:table-cell>
          <table:table-cell table:style-name="Table11.A1" office:value-type="string">
            <text:p text:style-name="P38">The Admin will have the ability to delete any field from either database.</text:p>
          </table:table-cell>
        </table:table-row>
        <table:table-row table:style-name="Table11.1">
          <table:table-cell table:style-name="Table11.A1" office:value-type="string">
            <text:p text:style-name="P38">Priority</text:p>
          </table:table-cell>
          <table:table-cell table:style-name="Table11.A1" office:value-type="string">
            <text:p text:style-name="P38">High</text:p>
          </table:table-cell>
        </table:table-row>
        <table:table-row table:style-name="Table11.1">
          <table:table-cell table:style-name="Table11.A1" office:value-type="string">
            <text:p text:style-name="P38">Dependencies</text:p>
          </table:table-cell>
          <table:table-cell table:style-name="Table11.A1" office:value-type="string">
            <text:p text:style-name="P38">A1</text:p>
          </table:table-cell>
        </table:table-row>
        <table:table-row table:style-name="Table11.1">
          <table:table-cell table:style-name="Table11.A1" office:value-type="string">
            <text:p text:style-name="P38">Expected results</text:p>
          </table:table-cell>
          <table:table-cell table:style-name="Table11.A1" office:value-type="string">
            <text:p text:style-name="P38">When they delete a field, all fields below it will rise up by one to fill in the gap.</text:p>
          </table:table-cell>
        </table:table-row>
        <table:table-row table:style-name="Table11.6">
          <table:table-cell table:style-name="Table11.A1" office:value-type="string">
            <text:p text:style-name="P38">Exception handling</text:p>
          </table:table-cell>
          <table:table-cell table:style-name="Table11.A1" office:value-type="string">
            <text:p text:style-name="P35">If a field is deleted by mistake, they will be able to undo it by typing Ctrl+z (or clicking “undo”).</text:p>
          </table:table-cell>
        </table:table-row>
      </table:table>
      <text:p text:style-name="P7"/>
      <table:table table:name="Table12" table:style-name="Table12">
        <table:table-column table:style-name="Table12.A"/>
        <table:table-column table:style-name="Table12.B"/>
        <table:table-row table:style-name="Table12.1">
          <table:table-cell table:style-name="Table12.A1" office:value-type="string">
            <text:p text:style-name="P38">ID, type and title</text:p>
          </table:table-cell>
          <table:table-cell table:style-name="Table12.A1" office:value-type="string">
            <text:p text:style-name="P38">AD4- Database Table Search</text:p>
          </table:table-cell>
        </table:table-row>
        <table:table-row table:style-name="Table12.1">
          <table:table-cell table:style-name="Table12.A1" office:value-type="string">
            <text:p text:style-name="P38">Description</text:p>
          </table:table-cell>
          <table:table-cell table:style-name="Table12.A1" office:value-type="string">
            <text:p text:style-name="P38">The Admin will have the ability to search in any given attribute, and will be presented with all fields that match what they have searched for. They will be able to search using multiple table <text:span text:style-name="T8">attributes </text:span>at once to make the search more specific.</text:p>
          </table:table-cell>
        </table:table-row>
        <table:table-row table:style-name="Table12.1">
          <table:table-cell table:style-name="Table12.A1" office:value-type="string">
            <text:p text:style-name="P38">Priority</text:p>
          </table:table-cell>
          <table:table-cell table:style-name="Table12.A1" office:value-type="string">
            <text:p text:style-name="P38">High</text:p>
          </table:table-cell>
        </table:table-row>
        <table:table-row table:style-name="Table12.1">
          <table:table-cell table:style-name="Table12.A1" office:value-type="string">
            <text:p text:style-name="P38">Dependencies</text:p>
          </table:table-cell>
          <table:table-cell table:style-name="Table12.A1" office:value-type="string">
            <text:p text:style-name="P38">A1</text:p>
          </table:table-cell>
        </table:table-row>
        <table:table-row table:style-name="Table12.1">
          <table:table-cell table:style-name="Table12.A1" office:value-type="string">
            <text:p text:style-name="P38">Expected results</text:p>
          </table:table-cell>
          <table:table-cell table:style-name="Table12.A1" office:value-type="string">
            <text:p text:style-name="P38">When a search is issued, all matching fields will be displayed.</text:p>
          </table:table-cell>
        </table:table-row>
        <table:table-row table:style-name="Table12.1">
          <table:table-cell table:style-name="Table12.A1" office:value-type="string">
            <text:p text:style-name="P38">Exception handling</text:p>
          </table:table-cell>
          <table:table-cell table:style-name="Table12.A1" office:value-type="string">
            <text:p text:style-name="P38">If nothing matches the search, a message declaring such will be displayed.</text:p>
          </table:table-cell>
        </table:table-row>
      </table:table>
      <text:p text:style-name="P7"/>
      <table:table table:name="Table13" table:style-name="Table13">
        <table:table-column table:style-name="Table13.A"/>
        <table:table-column table:style-name="Table13.B"/>
        <table:table-row table:style-name="Table13.1">
          <table:table-cell table:style-name="Table13.A1" office:value-type="string">
            <text:p text:style-name="P38">ID, type and title</text:p>
          </table:table-cell>
          <table:table-cell table:style-name="Table13.A1" office:value-type="string">
            <text:p text:style-name="P38">AD5- Add Attribute to Database Table</text:p>
          </table:table-cell>
        </table:table-row>
        <table:table-row table:style-name="Table13.1">
          <table:table-cell table:style-name="Table13.A1" office:value-type="string">
            <text:p text:style-name="P38">Description</text:p>
          </table:table-cell>
          <table:table-cell table:style-name="Table13.A1" office:value-type="string">
            <text:p text:style-name="P38">The Admin will have the ability to add a new attribute (of a type of their choosing) to any table in the database.</text:p>
          </table:table-cell>
        </table:table-row>
        <table:table-row table:style-name="Table13.1">
          <table:table-cell table:style-name="Table13.A1" office:value-type="string">
            <text:p text:style-name="P38">Priority</text:p>
          </table:table-cell>
          <table:table-cell table:style-name="Table13.A1" office:value-type="string">
            <text:p text:style-name="P38">High</text:p>
          </table:table-cell>
        </table:table-row>
        <table:table-row table:style-name="Table13.1">
          <table:table-cell table:style-name="Table13.A1" office:value-type="string">
            <text:p text:style-name="P38">Dependencies</text:p>
          </table:table-cell>
          <table:table-cell table:style-name="Table13.A1" office:value-type="string">
            <text:p text:style-name="P38">A1</text:p>
          </table:table-cell>
        </table:table-row>
        <table:table-row table:style-name="Table13.1">
          <table:table-cell table:style-name="Table13.A1" office:value-type="string">
            <text:p text:style-name="P38">Expected results</text:p>
          </table:table-cell>
          <table:table-cell table:style-name="Table13.A1" office:value-type="string">
            <text:p text:style-name="P38">When they add an attribute, each field will now have that attribute and it will be blank (for the admin to input the data).</text:p>
          </table:table-cell>
        </table:table-row>
        <table:table-row table:style-name="Table13.6">
          <table:table-cell table:style-name="Table13.A1" office:value-type="string">
            <text:p text:style-name="P38">Exception handling</text:p>
          </table:table-cell>
          <table:table-cell table:style-name="Table13.A1" office:value-type="string">
            <text:p text:style-name="P38">If an attribute is added by mistake, they will be able to undo it by typing Ctrl+z (or clicking “undo”).</text:p>
          </table:table-cell>
        </table:table-row>
      </table:table>
      <text:p text:style-name="P7"/>
      <table:table table:name="Table14" table:style-name="Table14">
        <table:table-column table:style-name="Table14.A"/>
        <table:table-column table:style-name="Table14.B"/>
        <table:table-row table:style-name="Table14.1">
          <table:table-cell table:style-name="Table14.A1" office:value-type="string">
            <text:p text:style-name="P38">ID, type and title</text:p>
          </table:table-cell>
          <table:table-cell table:style-name="Table14.A1" office:value-type="string">
            <text:p text:style-name="P38">AD6- Delete Attribute from Database Table</text:p>
          </table:table-cell>
        </table:table-row>
        <text:soft-page-break/>
        <table:table-row table:style-name="Table14.1">
          <table:table-cell table:style-name="Table14.A1" office:value-type="string">
            <text:p text:style-name="P38">Description</text:p>
          </table:table-cell>
          <table:table-cell table:style-name="Table14.A1" office:value-type="string">
            <text:p text:style-name="P38">The Admin will have the ability to delete an attribute (except for “key” attributes) from any table in the database.</text:p>
          </table:table-cell>
        </table:table-row>
        <table:table-row table:style-name="Table14.1">
          <table:table-cell table:style-name="Table14.A1" office:value-type="string">
            <text:p text:style-name="P38">Priority</text:p>
          </table:table-cell>
          <table:table-cell table:style-name="Table14.A1" office:value-type="string">
            <text:p text:style-name="P38">High</text:p>
          </table:table-cell>
        </table:table-row>
        <table:table-row table:style-name="Table14.1">
          <table:table-cell table:style-name="Table14.A1" office:value-type="string">
            <text:p text:style-name="P38">Dependencies</text:p>
          </table:table-cell>
          <table:table-cell table:style-name="Table14.A1" office:value-type="string">
            <text:p text:style-name="P38">A1, AW8</text:p>
          </table:table-cell>
        </table:table-row>
        <table:table-row table:style-name="Table14.1">
          <table:table-cell table:style-name="Table14.A1" office:value-type="string">
            <text:p text:style-name="P38">Expected results</text:p>
          </table:table-cell>
          <table:table-cell table:style-name="Table14.A1" office:value-type="string">
            <text:p text:style-name="P38">When they delete an attribute, each other attribute on it’s right will move to the left to fill in the gap. When the admin tries to delete an attribute a message prompt will prevent them until they tell the prompt they are sure they want to delete the attribute.</text:p>
          </table:table-cell>
        </table:table-row>
        <table:table-row table:style-name="Table14.6">
          <table:table-cell table:style-name="Table14.A1" office:value-type="string">
            <text:p text:style-name="P38">Exception handling</text:p>
          </table:table-cell>
          <table:table-cell table:style-name="Table14.A1" office:value-type="string">
            <text:p text:style-name="P38">If an attribute is deleted by mistake, they will be able to undo it by typing Ctrl+z (or clicking “undo”).</text:p>
          </table:table-cell>
        </table:table-row>
      </table:table>
      <text:p text:style-name="P7"/>
      <table:table table:name="Table15" table:style-name="Table15">
        <table:table-column table:style-name="Table15.A"/>
        <table:table-column table:style-name="Table15.B"/>
        <table:table-row table:style-name="Table15.1">
          <table:table-cell table:style-name="Table15.A1" office:value-type="string">
            <text:p text:style-name="P38">ID, type and title</text:p>
          </table:table-cell>
          <table:table-cell table:style-name="Table15.A1" office:value-type="string">
            <text:p text:style-name="P38">AD7- Database Table Sort</text:p>
          </table:table-cell>
        </table:table-row>
        <table:table-row table:style-name="Table15.1">
          <table:table-cell table:style-name="Table15.A1" office:value-type="string">
            <text:p text:style-name="P38">Description</text:p>
          </table:table-cell>
          <table:table-cell table:style-name="Table15.A1" office:value-type="string">
            <text:p text:style-name="P38">The Admin will have the ability to sort based on any given attribute (increasing, decreasing, alphabetical…), and will be presented with all fields sorted in that order. </text:p>
          </table:table-cell>
        </table:table-row>
        <table:table-row table:style-name="Table15.1">
          <table:table-cell table:style-name="Table15.A1" office:value-type="string">
            <text:p text:style-name="P38">Priority</text:p>
          </table:table-cell>
          <table:table-cell table:style-name="Table15.A1" office:value-type="string">
            <text:p text:style-name="P38">High</text:p>
          </table:table-cell>
        </table:table-row>
        <table:table-row table:style-name="Table15.1">
          <table:table-cell table:style-name="Table15.A1" office:value-type="string">
            <text:p text:style-name="P38">Dependencies</text:p>
          </table:table-cell>
          <table:table-cell table:style-name="Table15.A1" office:value-type="string">
            <text:p text:style-name="P38">A1</text:p>
          </table:table-cell>
        </table:table-row>
        <table:table-row table:style-name="Table15.1">
          <table:table-cell table:style-name="Table15.A1" office:value-type="string">
            <text:p text:style-name="P38">Expected results</text:p>
          </table:table-cell>
          <table:table-cell table:style-name="Table15.A1" office:value-type="string">
            <text:p text:style-name="P38">When a sort is issued, all fields will be displayed in the order specified.</text:p>
          </table:table-cell>
        </table:table-row>
        <table:table-row table:style-name="Table15.1">
          <table:table-cell table:style-name="Table15.A1" office:value-type="string">
            <text:p text:style-name="P38">Exception handling</text:p>
          </table:table-cell>
          <table:table-cell table:style-name="Table15.A1" office:value-type="string">
            <text:p text:style-name="P38">If two or more fields have the same value in the given attribute, the fields will default back to their original positions (whichever field was added to the table last higher up).</text:p>
          </table:table-cell>
        </table:table-row>
      </table:table>
      <text:p text:style-name="P7"/>
      <text:p text:style-name="P16">Carousel Features:</text:p>
      <table:table table:name="Table19" table:style-name="Table19">
        <table:table-column table:style-name="Table19.A"/>
        <table:table-column table:style-name="Table19.B"/>
        <table:table-row table:style-name="Table19.1">
          <table:table-cell table:style-name="Table19.A1" office:value-type="string">
            <text:p text:style-name="P38">ID, type and title</text:p>
          </table:table-cell>
          <table:table-cell table:style-name="Table19.A1" office:value-type="string">
            <text:p text:style-name="P38">AC1- Carousel Editor Add</text:p>
          </table:table-cell>
        </table:table-row>
        <table:table-row table:style-name="Table19.1">
          <table:table-cell table:style-name="Table19.A1" office:value-type="string">
            <text:p text:style-name="P38">Description</text:p>
          </table:table-cell>
          <table:table-cell table:style-name="Table19.A1" office:value-type="string">
            <text:p text:style-name="P38">When the Admin presses the “+” button on a carousel they will be able to add images to the carousel on a given webpage. When editing has been completed, an “Editing Complete” button is to be pressed to finalise the carousel.</text:p>
          </table:table-cell>
        </table:table-row>
        <table:table-row table:style-name="Table19.1">
          <table:table-cell table:style-name="Table19.A1" office:value-type="string">
            <text:p text:style-name="P38">Priority</text:p>
          </table:table-cell>
          <table:table-cell table:style-name="Table19.A1" office:value-type="string">
            <text:p text:style-name="P38">Low</text:p>
          </table:table-cell>
        </table:table-row>
        <table:table-row table:style-name="Table19.1">
          <table:table-cell table:style-name="Table19.A1" office:value-type="string">
            <text:p text:style-name="P38">Dependencies</text:p>
          </table:table-cell>
          <table:table-cell table:style-name="Table19.A1" office:value-type="string">
            <text:p text:style-name="P38">U7, AW8</text:p>
          </table:table-cell>
        </table:table-row>
        <table:table-row table:style-name="Table19.1">
          <table:table-cell table:style-name="Table19.A1" office:value-type="string">
            <text:p text:style-name="P38">Expected results</text:p>
          </table:table-cell>
          <table:table-cell table:style-name="Table19.A1" office:value-type="string">
            <text:p text:style-name="P38">Any additions made by the admin will automatically be applied to the website once the “Editing Complete” button is pressed.</text:p>
          </table:table-cell>
        </table:table-row>
        <table:table-row table:style-name="Table19.1">
          <table:table-cell table:style-name="Table19.A1" office:value-type="string">
            <text:p text:style-name="P38">Exception handling</text:p>
          </table:table-cell>
          <table:table-cell table:style-name="Table19.A1" office:value-type="string">
            <text:p text:style-name="P38">Given any sort of error, the website will not update and the admin will be informed through a message prompt.</text:p>
          </table:table-cell>
        </table:table-row>
      </table:table>
      <text:p text:style-name="P7"/>
      <table:table table:name="Table20" table:style-name="Table20">
        <table:table-column table:style-name="Table20.A"/>
        <table:table-column table:style-name="Table20.B"/>
        <table:table-row table:style-name="Table20.1">
          <table:table-cell table:style-name="Table20.A1" office:value-type="string">
            <text:p text:style-name="P38">ID, type and title</text:p>
          </table:table-cell>
          <table:table-cell table:style-name="Table20.A1" office:value-type="string">
            <text:p text:style-name="P38">AC2- Carousel Editor Remove</text:p>
          </table:table-cell>
        </table:table-row>
        <table:table-row table:style-name="Table20.1">
          <table:table-cell table:style-name="Table20.A1" office:value-type="string">
            <text:p text:style-name="P38">Description</text:p>
          </table:table-cell>
          <table:table-cell table:style-name="Table20.A1" office:value-type="string">
            <text:p text:style-name="P38">When the Admin presses the “X” button on a carousel they will be able to remove images from the carousel on a given webpage. When editing has been completed, an “Editing Complete” button is to be pressed to finalise the carousel.</text:p>
          </table:table-cell>
        </table:table-row>
        <table:table-row table:style-name="Table20.1">
          <table:table-cell table:style-name="Table20.A1" office:value-type="string">
            <text:p text:style-name="P38">Priority</text:p>
          </table:table-cell>
          <table:table-cell table:style-name="Table20.A1" office:value-type="string">
            <text:p text:style-name="P38">Low</text:p>
          </table:table-cell>
        </table:table-row>
        <table:table-row table:style-name="Table20.1">
          <table:table-cell table:style-name="Table20.A1" office:value-type="string">
            <text:p text:style-name="P38">Dependencies</text:p>
          </table:table-cell>
          <table:table-cell table:style-name="Table20.A1" office:value-type="string">
            <text:p text:style-name="P38">U7, AW8</text:p>
          </table:table-cell>
        </table:table-row>
        <table:table-row table:style-name="Table20.1">
          <table:table-cell table:style-name="Table20.A1" office:value-type="string">
            <text:p text:style-name="P38">Expected results</text:p>
          </table:table-cell>
          <table:table-cell table:style-name="Table20.A1" office:value-type="string">
            <text:p text:style-name="P38">Any deletions made by the admin will automatically be applied to the website once the “Editing Complete” button is pressed.</text:p>
          </table:table-cell>
        </table:table-row>
        <table:table-row table:style-name="Table20.1">
          <table:table-cell table:style-name="Table20.A1" office:value-type="string">
            <text:p text:style-name="P38">Exception handling</text:p>
          </table:table-cell>
          <table:table-cell table:style-name="Table20.A1" office:value-type="string">
            <text:p text:style-name="P38">Given any sort of error, the website will not update and the admin will be informed through a message prompt. If the carousel only has one image, it will not allow the admin to delete it.</text:p>
          </table:table-cell>
        </table:table-row>
      </table:table>
      <text:p text:style-name="P7"/>
      <table:table table:name="Table21" table:style-name="Table21">
        <table:table-column table:style-name="Table21.A"/>
        <table:table-column table:style-name="Table21.B"/>
        <table:table-row table:style-name="Table21.1">
          <table:table-cell table:style-name="Table21.A1" office:value-type="string">
            <text:p text:style-name="P38">ID, type and title</text:p>
          </table:table-cell>
          <table:table-cell table:style-name="Table21.A1" office:value-type="string">
            <text:p text:style-name="P38">AC3- Carousel Timing Editor</text:p>
          </table:table-cell>
        </table:table-row>
        <table:table-row table:style-name="Table21.1">
          <table:table-cell table:style-name="Table21.A1" office:value-type="string">
            <text:p text:style-name="P38">Description</text:p>
          </table:table-cell>
          <table:table-cell table:style-name="Table21.A1" office:value-type="string">
            <text:p text:style-name="P38">When the Admin views a carousel there will be a text box with the <text:soft-page-break/>amount of time in seconds images are to be displayed for on the carousel. By typing into this they can change this time.</text:p>
          </table:table-cell>
        </table:table-row>
        <table:table-row table:style-name="Table21.1">
          <table:table-cell table:style-name="Table21.A1" office:value-type="string">
            <text:p text:style-name="P38">Priority</text:p>
          </table:table-cell>
          <table:table-cell table:style-name="Table21.A1" office:value-type="string">
            <text:p text:style-name="P38">Low</text:p>
          </table:table-cell>
        </table:table-row>
        <table:table-row table:style-name="Table21.1">
          <table:table-cell table:style-name="Table21.A1" office:value-type="string">
            <text:p text:style-name="P38">Dependencies</text:p>
          </table:table-cell>
          <table:table-cell table:style-name="Table21.A1" office:value-type="string">
            <text:p text:style-name="P38">U7, AW8</text:p>
          </table:table-cell>
        </table:table-row>
        <table:table-row table:style-name="Table21.1">
          <table:table-cell table:style-name="Table21.A1" office:value-type="string">
            <text:p text:style-name="P38">Expected results</text:p>
          </table:table-cell>
          <table:table-cell table:style-name="Table21.A1" office:value-type="string">
            <text:p text:style-name="P38">When the time is changed and the “enter” key is pressed, the webpage will automatically update.</text:p>
          </table:table-cell>
        </table:table-row>
        <table:table-row table:style-name="Table21.1">
          <table:table-cell table:style-name="Table21.A1" office:value-type="string">
            <text:p text:style-name="P38">Exception handling</text:p>
          </table:table-cell>
          <table:table-cell table:style-name="Table21.A1" office:value-type="string">
            <text:p text:style-name="P38">If the input is not a non-negative integer number, the carousel will not update on the webpage. The admin will receive a message prompt telling them their input was invalid.</text:p>
          </table:table-cell>
        </table:table-row>
      </table:table>
      <text:p text:style-name="P7"/>
      <text:p text:style-name="P16">Webpage Features:</text:p>
      <table:table table:name="Table22" table:style-name="Table22">
        <table:table-column table:style-name="Table22.A"/>
        <table:table-column table:style-name="Table22.B"/>
        <table:table-row table:style-name="Table22.1">
          <table:table-cell table:style-name="Table22.A1" office:value-type="string">
            <text:p text:style-name="P38">ID, type and title</text:p>
          </table:table-cell>
          <table:table-cell table:style-name="Table22.A1" office:value-type="string">
            <text:p text:style-name="P38">AW1- Webpage editor</text:p>
          </table:table-cell>
        </table:table-row>
        <table:table-row table:style-name="Table22.1">
          <table:table-cell table:style-name="Table22.A1" office:value-type="string">
            <text:p text:style-name="P38">Description</text:p>
          </table:table-cell>
          <table:table-cell table:style-name="Table22.A1" office:value-type="string">
            <text:p text:style-name="P38">The admin will be able to edit the text on any given webpage by pressing an “edit” button<text:span text:style-name="T8"> (only accessible to them) </text:span>and finalise their edits by pressing a “Submit” button. <text:span text:style-name="T8">(only accessible to them).</text:span></text:p>
          </table:table-cell>
        </table:table-row>
        <table:table-row table:style-name="Table22.1">
          <table:table-cell table:style-name="Table22.A1" office:value-type="string">
            <text:p text:style-name="P38">Priority</text:p>
          </table:table-cell>
          <table:table-cell table:style-name="Table22.A1" office:value-type="string">
            <text:p text:style-name="P38">Medium</text:p>
          </table:table-cell>
        </table:table-row>
        <table:table-row table:style-name="Table22.1">
          <table:table-cell table:style-name="Table22.A1" office:value-type="string">
            <text:p text:style-name="P38">Dependencies</text:p>
          </table:table-cell>
          <table:table-cell table:style-name="Table22.A1" office:value-type="string">
            <text:p text:style-name="P38">U3, AW8</text:p>
          </table:table-cell>
        </table:table-row>
        <table:table-row table:style-name="Table22.1">
          <table:table-cell table:style-name="Table22.A1" office:value-type="string">
            <text:p text:style-name="P38">Expected results</text:p>
          </table:table-cell>
          <table:table-cell table:style-name="Table22.A1" office:value-type="string">
            <text:p text:style-name="P38">Any changes the admin makes will be finalised when the “Submit” button is pressed and a prompt ensuring they are sure they want to change the website is gotten through (they press “Yes”) and the website will update automatically.</text:p>
          </table:table-cell>
        </table:table-row>
        <table:table-row table:style-name="Table22.6">
          <table:table-cell table:style-name="Table22.A1" office:value-type="string">
            <text:p text:style-name="P38">Exception handling</text:p>
          </table:table-cell>
          <table:table-cell table:style-name="Table22.A1" office:value-type="string">
            <text:p text:style-name="P38">If an error occurs, the website will remain as it was before any editing occurred.</text:p>
          </table:table-cell>
        </table:table-row>
      </table:table>
      <text:p text:style-name="P7"/>
      <table:table table:name="Table23" table:style-name="Table23">
        <table:table-column table:style-name="Table23.A"/>
        <table:table-column table:style-name="Table23.B"/>
        <table:table-row table:style-name="Table23.1">
          <table:table-cell table:style-name="Table23.A1" office:value-type="string">
            <text:p text:style-name="P38">ID, type and title</text:p>
          </table:table-cell>
          <table:table-cell table:style-name="Table23.A1" office:value-type="string">
            <text:p text:style-name="P38">AW2- Add post “upcoming events”</text:p>
          </table:table-cell>
        </table:table-row>
        <table:table-row table:style-name="Table23.1">
          <table:table-cell table:style-name="Table23.A1" office:value-type="string">
            <text:p text:style-name="P38">Description</text:p>
          </table:table-cell>
          <table:table-cell table:style-name="Table23.A1" office:value-type="string">
            <text:p text:style-name="P38">The Admin will be able to add posts to the “upcoming events” section of the website including text (necessary), image and video (if desired), and a date (necessary).</text:p>
          </table:table-cell>
        </table:table-row>
        <table:table-row table:style-name="Table23.1">
          <table:table-cell table:style-name="Table23.A1" office:value-type="string">
            <text:p text:style-name="P38">Priority</text:p>
          </table:table-cell>
          <table:table-cell table:style-name="Table23.A1" office:value-type="string">
            <text:p text:style-name="P38">High</text:p>
          </table:table-cell>
        </table:table-row>
        <table:table-row table:style-name="Table23.1">
          <table:table-cell table:style-name="Table23.A1" office:value-type="string">
            <text:p text:style-name="P38">Dependencies</text:p>
          </table:table-cell>
          <table:table-cell table:style-name="Table23.A1" office:value-type="string">
            <text:p text:style-name="P38">AW8</text:p>
          </table:table-cell>
        </table:table-row>
        <table:table-row table:style-name="Table23.1">
          <table:table-cell table:style-name="Table23.A1" office:value-type="string">
            <text:p text:style-name="P38">Expected results</text:p>
          </table:table-cell>
          <table:table-cell table:style-name="Table23.A1" office:value-type="string">
            <text:p text:style-name="P38">When a new post is added, it will appear on the website in its appropriate place (based on date).</text:p>
          </table:table-cell>
        </table:table-row>
        <table:table-row table:style-name="Table23.1">
          <table:table-cell table:style-name="Table23.A1" office:value-type="string">
            <text:p text:style-name="P38">Exception handling</text:p>
          </table:table-cell>
          <table:table-cell table:style-name="Table23.A1" office:value-type="string">
            <text:p text:style-name="P38">If an error occurs in submission, the admin will be informed through a message prompt.</text:p>
          </table:table-cell>
        </table:table-row>
      </table:table>
      <text:p text:style-name="P7"/>
      <table:table table:name="Table24" table:style-name="Table24">
        <table:table-column table:style-name="Table24.A"/>
        <table:table-column table:style-name="Table24.B"/>
        <table:table-row table:style-name="Table24.1">
          <table:table-cell table:style-name="Table24.A1" office:value-type="string">
            <text:p text:style-name="P38">ID, type and title</text:p>
          </table:table-cell>
          <table:table-cell table:style-name="Table24.A1" office:value-type="string">
            <text:p text:style-name="P38">AW3- Delete Post (“upcoming events”)</text:p>
          </table:table-cell>
        </table:table-row>
        <table:table-row table:style-name="Table24.1">
          <table:table-cell table:style-name="Table24.A1" office:value-type="string">
            <text:p text:style-name="P38">Description</text:p>
          </table:table-cell>
          <table:table-cell table:style-name="Table24.A1" office:value-type="string">
            <text:p text:style-name="P38">The Admin will be able to delete posts from the “upcoming events” section of the website. Each post will include an “X” icon that when clicked will cause a message prompt asking if the admin is sure they want to deleted the post with the buttons “Yes” and “No”. If they press “Yes” the post is removed from the website and otherwise the post is kept on the website.</text:p>
          </table:table-cell>
        </table:table-row>
        <table:table-row table:style-name="Table24.1">
          <table:table-cell table:style-name="Table24.A1" office:value-type="string">
            <text:p text:style-name="P38">Priority</text:p>
          </table:table-cell>
          <table:table-cell table:style-name="Table24.A1" office:value-type="string">
            <text:p text:style-name="P38">High</text:p>
          </table:table-cell>
        </table:table-row>
        <table:table-row table:style-name="Table24.1">
          <table:table-cell table:style-name="Table24.A1" office:value-type="string">
            <text:p text:style-name="P38">Dependencies</text:p>
          </table:table-cell>
          <table:table-cell table:style-name="Table24.A1" office:value-type="string">
            <text:p text:style-name="P38">AW8</text:p>
          </table:table-cell>
        </table:table-row>
        <table:table-row table:style-name="Table24.1">
          <table:table-cell table:style-name="Table24.A1" office:value-type="string">
            <text:p text:style-name="P38">Expected results</text:p>
          </table:table-cell>
          <table:table-cell table:style-name="Table24.A1" office:value-type="string">
            <text:p text:style-name="P38">When a post is deleted, the admin should be asked if they are sure and if so the webpage should automatically update.</text:p>
          </table:table-cell>
        </table:table-row>
        <table:table-row table:style-name="Table24.1">
          <table:table-cell table:style-name="Table24.A1" office:value-type="string">
            <text:p text:style-name="P38">Exception handling</text:p>
          </table:table-cell>
          <table:table-cell table:style-name="Table24.A1" office:value-type="string">
            <text:p text:style-name="P38">If an error occurs, the admin will be informed through a message prompt.</text:p>
          </table:table-cell>
        </table:table-row>
      </table:table>
      <text:p text:style-name="P7"/>
      <table:table table:name="Table25" table:style-name="Table25">
        <table:table-column table:style-name="Table25.A"/>
        <table:table-column table:style-name="Table25.B"/>
        <table:table-row table:style-name="Table25.1">
          <table:table-cell table:style-name="Table25.A1" office:value-type="string">
            <text:p text:style-name="P38">ID, type and title</text:p>
          </table:table-cell>
          <table:table-cell table:style-name="Table25.A1" office:value-type="string">
            <text:p text:style-name="P38">AW4- Auto-delete (“upcoming events”)</text:p>
          </table:table-cell>
        </table:table-row>
        <table:table-row table:style-name="Table25.1">
          <table:table-cell table:style-name="Table25.A1" office:value-type="string">
            <text:p text:style-name="P38">Description</text:p>
          </table:table-cell>
          <table:table-cell table:style-name="Table25.A1" office:value-type="string">
            <text:p text:style-name="P38">Each post must include a date after which point it will no longer be <text:soft-page-break/>relevant and will be automatically be deleted from the webpage. The webpage will check all posts at the beginning of each day (e.g. at 00:01).</text:p>
          </table:table-cell>
        </table:table-row>
        <table:table-row table:style-name="Table25.1">
          <table:table-cell table:style-name="Table25.A1" office:value-type="string">
            <text:p text:style-name="P38">Priority</text:p>
          </table:table-cell>
          <table:table-cell table:style-name="Table25.A1" office:value-type="string">
            <text:p text:style-name="P38">High</text:p>
          </table:table-cell>
        </table:table-row>
        <table:table-row table:style-name="Table25.1">
          <table:table-cell table:style-name="Table25.A1" office:value-type="string">
            <text:p text:style-name="P38">Dependencies</text:p>
          </table:table-cell>
          <table:table-cell table:style-name="Table25.A1" office:value-type="string">
            <text:p text:style-name="P38">N/A</text:p>
          </table:table-cell>
        </table:table-row>
        <table:table-row table:style-name="Table25.1">
          <table:table-cell table:style-name="Table25.A1" office:value-type="string">
            <text:p text:style-name="P38">Expected results</text:p>
          </table:table-cell>
          <table:table-cell table:style-name="Table25.A1" office:value-type="string">
            <text:p text:style-name="P38">Only the posts for events yet to occur will appear on the “upcoming events” webpage.</text:p>
          </table:table-cell>
        </table:table-row>
        <table:table-row table:style-name="Table25.1">
          <table:table-cell table:style-name="Table25.A1" office:value-type="string">
            <text:p text:style-name="P38">Exception handling</text:p>
          </table:table-cell>
          <table:table-cell table:style-name="Table25.A1" office:value-type="string">
            <text:p text:style-name="P38">?</text:p>
          </table:table-cell>
        </table:table-row>
      </table:table>
      <text:p text:style-name="P7"/>
      <table:table table:name="Table26" table:style-name="Table26">
        <table:table-column table:style-name="Table26.A"/>
        <table:table-column table:style-name="Table26.B"/>
        <table:table-row table:style-name="Table26.1">
          <table:table-cell table:style-name="Table26.A1" office:value-type="string">
            <text:p text:style-name="P38">ID, type and title</text:p>
          </table:table-cell>
          <table:table-cell table:style-name="Table26.A1" office:value-type="string">
            <text:p text:style-name="P38">AW5- Auto-sort (“upcoming events” webpage)</text:p>
          </table:table-cell>
        </table:table-row>
        <table:table-row table:style-name="Table26.1">
          <table:table-cell table:style-name="Table26.A1" office:value-type="string">
            <text:p text:style-name="P38">Description</text:p>
          </table:table-cell>
          <table:table-cell table:style-name="Table26.A1" office:value-type="string">
            <text:p text:style-name="P38">The posts will automatically be sorted by date, with those with the earliest date being placed higher on the webpage.</text:p>
          </table:table-cell>
        </table:table-row>
        <table:table-row table:style-name="Table26.1">
          <table:table-cell table:style-name="Table26.A1" office:value-type="string">
            <text:p text:style-name="P38">Priority</text:p>
          </table:table-cell>
          <table:table-cell table:style-name="Table26.A1" office:value-type="string">
            <text:p text:style-name="P38">High</text:p>
          </table:table-cell>
        </table:table-row>
        <table:table-row table:style-name="Table26.1">
          <table:table-cell table:style-name="Table26.A1" office:value-type="string">
            <text:p text:style-name="P38">Dependencies</text:p>
          </table:table-cell>
          <table:table-cell table:style-name="Table26.A1" office:value-type="string">
            <text:p text:style-name="P38">N/A</text:p>
          </table:table-cell>
        </table:table-row>
        <table:table-row table:style-name="Table26.1">
          <table:table-cell table:style-name="Table26.A1" office:value-type="string">
            <text:p text:style-name="P38">Expected results</text:p>
          </table:table-cell>
          <table:table-cell table:style-name="Table26.A1" office:value-type="string">
            <text:p text:style-name="P38">All posts will appear on the “upcoming events” webpage in the order of what is coming up next.</text:p>
          </table:table-cell>
        </table:table-row>
        <table:table-row table:style-name="Table26.1">
          <table:table-cell table:style-name="Table26.A1" office:value-type="string">
            <text:p text:style-name="P38">Exception handling</text:p>
          </table:table-cell>
          <table:table-cell table:style-name="Table26.A1" office:value-type="string">
            <text:p text:style-name="P38">?</text:p>
          </table:table-cell>
        </table:table-row>
      </table:table>
      <text:p text:style-name="P7"/>
      <table:table table:name="Table27" table:style-name="Table27">
        <table:table-column table:style-name="Table27.A"/>
        <table:table-column table:style-name="Table27.B"/>
        <table:table-row table:style-name="Table27.1">
          <table:table-cell table:style-name="Table27.A1" office:value-type="string">
            <text:p text:style-name="P38">ID, type and title</text:p>
          </table:table-cell>
          <table:table-cell table:style-name="Table27.A1" office:value-type="string">
            <text:p text:style-name="P38">AW6- Add Question to Online Help Form</text:p>
          </table:table-cell>
        </table:table-row>
        <table:table-row table:style-name="Table27.1">
          <table:table-cell table:style-name="Table27.A1" office:value-type="string">
            <text:p text:style-name="P38">Description</text:p>
          </table:table-cell>
          <table:table-cell table:style-name="Table27.A1" office:value-type="string">
            <text:p text:style-name="P38">The Admin will be able to add <text:span text:style-name="T8">non-required </text:span>questions to the online help form, choosing from the answer types of text and tick-boxes (where only one can be ticked at a time). The website will update automatically.</text:p>
          </table:table-cell>
        </table:table-row>
        <table:table-row table:style-name="Table27.1">
          <table:table-cell table:style-name="Table27.A1" office:value-type="string">
            <text:p text:style-name="P38">Priority</text:p>
          </table:table-cell>
          <table:table-cell table:style-name="Table27.A1" office:value-type="string">
            <text:p text:style-name="P38">Medium</text:p>
          </table:table-cell>
        </table:table-row>
        <table:table-row table:style-name="Table27.1">
          <table:table-cell table:style-name="Table27.A1" office:value-type="string">
            <text:p text:style-name="P38">Dependencies</text:p>
          </table:table-cell>
          <table:table-cell table:style-name="Table27.A1" office:value-type="string">
            <text:p text:style-name="P38">U1, AW8</text:p>
          </table:table-cell>
        </table:table-row>
        <table:table-row table:style-name="Table27.1">
          <table:table-cell table:style-name="Table27.A1" office:value-type="string">
            <text:p text:style-name="P38">Expected results</text:p>
          </table:table-cell>
          <table:table-cell table:style-name="Table27.A1" office:value-type="string">
            <text:p text:style-name="P38">When a new question is added, it will appear on the online help form at the bottom. It will include with it a way for a user to answer the question (e.g. a text box). </text:p>
          </table:table-cell>
        </table:table-row>
        <table:table-row table:style-name="Table27.1">
          <table:table-cell table:style-name="Table27.A1" office:value-type="string">
            <text:p text:style-name="P38">Exception handling</text:p>
          </table:table-cell>
          <table:table-cell table:style-name="Table27.A1" office:value-type="string">
            <text:p text:style-name="P38">If an error occurs in submission, the admin will be informed through a message prompt. The online form will not be updated.</text:p>
          </table:table-cell>
        </table:table-row>
      </table:table>
      <text:p text:style-name="P7"/>
      <table:table table:name="Table28" table:style-name="Table28">
        <table:table-column table:style-name="Table28.A"/>
        <table:table-column table:style-name="Table28.B"/>
        <table:table-row table:style-name="Table28.1">
          <table:table-cell table:style-name="Table28.A1" office:value-type="string">
            <text:p text:style-name="P38">ID, type and title</text:p>
          </table:table-cell>
          <table:table-cell table:style-name="Table28.A1" office:value-type="string">
            <text:p text:style-name="P38">AW7- Delete Question from Online Help Form</text:p>
          </table:table-cell>
        </table:table-row>
        <table:table-row table:style-name="Table28.1">
          <table:table-cell table:style-name="Table28.A1" office:value-type="string">
            <text:p text:style-name="P38">Description</text:p>
          </table:table-cell>
          <table:table-cell table:style-name="Table28.A1" office:value-type="string">
            <text:p text:style-name="P38">The Admin will be able to delete <text:span text:style-name="T8">non-required </text:span>questions from the online help form. Before deletion may occur, a message prompt will ask them if they are sure. Clicking “yes” on this message prompt will result in the question being deleted.</text:p>
          </table:table-cell>
        </table:table-row>
        <table:table-row table:style-name="Table28.1">
          <table:table-cell table:style-name="Table28.A1" office:value-type="string">
            <text:p text:style-name="P38">Priority</text:p>
          </table:table-cell>
          <table:table-cell table:style-name="Table28.A1" office:value-type="string">
            <text:p text:style-name="P38">Low</text:p>
          </table:table-cell>
        </table:table-row>
        <table:table-row table:style-name="Table28.1">
          <table:table-cell table:style-name="Table28.A1" office:value-type="string">
            <text:p text:style-name="P38">Dependencies</text:p>
          </table:table-cell>
          <table:table-cell table:style-name="Table28.A1" office:value-type="string">
            <text:p text:style-name="P38">AW8</text:p>
          </table:table-cell>
        </table:table-row>
        <table:table-row table:style-name="Table28.1">
          <table:table-cell table:style-name="Table28.A1" office:value-type="string">
            <text:p text:style-name="P38">Expected results</text:p>
          </table:table-cell>
          <table:table-cell table:style-name="Table28.A1" office:value-type="string">
            <text:p text:style-name="P38">When a new question is deleted, all questions below it will move up the form to fill in the gap. </text:p>
          </table:table-cell>
        </table:table-row>
        <table:table-row table:style-name="Table28.1">
          <table:table-cell table:style-name="Table28.A1" office:value-type="string">
            <text:p text:style-name="P38">Exception handling</text:p>
          </table:table-cell>
          <table:table-cell table:style-name="Table28.A1" office:value-type="string">
            <text:p text:style-name="P38">If an error occurs in submission, the admin will be informed through a message prompt. The online form will not be updated.</text:p>
          </table:table-cell>
        </table:table-row>
      </table:table>
      <text:p text:style-name="P7"/>
      <table:table table:name="Table29" table:style-name="Table29">
        <table:table-column table:style-name="Table29.A"/>
        <table:table-column table:style-name="Table29.B"/>
        <table:table-row table:style-name="Table29.1">
          <table:table-cell table:style-name="Table29.A1" office:value-type="string">
            <text:p text:style-name="P38">ID, type and title</text:p>
          </table:table-cell>
          <table:table-cell table:style-name="Table29.A1" office:value-type="string">
            <text:p text:style-name="P38">AW8- Message Prompt</text:p>
          </table:table-cell>
        </table:table-row>
        <table:table-row table:style-name="Table29.1">
          <table:table-cell table:style-name="Table29.A1" office:value-type="string">
            <text:p text:style-name="P38">Description</text:p>
          </table:table-cell>
          <table:table-cell table:style-name="Table29.A1" office:value-type="string">
            <text:p text:style-name="P38">When certain “high-risk” <text:span text:style-name="T8">activities </text:span>are being performed, a message prompt will appear before they can proceed asking whether or not they are sure they want to proceed. Each Prompt will have two buttons; “yes” and “no”. By pressing “no” the activity is cancelled, by pressing “yes” the activity proceeds.</text:p>
          </table:table-cell>
        </table:table-row>
        <text:soft-page-break/>
        <table:table-row table:style-name="Table29.1">
          <table:table-cell table:style-name="Table29.A1" office:value-type="string">
            <text:p text:style-name="P38">Priority</text:p>
          </table:table-cell>
          <table:table-cell table:style-name="Table29.A1" office:value-type="string">
            <text:p text:style-name="P38">High</text:p>
          </table:table-cell>
        </table:table-row>
        <table:table-row table:style-name="Table29.1">
          <table:table-cell table:style-name="Table29.A1" office:value-type="string">
            <text:p text:style-name="P38">Dependencies</text:p>
          </table:table-cell>
          <table:table-cell table:style-name="Table29.A1" office:value-type="string">
            <text:p text:style-name="P38">N/A</text:p>
          </table:table-cell>
        </table:table-row>
        <table:table-row table:style-name="Table29.1">
          <table:table-cell table:style-name="Table29.A1" office:value-type="string">
            <text:p text:style-name="P38">Expected results</text:p>
          </table:table-cell>
          <table:table-cell table:style-name="Table29.A1" office:value-type="string">
            <text:p text:style-name="P38">When the admin tries to do something which could damage the website, a prompt will appear to make sure they know what they’re doing. </text:p>
          </table:table-cell>
        </table:table-row>
        <table:table-row table:style-name="Table29.1">
          <table:table-cell table:style-name="Table29.A1" office:value-type="string">
            <text:p text:style-name="P38">Exception handling</text:p>
          </table:table-cell>
          <table:table-cell table:style-name="Table29.A1" office:value-type="string">
            <text:p text:style-name="P38">?</text:p>
          </table:table-cell>
        </table:table-row>
      </table:table>
      <text:p text:style-name="P7"/>
      <text:p text:style-name="P7"/>
      <text:p text:style-name="P7"/>
      <text:p text:style-name="P7"/>
      <text:p text:style-name="P7"/>
      <text:p text:style-name="P7"/>
      <text:p text:style-name="P5"><text:change text:change-id="ct94174700287312"/></text:p>
      <text:p text:style-name="P7"><text:change text:change-id="ct94174700666080"/><text:change-start text:change-id="ct94174678062672"/><text:span text:style-name="T57"/></text:p>
      <text:p text:style-name="P18">Questions:</text:p>
      <text:p text:style-name="P9">AD1-7- Do I need to include the databases in the functional specification?<text:change-end text:change-id="ct94174678062672"/><text:change text:change-id="ct94174651432560"/><text:change-start text:change-id="ct94174699912416"/></text:p>
      <text:p text:style-name="P9">Should there be an “ask a question” feature for users (not admin)?</text:p>
      <text:p text:style-name="P9">U4- Should rewinding/fast-forwarding the video feature and changing the sound be separate features?</text:p>
      <text:p text:style-name="P9">U1- Should tick-boxes be its own feature?<text:change-end text:change-id="ct94174699912416"/><text:change-start text:change-id="ct94174694605232"/> <text:span text:style-name="T4">Part of html if I remember correctly, in which case no.</text:span><text:change-end text:change-id="ct94174694605232"/><text:change-start text:change-id="ct94174699960864"/></text:p>
      <text:p text:style-name="P9">U1- Does the structure of the email sent to the client need to be described here? Is the sending of the email a separate feature?<text:change-end text:change-id="ct94174699960864"/><text:change-start text:change-id="ct94174651500544"/> <text:span text:style-name="T4">I think it’s fine as is</text:span><text:change-end text:change-id="ct94174651500544"/><text:change-start text:change-id="ct94174691424688"/></text:p>
      <text:p text:style-name="P9">Are these functions too detailed, if so which?</text:p>
      <text:p text:style-name="P9">Is the schedule below okay with how it is laid out (or will I need to make it into a Gantt chart) and are the deadlines and/or requirements too simplistic?</text:p>
      <text:p text:style-name="P19">Should (Animated transitions- Webpages should be faded between, unless the fade is taking too long to load for the host computer) be a feature?<text:change-end text:change-id="ct94174691424688"/><text:change-start text:change-id="ct94174700580768"/><text:span text:style-name="T59"> </text:span><text:span text:style-name="T51">I think the exception handling section explains it well enough.</text:span></text:p>
      <text:p text:style-name="P20"><text:change-end text:change-id="ct94174700580768"/></text:p>
      <text:p text:style-name="P10"><text:change text:change-id="ct94174694483040"/></text:p>
      <text:p text:style-name="P11">Non-<text:change text:change-id="ct94174700349904"/>Functional requirements:</text:p>
      <text:p text:style-name="P1"/>
      <table:table table:name="Table16" table:style-name="Table16">
        <table:table-column table:style-name="Table16.A"/>
        <table:table-column table:style-name="Table16.B"/>
        <table:table-row>
          <table:table-cell table:style-name="Table16.A1" office:value-type="string">
            <text:p text:style-name="P66">Performance</text:p>
          </table:table-cell>
          <table:table-cell table:style-name="Table16.B1" office:value-type="string">
            <text:p text:style-name="P53">Every webpage needs to load with a low response-time. Preferably, around .5 seconds but no longer than 2 seconds.<text:change-start text:change-id="ct94174678536320"/></text:p>
            <text:p text:style-name="P54">More re<text:change-end text:change-id="ct94174678536320"/><text:change-start text:change-id="ct94174700905488"/>source intensive features (eg.carousel) should not hold back the loading of the rest of the page.<text:change-end text:change-id="ct94174700905488"/></text:p>
          </table:table-cell>
        </table:table-row>
        <table:table-row table:style-name="Table16.2">
          <table:table-cell table:style-name="Table16.A2" office:value-type="string">
            <text:p text:style-name="P66">Manageability</text:p>
          </table:table-cell>
          <table:table-cell table:style-name="Table16.B2" office:value-type="string">
            <text:p text:style-name="P53">The client will need to edit some of the webpages of the website by being able to post new events, delete old events, and make changes to other various pieces of information. They must be able to do that without needing to change the HTML code directly.</text:p>
          </table:table-cell>
        </table:table-row>
        <table:table-row table:style-name="Table16.2">
          <table:table-cell table:style-name="Table16.A2" office:value-type="string">
            <text:p text:style-name="P66">Usability</text:p>
          </table:table-cell>
          <table:table-cell table:style-name="Table16.B2" office:value-type="string">
            <text:p text:style-name="P53">We expect the level of <text:change-start text:change-id="ct94174700342672"/><text:span text:style-name="T58">technical </text:span><text:change-end text:change-id="ct94174700342672"/>expertise of the user to be low as the charity deals with many underprivileged people who have restricted access to technology. Navigation and use of the website needs to be simple and intuitive. Webpages will be distinct and scrolling will be reduced to a minimum. Each webpage needs to explain its purpose, especially the ones that contain some sort of form which the user will need to fill out.</text:p>
          </table:table-cell>
        </table:table-row>
        <table:table-row table:style-name="Table16.2">
          <table:table-cell table:style-name="Table16.A2" office:value-type="string">
            <text:p text:style-name="P66">Security</text:p>
          </table:table-cell>
          <table:table-cell table:style-name="Table16.B2" office:value-type="string">
            <text:p text:style-name="P53">Only members with admin privileges will be allowed to access records kept about the people that the charity helps (as it is confidential), and have the ability to edit parts of the website.</text:p>
          </table:table-cell>
        </table:table-row>
        <table:table-row table:style-name="Table16.2">
          <table:table-cell table:style-name="Table16.A2" office:value-type="string">
            <text:p text:style-name="P66">Reliability</text:p>
          </table:table-cell>
          <table:table-cell table:style-name="Table16.B2" office:value-type="string">
            <text:p text:style-name="P53">The website always needs to be running, so that people who seek help can find the information they need<text:change-start text:change-id="ct94174651629984"/> <text:span text:style-name="T58">when they need it</text:span><text:change-end text:change-id="ct94174651629984"/>. In terms of the data stored for the people who the charity helps, the website needs to be robust so the data will not be corrupted or lost.</text:p>
          </table:table-cell>
        </table:table-row>
        <table:table-row table:style-name="Table16.2">
          <table:table-cell table:style-name="Table16.A2" office:value-type="string">
            <text:p text:style-name="P66">Accessibility</text:p>
          </table:table-cell>
          <table:table-cell table:style-name="Table16.B2" office:value-type="string">
            <text:p text:style-name="P53">The website should be simple enough that anyone can operate it. We will use headings to organise the structure of the content. Colour will be used to organize content but we have to make sure that colour-blind people can still view and distinguish the content.</text:p>
          </table:table-cell>
        </table:table-row>
        <table:table-row table:style-name="Table16.2">
          <table:table-cell table:style-name="Table16.A2" office:value-type="string">
            <text:p text:style-name="P66">Quality</text:p>
          </table:table-cell>
          <table:table-cell table:style-name="Table16.B2" office:value-type="string">
            <text:p text:style-name="P53">The website should have no bugs and it is essential that the design is modern and minimalistic. Style and colours need to be consistent throughout the website and the webpages need to be concise. Images and video elements should be used to promote the charity’s message.</text:p>
          </table:table-cell>
        </table:table-row>
        <table:table-row table:style-name="Table16.2">
          <table:table-cell table:style-name="Table16.A2" office:value-type="string">
            <text:p text:style-name="P66">Capacity</text:p>
          </table:table-cell>
          <table:table-cell table:style-name="Table16.B2" office:value-type="string">
            <text:p text:style-name="P53">Their Facebook group has almost 1000 members so the website needs to support around that many although this might change as the charity grows.</text:p>
          </table:table-cell>
        </table:table-row>
        <table:table-row table:style-name="Table16.2">
          <table:table-cell table:style-name="Table16.A2" office:value-type="string">
            <text:p text:style-name="P66">Scalability</text:p>
          </table:table-cell>
          <table:table-cell table:style-name="Table16.B2" office:value-type="string">
            <text:p text:style-name="P53">This requirement is covered by the server that the website is hosted on and not the website itself.</text:p>
          </table:table-cell>
        </table:table-row>
        <table:table-row table:style-name="Table16.2">
          <table:table-cell table:style-name="Table16.A2" office:value-type="string">
            <text:p text:style-name="P66">Interface</text:p>
          </table:table-cell>
          <table:table-cell table:style-name="Table16.B2" office:value-type="string">
            <text:p text:style-name="P53">Users will input data, whether this is in terms of filling out a form or getting data into a database. No external programs need to communicate with the website.<text:change-start text:change-id="ct94174700173296"/></text:p>
            <text:p text:style-name="P55">Will the use of facebook and paypal APIs not fall under t<text:change-end text:change-id="ct94174700173296"/><text:change-start text:change-id="ct94174694701824"/>his section?<text:change-end text:change-id="ct94174694701824"/></text:p>
          </table:table-cell>
        </table:table-row>
      </table:table>
      <text:p text:style-name="P22"/>
      <text:p text:style-name="P42">Open Issues:</text:p>
      <table:table table:name="Table17" table:style-name="Table17">
        <table:table-column table:style-name="Table17.A"/>
        <table:table-column table:style-name="Table17.B"/>
        <table:table-row>
          <table:table-cell table:style-name="Table17.A1" office:value-type="string">
            <text:p text:style-name="P65">Vision</text:p>
          </table:table-cell>
          <table:table-cell table:style-name="Table17.B1" office:value-type="string">
            <text:p text:style-name="P30">The client has shown keen interest in the idea of the websi<text:span text:style-name="T9">t</text:span>e taking the user through a ‘journey’, this however is likely to make for a less intuitive user experience <text:span text:style-name="T10">if taken too far and after further consultation with Beyond Limits we have decided to favour accessibility and ease of use in our approach and design a free-flowing and intuitive layout. There is a risk that the client will think the first prototype will be too impersonal and ordinary, setting back the front-end team as they may need to rethink their approach.</text:span></text:p>
          </table:table-cell>
        </table:table-row>
        <table:table-row table:style-name="Table17.2">
          <table:table-cell table:style-name="Table17.A2" office:value-type="string">
            <text:p text:style-name="P62">Manageability</text:p>
          </table:table-cell>
          <table:table-cell table:style-name="Table17.B2" office:value-type="string">
            <text:p text:style-name="P60">The client will have to take charge of administration of the website once it has been completed. Tools will be provided to make this as easy as possible in the form of an administrators panel. However since the client isn’t technically proficient they may still have trouble updating the content of the website. To try and avoid this the first prototype should include an outline of the administrator’s page interface to get feedback as to how it can be improved.</text:p>
          </table:table-cell>
        </table:table-row>
        <table:table-row table:style-name="Table17.2">
          <table:table-cell table:style-name="Table17.A2" office:value-type="string">
            <text:p text:style-name="P62">Accessibility <text:span text:style-name="T11">and </text:span>Usability</text:p>
          </table:table-cell>
          <table:table-cell table:style-name="Table17.B2" office:value-type="string">
            <text:p text:style-name="P59">The website will be from a variety of different devices. We may encounter problems with how pages load on devices of different sizes and input methods. We will test on mobile and on desktop to ensure all features are usable on different screen sizes and different input devices (touchscreen, mouse and keyboard)</text:p>
          </table:table-cell>
        </table:table-row>
        <table:table-row table:style-name="Table17.2">
          <table:table-cell table:style-name="Table17.A2" office:value-type="string">
            <text:p text:style-name="P64">User Experience</text:p>
          </table:table-cell>
          <table:table-cell table:style-name="Table17.B2" office:value-type="string">
            <text:p text:style-name="P59">All manner of people will be using the website, those seeking the charity’s help, volunteers and the administrators. None will necessarily have much if any IT expertise so we must <text:span text:style-name="T12">get feedback from the client to ensure the website is well suited to it’s audience</text:span></text:p>
          </table:table-cell>
        </table:table-row>
        <table:table-row table:style-name="Table17.2">
          <table:table-cell table:style-name="Table17.A2" office:value-type="string">
            <text:p text:style-name="P63">Hosting</text:p>
          </table:table-cell>
          <table:table-cell table:style-name="Table17.B2" office:value-type="string">
            <text:p text:style-name="P58">We will not be hosting the website ourselves so don’t have to worry about hardware. Instead we will be using a <text:span text:style-name="T13">‘cloud’</text:span> hosting service such as Amazon web services which is delocalised and boasts very high uptimes which would not be possible with local hosting.</text:p>
          </table:table-cell>
        </table:table-row>
        <table:table-row table:style-name="Table17.2">
          <table:table-cell table:style-name="Table17.A2" office:value-type="string">
            <text:p text:style-name="P62"><text:span text:style-name="T17">Software and Data </text:span>Security</text:p>
          </table:table-cell>
          <table:table-cell table:style-name="Table17.B2" office:value-type="string">
            <text:p text:style-name="P58">If any security flaws are found in the <text:span text:style-name="T17">underlying</text:span> software <text:span text:style-name="T17">(for example </text:span><text:span text:style-name="T14">SSL’s Heartbleed)</text:span> used to build the website <text:span text:style-name="T17">after it is deployed, it may be left vulnerable as the client might not be able to update and apply security fixes.</text:span></text:p>
            <text:p text:style-name="P57">The client wishes to be able to save and access potentially sensitive documents containing personal and confidential information. This may have legislative implications due to for example, <text:span text:style-name="T13">GDPR.</text:span></text:p>
          </table:table-cell>
        </table:table-row>
        <table:table-row table:style-name="Table17.2">
          <table:table-cell table:style-name="Table17.A2" office:value-type="string">
            <text:p text:style-name="P61">Development</text:p>
          </table:table-cell>
          <table:table-cell table:style-name="Table17.B2" office:value-type="string">
            <text:p text:style-name="P56">There is a risk that work could be lost if code and documentation are not saved at regular intervals. Auto-saving will be used to minimise this risk as it is a feature on most development environments.</text:p>
            <text:p text:style-name="P56">Having multiple people working on the same <text:span text:style-name="T13">codebase</text:span> can mean it is difficult to track down where software breaks and bugs are introduced. <text:span text:style-name="T13">Git version control</text:span> will be used to track this and allow rollba<text:span text:style-name="T18">cks.</text:span></text:p>
          </table:table-cell>
        </table:table-row>
      </table:table>
      <text:p text:style-name="P48"/>
      <text:p text:style-name="P49">Development approach:</text:p>
      <text:p text:style-name="P1"><text:change-start text:change-id="ct94174643597824"/><text:tab/><text:change-end text:change-id="ct94174643597824"/>For this project, aesthetics and functions are key. We need the freedom and scalability in order to create a great user experience for the 2 <text:change-start text:change-id="ct94174680812672"/><text:span text:style-name="T58">main </text:span><text:change-end text:change-id="ct94174680812672"/>groups of people using this website, but we also need the system behind it to be robust and dependable.</text:p>
      <text:p text:style-name="P1">For this we’ve decided to have an off-site piece of hardware to act as a server and host the website. An alternative would be to host the website on-site, but our clients have made it clear to us that there is no broadband connection near them and their data service is insufficient. The system will be a lot more dependable if we host it off-site, with a stronger connection and our clients can access it remotely.</text:p>
      <text:p text:style-name="P1"><text:change-start text:change-id="ct94174651488640"/><text:tab/><text:change-end text:change-id="ct94174651488640"/>To create the best possible user experience, we’ve elected to use high-end website development tools. Bootstrap is a front-end open-source framework for developing websites using HTML and CSS. This will allow us to do a lot with the limited knowledge of web development we currently possess. Instead of this, we could use standard HTML, CSS files with JavaScript to back it up but the website would not be nearly as interactive and visually interesting to fit the client’s specifications and the user’s needs.<text:change-start text:change-id="ct94174700231440"/> <text:span text:style-name="T61">(Portability to </text:span><text:change-end text:change-id="ct94174700231440"/><text:change-start text:change-id="ct94174643331664"/><text:span text:style-name="T61">mobile devices could also be a concern)</text:span><text:change-end text:change-id="ct94174643331664"/></text:p>
      <text:p text:style-name="P1"><text:change-start text:change-id="ct94174694324480"/><text:tab/><text:change-end text:change-id="ct94174694324480"/>To implement this software, we’re going to need the best Integrated Development Environment. Microsoft Visual Studio is frequently updated, fully featured with everything we could possibly need to develop our back-end features. Our front-end development will use SublimeText as a text-editor in order to create our HTML and CSS files, and script in the Bootstrap library. Notepad or Notepad++ could be sufficient but SublimeText creates an easier workflow for our developers.<text:bookmark text:name="_GoBack1"/></text:p>
      <text:p text:style-name="P1"><text:change-start text:change-id="ct94174699563216"/><text:tab/><text:change-end text:change-id="ct94174699563216"/>In order to maintain Version Control, we plan to use GitHub. This will allow us to upload our source-code and keep track of all changes using Git. BitBucket or SourceForge would be viable as a replacement but BitBucket isn’t free for groups of 5 or more, so it wouldn’t scale very well if the project was continued by a larger team and SourceForge is a lot less user-friendly and would slow down our development time for people who aren’t as familiar with VCS.</text:p>
      <text:p text:style-name="P22"><text:change-start text:change-id="ct94174671967680"/><text:tab/><text:change-end text:change-id="ct94174671967680"/>We plan to use Test Files to as a testing approach to our server, making sure pages and resources load correctly as well as testing to see that our functional requirements are met. Postman is an alternative to this, a simpler alternative which would create a series of tests based of our own parameters. Unfortunately, we would have a lot less control over what we want to test and how we test it. Seeing as some of the features of this website might be less conventional, due to the nature of the client, we feel like a general approach wouldn’t cover all the testing parameters of the project.</text:p>
      <text:p text:style-name="P42">Definition of terms and references:</text:p>
      <text:p text:style-name="P29">References</text:p>
      <text:list xml:id="list110352346678623" text:continue-numbering="true" text:style-name="WWNum1">
        <text:list-item>
          <text:p text:style-name="P39"><text:span text:style-name="T21">Facebook, (</text:span><text:span text:style-name="T27">2004</text:span><text:span text:style-name="T21">). </text:span><text:span text:style-name="T22">Groups Pages</text:span><text:span text:style-name="T21">. [online] Available at: http://www.facebook.com/groups [Accessed 06 11 2018].</text:span></text:p>
        </text:list-item>
        <text:list-item>
          <text:p text:style-name="P40"><text:span text:style-name="T21">WordPress, (</text:span><text:span text:style-name="T23">2003</text:span><text:span text:style-name="T21">). </text:span><text:span text:style-name="T22">Admin Side</text:span><text:span text:style-name="T21">. [online] Available at: http://wordpress.com [Accessed 06 11 2018].</text:span></text:p>
        </text:list-item>
        <text:list-item>
          <text:p text:style-name="P40"><text:span text:style-name="T21">Christians Against Poverty, (</text:span><text:span text:style-name="T23">1996</text:span><text:span text:style-name="T21">). </text:span><text:span text:style-name="T22">Whole Website</text:span><text:span text:style-name="T21">. [online] Available at: http://capuk.org/ [Accessed 06 11 2018].</text:span></text:p>
        </text:list-item>
        <text:list-item>
          <text:p text:style-name="P41"><text:span text:style-name="T31">SublimeText, (</text:span><text:span text:style-name="T32">2008</text:span><text:span text:style-name="T31">). </text:span><text:span text:style-name="Emphasis"><text:span text:style-name="T31">SublimeText Text Editor. </text:span></text:span><text:span text:style-name="T31">version 3.1.1, Software, </text:span><text:span text:style-name="T33"><text:line-break/></text:span><text:span text:style-name="T31">Available at: </text:span><text:span text:style-name="T37"><text:s/></text:span><text:a xlink:type="simple" xlink:href="http://www.sublimetext.com/3" text:style-name="ListLabel_20_37" text:visited-style-name="ListLabel_20_37"><text:span text:style-name="Internet_20_link"><text:span text:style-name="T38">http://www.sublimetext.com/3</text:span></text:span></text:a><text:span text:style-name="T37"> </text:span><text:span text:style-name="T31"><text:s/>[Accessed 09 11 2018]</text:span></text:p>
        </text:list-item>
        <text:list-item>
          <text:p text:style-name="P41"><text:span text:style-name="T31">Visual Studio, (</text:span><text:span text:style-name="T32">2016</text:span><text:span text:style-name="T31">). </text:span><text:span text:style-name="Emphasis"><text:span text:style-name="T31">Visual Studio IDE. </text:span></text:span><text:span text:style-name="T31">version 1.28, Software, Available at:</text:span><text:span text:style-name="T33"><text:line-break/></text:span><text:a xlink:type="simple" xlink:href="http://code.visualstudio.com/" text:style-name="ListLabel_20_38" text:visited-style-name="ListLabel_20_38"><text:span text:style-name="Internet_20_link"><text:span text:style-name="T39">http://code.visualstudio.com/</text:span></text:span></text:a><text:span text:style-name="T39"> [Accessed 09 11 2018]</text:span></text:p>
        </text:list-item>
        <text:list-item>
          <text:p text:style-name="P41"><text:span text:style-name="T24">GitHub (</text:span><text:span text:style-name="T25">2008</text:span><text:span text:style-name="T24">). </text:span><text:span text:style-name="T26">VCS</text:span><text:span text:style-name="T24">. [online] Available at: </text:span><text:a xlink:type="simple" xlink:href="http://github.com/" text:style-name="ListLabel_20_39" text:visited-style-name="ListLabel_20_39"><text:span text:style-name="Internet_20_link"><text:span text:style-name="T40">http://github.com/</text:span></text:span></text:a><text:span text:style-name="T24"> [Accessed 09 11 2018].</text:span></text:p>
        </text:list-item>
        <text:list-item>
          <text:p text:style-name="P41"><text:span text:style-name="T24">SourceForge, (</text:span><text:span text:style-name="T25">1999</text:span><text:span text:style-name="T24">). </text:span><text:span text:style-name="T26">VCS</text:span><text:span text:style-name="T24">. [online] Available at: </text:span><text:a xlink:type="simple" xlink:href="https://sourceforge.net/" text:style-name="ListLabel_20_39" text:visited-style-name="ListLabel_20_39"><text:span text:style-name="Internet_20_link"><text:span text:style-name="T40">https://sourceforge.net/</text:span></text:span></text:a><text:span text:style-name="T24"> <text:s text:c="6"/>[Accessed 09 11 2018].</text:span></text:p>
        </text:list-item>
        <text:list-item>
          <text:p text:style-name="P41"><text:span text:style-name="T24">BitBucket, (</text:span><text:span text:style-name="T25">2010</text:span><text:span text:style-name="T24">). </text:span><text:span text:style-name="T26">VCS</text:span><text:span text:style-name="T24">. [online] Available at: </text:span><text:a xlink:type="simple" xlink:href="https://bitbucket.org/" text:style-name="ListLabel_20_39" text:visited-style-name="ListLabel_20_39"><text:span text:style-name="Internet_20_link"><text:span text:style-name="T40">https://bitbucket.org/</text:span></text:span></text:a><text:span text:style-name="T24"> [Accessed 09 11 2018].</text:span></text:p>
        </text:list-item>
        <text:list-item>
          <text:p text:style-name="P41"><text:span text:style-name="T24">Postman, (</text:span><text:span text:style-name="T25">Unknown</text:span><text:span text:style-name="T24">). </text:span><text:span text:style-name="T26">API Testing Environment</text:span><text:span text:style-name="T24">. [online] Available at: </text:span><text:a xlink:type="simple" xlink:href="http://www.getpostman.com/" text:style-name="ListLabel_20_39" text:visited-style-name="ListLabel_20_39"><text:span text:style-name="Internet_20_link"><text:span text:style-name="T40">http://www.getpostman.com/</text:span></text:span></text:a><text:span text:style-name="T24"> [Accessed 09 11 2018].</text:span></text:p>
        </text:list-item>
      </text:list>
      <text:p text:style-name="P46"/>
      <text:p text:style-name="P1"><text:change-start text:change-id="ct94174695400640"/><text:span text:style-name="T5"><text:s text:c="4"/></text:span><text:span text:style-name="T6">Terms</text:span></text:p>
      <text:list xml:id="list110352815556905" text:continue-list="list2754670034" text:style-name="WWNum5">
        <text:list-item>
          <text:p text:style-name="P13">Admin- Back-End – a user with higher access privileges. Can login and make changes to the site.</text:p>
        </text:list-item>
        <text:list-item>
          <text:p text:style-name="P13">Attributes – type of field.</text:p>
        </text:list-item>
        <text:list-item>
          <text:p text:style-name="P13">Back-end – the server and administrators page to edit the front-end.</text:p>
        </text:list-item>
        <text:list-item>
          <text:p text:style-name="P13">BitBucket and SourceForge – alternative to GitHub</text:p>
        </text:list-item>
        <text:list-item>
          <text:p text:style-name="P13">Bootstrap – framework for presentation of websites.</text:p>
        </text:list-item>
        <text:list-item>
          <text:p text:style-name="P13">Bugs – errors in code leading to unintended consequences.</text:p>
        </text:list-item>
        <text:list-item>
          <text:p text:style-name="P13">Carousel – a method of displaying images; works by scrolling through all the images horizontally.</text:p>
        </text:list-item>
        <text:list-item>
          <text:p text:style-name="P13">Cloud – hosted on the internet. Distributed across many servers which are connected to the internet.</text:p>
        </text:list-item>
        <text:list-item>
          <text:p text:style-name="P13">Codebase – all of our code.</text:p>
        </text:list-item>
        <text:list-item>
          <text:p text:style-name="P13">CSS – cascading style sheets. Used for styling.</text:p>
        </text:list-item>
        <text:list-item>
          <text:p text:style-name="P13">Data – information stored on a subject.</text:p>
        </text:list-item>
        <text:list-item>
          <text:p text:style-name="P14">Database – a persistent storage location for various data.</text:p>
        </text:list-item>
        <text:list-item>
          <text:p text:style-name="P13">Deliverables – discrete items which contribute towards the overall system.</text:p>
        </text:list-item>
        <text:list-item>
          <text:p text:style-name="P13">Drop-down menu – a type of menu which when a button is hovered over, drops down with a list of options.</text:p>
        </text:list-item>
        <text:list-item>
          <text:p text:style-name="P13">Fields - pieces of data which correspond to a field, and user.</text:p>
        </text:list-item>
        <text:list-item>
          <text:p text:style-name="P13">Form – a set of inputs for the user to put data into the system.</text:p>
        </text:list-item>
        <text:list-item>
          <text:p text:style-name="P13">Framework – a set of functions which can be used to simplify development.</text:p>
        </text:list-item>
        <text:list-item>
          <text:p text:style-name="P13">Front-end – website design which the user will see</text:p>
        </text:list-item>
        <text:list-item>
          <text:p text:style-name="P13">GDPR – Data protection regulations</text:p>
        </text:list-item>
        <text:list-item>
          <text:p text:style-name="P13">Git Version Control – See GitHub.</text:p>
        </text:list-item>
        <text:list-item>
          <text:p text:style-name="P13">GitHub – version control system for code.</text:p>
        </text:list-item>
        <text:list-item>
          <text:p text:style-name="P13"><text:soft-page-break/>Hardware – e.g computers; physical machines.</text:p>
        </text:list-item>
        <text:list-item>
          <text:p text:style-name="P13">HTML – Hypertext Mark-up Language</text:p>
        </text:list-item>
        <text:list-item>
          <text:p text:style-name="P13">Icons – small images used for presentation.</text:p>
        </text:list-item>
        <text:list-item>
          <text:p text:style-name="P13">Integrated Development Environment – an application used for developing interactive applications, websites, etc.</text:p>
        </text:list-item>
        <text:list-item>
          <text:p text:style-name="P13">Javascript – scripting language used for automation and other effects.</text:p>
        </text:list-item>
        <text:list-item>
          <text:p text:style-name="P13">Links – routes to files, webpages, etc on the internet.</text:p>
        </text:list-item>
        <text:list-item>
          <text:p text:style-name="P13">Off-site – not on the local machine.</text:p>
        </text:list-item>
        <text:list-item>
          <text:p text:style-name="P13">PHP – programming language used on the back-end for servers.</text:p>
        </text:list-item>
        <text:list-item>
          <text:p text:style-name="P13">Postman – testing application for server.</text:p>
        </text:list-item>
        <text:list-item>
          <text:p text:style-name="P13">Prototype – a small section of the system, generally done in iterations.</text:p>
        </text:list-item>
        <text:list-item>
          <text:p text:style-name="P13">Public page - a page intended to be accessed by a user.</text:p>
        </text:list-item>
        <text:list-item>
          <text:p text:style-name="P13">Response Time – time taken for the page to load on the user’s browser.</text:p>
        </text:list-item>
        <text:list-item>
          <text:p text:style-name="P13">Scalability – changes in resolution do not result in certain aspects of the page becoming unusable.</text:p>
        </text:list-item>
        <text:list-item>
          <text:p text:style-name="P13">Server – computer/set of computers which hosts the webpages.</text:p>
        </text:list-item>
        <text:list-item>
          <text:p text:style-name="P13">SSL Heartbleed – SSL(Secure Sockets Layer, now TLS) vulnerability</text:p>
        </text:list-item>
        <text:list-item>
          <text:p text:style-name="P13">SublimeText – text editor</text:p>
        </text:list-item>
        <text:list-item>
          <text:p text:style-name="P13">TLS – Transport Security Layer.</text:p>
        </text:list-item>
        <text:list-item>
          <text:p text:style-name="P13">UI – User Interface</text:p>
        </text:list-item>
        <text:list-item>
          <text:p text:style-name="P13">User base – the set of all users.</text:p>
        </text:list-item>
        <text:list-item>
          <text:p text:style-name="P13">User- Front-End – a user who can view the site, but not make changes or view confidential information.</text:p>
        </text:list-item>
        <text:list-item>
          <text:p text:style-name="P80">VCS – version control system.</text:p>
        </text:list-item>
        <text:list-item>
          <text:p text:style-name="P13">Webpage – a page which the user can view in their browser.</text:p>
        </text:list-item>
      </text:list>
      <text:p text:style-name="P12"><text:change-end text:change-id="ct94174695400640"/><text:change text:change-id="ct94174700041232"/><text:span text:style-name="T6"/></text:p>
      <text:list xml:id="list110354077373742" text:continue-numbering="true" text:style-name="WWNum5">
        <text:list-header>
          <text:p text:style-name="P83">Project schedule:</text:p>
        </text:list-header>
      </text:list>
      <text:p text:style-name="P28"/>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7">Requirement</text:p>
          </table:table-cell>
          <table:table-cell table:style-name="Table18.B1" office:value-type="string">
            <text:p text:style-name="P37">Soft Deadline</text:p>
          </table:table-cell>
          <table:table-cell table:style-name="Table18.C1" office:value-type="string">
            <text:p text:style-name="P37">Hard Deadline</text:p>
          </table:table-cell>
        </table:table-row>
        <table:table-row table:style-name="Table18.2">
          <table:table-cell table:style-name="Table18.A2" office:value-type="string">
            <text:p text:style-name="P37">Requirements Specification</text:p>
          </table:table-cell>
          <table:table-cell table:style-name="Table18.B2" office:value-type="string">
            <text:p text:style-name="P37">N/A</text:p>
          </table:table-cell>
          <table:table-cell table:style-name="Table18.B2" office:value-type="string">
            <text:p text:style-name="P36">15/11/2018</text:p>
          </table:table-cell>
        </table:table-row>
        <table:table-row table:style-name="Table18.2">
          <table:table-cell table:style-name="Table18.A3" office:value-type="string">
            <text:p text:style-name="P37">Prototype1 (non-functional)</text:p>
          </table:table-cell>
          <table:table-cell table:style-name="Table18.B3" office:value-type="string">
            <text:p text:style-name="P37">N/A</text:p>
          </table:table-cell>
          <table:table-cell table:style-name="Table18.B3" office:value-type="string">
            <text:p text:style-name="P36">07/12/2018</text:p>
          </table:table-cell>
        </table:table-row>
        <table:table-row table:style-name="Table18.2">
          <table:table-cell table:style-name="Table18.A4" office:value-type="string">
            <text:p text:style-name="P37">U1- Online help form</text:p>
          </table:table-cell>
          <table:table-cell table:style-name="Table18.B4" office:value-type="string">
            <text:p text:style-name="P36">07/12/2018</text:p>
          </table:table-cell>
          <table:table-cell table:style-name="Table18.B4" office:value-type="string">
            <text:p text:style-name="P36">08/02/2019</text:p>
          </table:table-cell>
        </table:table-row>
        <table:table-row table:style-name="Table18.2">
          <table:table-cell table:style-name="Table18.A4" office:value-type="string">
            <text:p text:style-name="P37">U2- Access/Menu bar</text:p>
          </table:table-cell>
          <table:table-cell table:style-name="Table18.B4" office:value-type="string">
            <text:p text:style-name="P36">07/12/2018</text:p>
          </table:table-cell>
          <table:table-cell table:style-name="Table18.B4" office:value-type="string">
            <text:p text:style-name="P36">08/02/2019</text:p>
          </table:table-cell>
        </table:table-row>
        <table:table-row table:style-name="Table18.2">
          <table:table-cell table:style-name="Table18.A4" office:value-type="string">
            <text:p text:style-name="P37">U3- Webpages</text:p>
          </table:table-cell>
          <table:table-cell table:style-name="Table18.B4" office:value-type="string">
            <text:p text:style-name="P36">07/12/2018</text:p>
          </table:table-cell>
          <table:table-cell table:style-name="Table18.B4" office:value-type="string">
            <text:p text:style-name="P36">08/02/2019</text:p>
          </table:table-cell>
        </table:table-row>
        <table:table-row table:style-name="Table18.2">
          <table:table-cell table:style-name="Table18.A4" office:value-type="string">
            <text:p text:style-name="P37">U4- Video feature</text:p>
          </table:table-cell>
          <table:table-cell table:style-name="Table18.B4" office:value-type="string">
            <text:p text:style-name="P36">07/12/2018</text:p>
          </table:table-cell>
          <table:table-cell table:style-name="Table18.B4" office:value-type="string">
            <text:p text:style-name="P36">08/02/2019</text:p>
          </table:table-cell>
        </table:table-row>
        <table:table-row table:style-name="Table18.2">
          <table:table-cell table:style-name="Table18.A4" office:value-type="string">
            <text:p text:style-name="P37">U7- Carousel</text:p>
          </table:table-cell>
          <table:table-cell table:style-name="Table18.B4" office:value-type="string">
            <text:p text:style-name="P36">07/12/2018</text:p>
          </table:table-cell>
          <table:table-cell table:style-name="Table18.B4" office:value-type="string">
            <text:p text:style-name="P36">08/02/2019</text:p>
          </table:table-cell>
        </table:table-row>
        <table:table-row table:style-name="Table18.2">
          <table:table-cell table:style-name="Table18.A4" office:value-type="string">
            <text:p text:style-name="P37">A1/2/3/4- Databases + functionality</text:p>
          </table:table-cell>
          <table:table-cell table:style-name="Table18.B4" office:value-type="string">
            <text:p text:style-name="P36">07/12/2018</text:p>
          </table:table-cell>
          <table:table-cell table:style-name="Table18.B4" office:value-type="string">
            <text:p text:style-name="P36">08/02/2019</text:p>
          </table:table-cell>
        </table:table-row>
        <table:table-row table:style-name="Table18.2">
          <table:table-cell table:style-name="Table18.A10" office:value-type="string">
            <text:p text:style-name="P37">U5- More info</text:p>
          </table:table-cell>
          <table:table-cell table:style-name="Table18.B10" office:value-type="string">
            <text:p text:style-name="P36">08/02/2019</text:p>
          </table:table-cell>
          <table:table-cell table:style-name="Table18.B10" office:value-type="string">
            <text:p text:style-name="P36">13/03/2019</text:p>
          </table:table-cell>
        </table:table-row>
        <table:table-row table:style-name="Table18.2">
          <table:table-cell table:style-name="Table18.A10" office:value-type="string">
            <text:p text:style-name="P37">U6- Animation</text:p>
          </table:table-cell>
          <table:table-cell table:style-name="Table18.B10" office:value-type="string">
            <text:p text:style-name="P36">08/02/2019</text:p>
          </table:table-cell>
          <table:table-cell table:style-name="Table18.B10" office:value-type="string">
            <text:p text:style-name="P36">13/03/2019</text:p>
          </table:table-cell>
        </table:table-row>
        <table:table-row table:style-name="Table18.2">
          <table:table-cell table:style-name="Table18.A10" office:value-type="string">
            <text:p text:style-name="P37">U8- Donation button</text:p>
          </table:table-cell>
          <table:table-cell table:style-name="Table18.B10" office:value-type="string">
            <text:p text:style-name="P36">08/02/2019</text:p>
          </table:table-cell>
          <table:table-cell table:style-name="Table18.B10" office:value-type="string">
            <text:p text:style-name="P36">13/03/2019</text:p>
          </table:table-cell>
        </table:table-row>
        <table:table-row table:style-name="Table18.2">
          <table:table-cell table:style-name="Table18.A10" office:value-type="string">
            <text:p text:style-name="P37">A5- Carousel editor</text:p>
          </table:table-cell>
          <table:table-cell table:style-name="Table18.B10" office:value-type="string">
            <text:p text:style-name="P36">08/02/2019</text:p>
          </table:table-cell>
          <table:table-cell table:style-name="Table18.B10" office:value-type="string">
            <text:p text:style-name="P36">13/03/2019</text:p>
          </table:table-cell>
        </table:table-row>
        <table:table-row table:style-name="Table18.2">
          <table:table-cell table:style-name="Table18.A10" office:value-type="string">
            <text:p text:style-name="P37">A6- “Upcoming events” editor</text:p>
          </table:table-cell>
          <table:table-cell table:style-name="Table18.B10" office:value-type="string">
            <text:p text:style-name="P36">08/02/2019</text:p>
          </table:table-cell>
          <table:table-cell table:style-name="Table18.B10" office:value-type="string">
            <text:p text:style-name="P36">13/03/2019</text:p>
          </table:table-cell>
        </table:table-row>
        <table:table-row table:style-name="Table18.2">
          <table:table-cell table:style-name="Table18.A10" office:value-type="string">
            <text:p text:style-name="P37">A7- Page editor</text:p>
          </table:table-cell>
          <table:table-cell table:style-name="Table18.B10" office:value-type="string">
            <text:p text:style-name="P36">08/02/2019</text:p>
          </table:table-cell>
          <table:table-cell table:style-name="Table18.B10" office:value-type="string">
            <text:p text:style-name="P36">13/03/2019</text:p>
          </table:table-cell>
        </table:table-row>
        <table:table-row table:style-name="Table18.2">
          <table:table-cell table:style-name="Table18.A16" office:value-type="string">
            <text:p text:style-name="P37">Test report</text:p>
          </table:table-cell>
          <table:table-cell table:style-name="Table18.B16" office:value-type="string">
            <text:p text:style-name="P37">N/A</text:p>
          </table:table-cell>
          <table:table-cell table:style-name="Table18.B16" office:value-type="string">
            <text:p text:style-name="P36">22/03/2019</text:p>
          </table:table-cell>
        </table:table-row>
      </table:table>
      <text:p text:style-name="P1"><text:bookmark text:name="_GoBack2"/></text:p>
      <text:p text:style-name="P27">Prototype 1 by 7/12/2018</text:p>
      <text:p text:style-name="P27">Prototype 2 by 8/2/2019</text:p>
      <text:p text:style-name="P47">Final delivery 14/3/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Arial" svg:font-family="Arial"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FreeSans" style:font-family-complex="FreeSans" style:font-family-generic-complex="system" style:font-pitch-complex="variable" style:font-size-complex="2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37" style:display-name="ListLabel 37"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38" style:display-name="ListLabel 38" style:family="text">
      <style:text-properties style:font-name="Helvetica" fo:font-family="Helvetica" style:font-family-generic="roman" style:font-pitch="variable" fo:background-color="#ffffff" style:font-name-complex="Helvetica1" style:font-family-complex="Helvetica" style:font-family-generic-complex="system" style:font-pitch-complex="variable"/>
    </style:style>
    <style:style style:name="ListLabel_20_39" style:display-name="ListLabel 39" style:family="text">
      <style:text-properties style:font-name="Arial" fo:font-family="Arial" style:font-family-generic="roman" style:font-pitch="variable" fo:font-size="11.5pt" style:font-name-asian="Times New Roman1" style:font-family-asian="'Times New Roman'" style:font-family-generic-asian="system" style:font-pitch-asian="variable" style:font-size-asian="11.5pt" style:language-asian="en" style:country-asian="GB" style:font-name-complex="Arial1" style:font-family-complex="Arial" style:font-family-generic-complex="system" style:font-pitch-complex="variable" style:font-size-complex="1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6.2$Linux_X86_64 LibreOffice_project/00m0$Build-2</meta:generator>
    <meta:editing-cycles>0</meta:editing-cycles>
    <meta:editing-duration>P0D</meta:editing-duration>
    <meta:document-statistic meta:table-count="29" meta:image-count="0" meta:object-count="0" meta:page-count="21" meta:paragraph-count="535" meta:word-count="7281" meta:character-count="42828" meta:non-whitespace-character-count="36056"/>
  </office:meta>
</office:document-meta>
</file>